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<text:s/>error rate</text:p>
          </table:table-cell>
          <table:table-cell office:value-type="float" office:value="38.16" calcext:value-type="float">
            <text:p>38,16</text:p>
          </table:table-cell>
          <table:table-cell/>
          <table:table-cell table:formula="of:=MIN([.D1:.D1000])" office:value-type="float" office:value="23.52" calcext:value-type="float">
            <text:p>23,52</text:p>
          </table:table-cell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<text:s/>error rate</text:p>
          </table:table-cell>
          <table:table-cell office:value-type="float" office:value="30.160002" calcext:value-type="float">
            <text:p>30,160002</text:p>
          </table:table-cell>
          <table:table-cell/>
          <table:table-cell table:style-name="ce1" table:formula="of:=MAX([.D1:.D1000])" office:value-type="float" office:value="38.16" calcext:value-type="float">
            <text:p>38,16</text:p>
          </table:table-cell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3" calcext:value-type="float">
            <text:p>0,003</text:p>
          </table:table-cell>
          <table:table-cell office:value-type="string" calcext:value-type="string">
            <text:p><text:s/>error rate</text:p>
          </table:table-cell>
          <table:table-cell office:value-type="float" office:value="27.46" calcext:value-type="float">
            <text:p>27,46</text:p>
          </table:table-cell>
          <table:table-cell/>
          <table:table-cell table:formula="of:=AVERAGE([.D1:.D1000])" office:value-type="float" office:value="27.697150016" calcext:value-type="float">
            <text:p>27,697150016</text:p>
          </table:table-cell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4" calcext:value-type="float">
            <text:p>0,004</text:p>
          </table:table-cell>
          <table:table-cell office:value-type="string" calcext:value-type="string">
            <text:p><text:s/>error rate</text:p>
          </table:table-cell>
          <table:table-cell office:value-type="float" office:value="26.4" calcext:value-type="float">
            <text:p>26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50000004" calcext:value-type="float">
            <text:p>0,0050000004</text:p>
          </table:table-cell>
          <table:table-cell office:value-type="string" calcext:value-type="string">
            <text:p><text:s/>error rate</text:p>
          </table:table-cell>
          <table:table-cell office:value-type="float" office:value="25.240002" calcext:value-type="float">
            <text:p>25,24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60000005" calcext:value-type="float">
            <text:p>0,0060000005</text:p>
          </table:table-cell>
          <table:table-cell office:value-type="string" calcext:value-type="string">
            <text:p><text:s/>error rate</text:p>
          </table:table-cell>
          <table:table-cell office:value-type="float" office:value="26.499998" calcext:value-type="float">
            <text:p>26,49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70000007" calcext:value-type="float">
            <text:p>0,0070000007</text:p>
          </table:table-cell>
          <table:table-cell office:value-type="string" calcext:value-type="string">
            <text:p><text:s/>error rate</text:p>
          </table:table-cell>
          <table:table-cell office:value-type="float" office:value="26.609999" calcext:value-type="float">
            <text:p>26,60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8" calcext:value-type="float">
            <text:p>0,008</text:p>
          </table:table-cell>
          <table:table-cell office:value-type="string" calcext:value-type="string">
            <text:p><text:s/>error rate</text:p>
          </table:table-cell>
          <table:table-cell office:value-type="float" office:value="27.01" calcext:value-type="float">
            <text:p>27,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9000001" calcext:value-type="float">
            <text:p>0,009000001</text:p>
          </table:table-cell>
          <table:table-cell office:value-type="string" calcext:value-type="string">
            <text:p><text:s/>error rate</text:p>
          </table:table-cell>
          <table:table-cell office:value-type="float" office:value="26.08" calcext:value-type="float">
            <text:p>26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10000001" calcext:value-type="float">
            <text:p>0,010000001</text:p>
          </table:table-cell>
          <table:table-cell office:value-type="string" calcext:value-type="string">
            <text:p><text:s/>error rate</text:p>
          </table:table-cell>
          <table:table-cell office:value-type="float" office:value="27.439999" calcext:value-type="float">
            <text:p>27,43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11000001" calcext:value-type="float">
            <text:p>0,011000001</text:p>
          </table:table-cell>
          <table:table-cell office:value-type="string" calcext:value-type="string">
            <text:p><text:s/>error rate</text:p>
          </table:table-cell>
          <table:table-cell office:value-type="float" office:value="27.16" calcext:value-type="float">
            <text:p>27,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12000001" calcext:value-type="float">
            <text:p>0,012000001</text:p>
          </table:table-cell>
          <table:table-cell office:value-type="string" calcext:value-type="string">
            <text:p><text:s/>error rate</text:p>
          </table:table-cell>
          <table:table-cell office:value-type="float" office:value="27.12" calcext:value-type="float">
            <text:p>27,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13000001" calcext:value-type="float">
            <text:p>0,013000001</text:p>
          </table:table-cell>
          <table:table-cell office:value-type="string" calcext:value-type="string">
            <text:p><text:s/>error rate</text:p>
          </table:table-cell>
          <table:table-cell office:value-type="float" office:value="27.52" calcext:value-type="float">
            <text:p>27,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14000001" calcext:value-type="float">
            <text:p>0,014000001</text:p>
          </table:table-cell>
          <table:table-cell office:value-type="string" calcext:value-type="string">
            <text:p><text:s/>error rate</text:p>
          </table:table-cell>
          <table:table-cell office:value-type="float" office:value="27.25" calcext:value-type="float">
            <text:p>27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150000015" calcext:value-type="float">
            <text:p>0,0150000015</text:p>
          </table:table-cell>
          <table:table-cell office:value-type="string" calcext:value-type="string">
            <text:p><text:s/>error rate</text:p>
          </table:table-cell>
          <table:table-cell office:value-type="float" office:value="28.16" calcext:value-type="float">
            <text:p>28,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16" calcext:value-type="float">
            <text:p>0,016</text:p>
          </table:table-cell>
          <table:table-cell office:value-type="string" calcext:value-type="string">
            <text:p><text:s/>error rate</text:p>
          </table:table-cell>
          <table:table-cell office:value-type="float" office:value="30.4" calcext:value-type="float">
            <text:p>30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17" calcext:value-type="float">
            <text:p>0,017</text:p>
          </table:table-cell>
          <table:table-cell office:value-type="string" calcext:value-type="string">
            <text:p><text:s/>error rate</text:p>
          </table:table-cell>
          <table:table-cell office:value-type="float" office:value="27.91" calcext:value-type="float">
            <text:p>27,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18000001" calcext:value-type="float">
            <text:p>0,018000001</text:p>
          </table:table-cell>
          <table:table-cell office:value-type="string" calcext:value-type="string">
            <text:p><text:s/>error rate</text:p>
          </table:table-cell>
          <table:table-cell office:value-type="float" office:value="26.980001" calcext:value-type="float">
            <text:p>26,98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19000001" calcext:value-type="float">
            <text:p>0,019000001</text:p>
          </table:table-cell>
          <table:table-cell office:value-type="string" calcext:value-type="string">
            <text:p><text:s/>error rate</text:p>
          </table:table-cell>
          <table:table-cell office:value-type="float" office:value="28.61" calcext:value-type="float">
            <text:p>28,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20000001" calcext:value-type="float">
            <text:p>0,020000001</text:p>
          </table:table-cell>
          <table:table-cell office:value-type="string" calcext:value-type="string">
            <text:p><text:s/>error rate</text:p>
          </table:table-cell>
          <table:table-cell office:value-type="float" office:value="28.09" calcext:value-type="float">
            <text:p>28,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21000002" calcext:value-type="float">
            <text:p>0,021000002</text:p>
          </table:table-cell>
          <table:table-cell office:value-type="string" calcext:value-type="string">
            <text:p><text:s/>error rate</text:p>
          </table:table-cell>
          <table:table-cell office:value-type="float" office:value="27.71" calcext:value-type="float">
            <text:p>27,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22000002" calcext:value-type="float">
            <text:p>0,022000002</text:p>
          </table:table-cell>
          <table:table-cell office:value-type="string" calcext:value-type="string">
            <text:p><text:s/>error rate</text:p>
          </table:table-cell>
          <table:table-cell office:value-type="float" office:value="31.079998" calcext:value-type="float">
            <text:p>31,07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23000002" calcext:value-type="float">
            <text:p>0,023000002</text:p>
          </table:table-cell>
          <table:table-cell office:value-type="string" calcext:value-type="string">
            <text:p><text:s/>error rate</text:p>
          </table:table-cell>
          <table:table-cell office:value-type="float" office:value="28.27" calcext:value-type="float">
            <text:p>28,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24000002" calcext:value-type="float">
            <text:p>0,024000002</text:p>
          </table:table-cell>
          <table:table-cell office:value-type="string" calcext:value-type="string">
            <text:p><text:s/>error rate</text:p>
          </table:table-cell>
          <table:table-cell office:value-type="float" office:value="29.6" calcext:value-type="float">
            <text:p>29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25000002" calcext:value-type="float">
            <text:p>0,025000002</text:p>
          </table:table-cell>
          <table:table-cell office:value-type="string" calcext:value-type="string">
            <text:p><text:s/>error rate</text:p>
          </table:table-cell>
          <table:table-cell office:value-type="float" office:value="28.080002" calcext:value-type="float">
            <text:p>28,08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26000002" calcext:value-type="float">
            <text:p>0,026000002</text:p>
          </table:table-cell>
          <table:table-cell office:value-type="string" calcext:value-type="string">
            <text:p><text:s/>error rate</text:p>
          </table:table-cell>
          <table:table-cell office:value-type="float" office:value="32.530003" calcext:value-type="float">
            <text:p>32,530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27000003" calcext:value-type="float">
            <text:p>0,027000003</text:p>
          </table:table-cell>
          <table:table-cell office:value-type="string" calcext:value-type="string">
            <text:p><text:s/>error rate</text:p>
          </table:table-cell>
          <table:table-cell office:value-type="float" office:value="29.44" calcext:value-type="float">
            <text:p>29,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28000003" calcext:value-type="float">
            <text:p>0,028000003</text:p>
          </table:table-cell>
          <table:table-cell office:value-type="string" calcext:value-type="string">
            <text:p><text:s/>error rate</text:p>
          </table:table-cell>
          <table:table-cell office:value-type="float" office:value="29.460001" calcext:value-type="float">
            <text:p>29,46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29000003" calcext:value-type="float">
            <text:p>0,029000003</text:p>
          </table:table-cell>
          <table:table-cell office:value-type="string" calcext:value-type="string">
            <text:p><text:s/>error rate</text:p>
          </table:table-cell>
          <table:table-cell office:value-type="float" office:value="27.64" calcext:value-type="float">
            <text:p>27,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30000003" calcext:value-type="float">
            <text:p>0,030000003</text:p>
          </table:table-cell>
          <table:table-cell office:value-type="string" calcext:value-type="string">
            <text:p><text:s/>error rate</text:p>
          </table:table-cell>
          <table:table-cell office:value-type="float" office:value="33.94" calcext:value-type="float">
            <text:p>33,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31000003" calcext:value-type="float">
            <text:p>0,031000003</text:p>
          </table:table-cell>
          <table:table-cell office:value-type="string" calcext:value-type="string">
            <text:p><text:s/>error rate</text:p>
          </table:table-cell>
          <table:table-cell office:value-type="float" office:value="27.1" calcext:value-type="float">
            <text:p>27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32" calcext:value-type="float">
            <text:p>0,032</text:p>
          </table:table-cell>
          <table:table-cell office:value-type="string" calcext:value-type="string">
            <text:p><text:s/>error rate</text:p>
          </table:table-cell>
          <table:table-cell office:value-type="float" office:value="32.11" calcext:value-type="float">
            <text:p>32,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33" calcext:value-type="float">
            <text:p>0,033</text:p>
          </table:table-cell>
          <table:table-cell office:value-type="string" calcext:value-type="string">
            <text:p><text:s/>error rate</text:p>
          </table:table-cell>
          <table:table-cell office:value-type="float" office:value="29.58" calcext:value-type="float">
            <text:p>29,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33999998" calcext:value-type="float">
            <text:p>0,033999998</text:p>
          </table:table-cell>
          <table:table-cell office:value-type="string" calcext:value-type="string">
            <text:p><text:s/>error rate</text:p>
          </table:table-cell>
          <table:table-cell office:value-type="float" office:value="26.97" calcext:value-type="float">
            <text:p>26,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34999996" calcext:value-type="float">
            <text:p>0,034999996</text:p>
          </table:table-cell>
          <table:table-cell office:value-type="string" calcext:value-type="string">
            <text:p><text:s/>error rate</text:p>
          </table:table-cell>
          <table:table-cell office:value-type="float" office:value="28.46" calcext:value-type="float">
            <text:p>28,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35999995" calcext:value-type="float">
            <text:p>0,035999995</text:p>
          </table:table-cell>
          <table:table-cell office:value-type="string" calcext:value-type="string">
            <text:p><text:s/>error rate</text:p>
          </table:table-cell>
          <table:table-cell office:value-type="float" office:value="28.05" calcext:value-type="float">
            <text:p>28,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36999993" calcext:value-type="float">
            <text:p>0,036999993</text:p>
          </table:table-cell>
          <table:table-cell office:value-type="string" calcext:value-type="string">
            <text:p><text:s/>error rate</text:p>
          </table:table-cell>
          <table:table-cell office:value-type="float" office:value="30.75" calcext:value-type="float">
            <text:p>30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3799999" calcext:value-type="float">
            <text:p>0,03799999</text:p>
          </table:table-cell>
          <table:table-cell office:value-type="string" calcext:value-type="string">
            <text:p><text:s/>error rate</text:p>
          </table:table-cell>
          <table:table-cell office:value-type="float" office:value="25.84" calcext:value-type="float">
            <text:p>25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3899999" calcext:value-type="float">
            <text:p>0,03899999</text:p>
          </table:table-cell>
          <table:table-cell office:value-type="string" calcext:value-type="string">
            <text:p><text:s/>error rate</text:p>
          </table:table-cell>
          <table:table-cell office:value-type="float" office:value="26.88" calcext:value-type="float">
            <text:p>26,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39999988" calcext:value-type="float">
            <text:p>0,039999988</text:p>
          </table:table-cell>
          <table:table-cell office:value-type="string" calcext:value-type="string">
            <text:p><text:s/>error rate</text:p>
          </table:table-cell>
          <table:table-cell office:value-type="float" office:value="27.1" calcext:value-type="float">
            <text:p>27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40999986" calcext:value-type="float">
            <text:p>0,040999986</text:p>
          </table:table-cell>
          <table:table-cell office:value-type="string" calcext:value-type="string">
            <text:p><text:s/>error rate</text:p>
          </table:table-cell>
          <table:table-cell office:value-type="float" office:value="29.08" calcext:value-type="float">
            <text:p>29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41999985" calcext:value-type="float">
            <text:p>0,041999985</text:p>
          </table:table-cell>
          <table:table-cell office:value-type="string" calcext:value-type="string">
            <text:p><text:s/>error rate</text:p>
          </table:table-cell>
          <table:table-cell office:value-type="float" office:value="28.25" calcext:value-type="float">
            <text:p>28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42999983" calcext:value-type="float">
            <text:p>0,042999983</text:p>
          </table:table-cell>
          <table:table-cell office:value-type="string" calcext:value-type="string">
            <text:p><text:s/>error rate</text:p>
          </table:table-cell>
          <table:table-cell office:value-type="float" office:value="28.130001" calcext:value-type="float">
            <text:p>28,13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4399998" calcext:value-type="float">
            <text:p>0,04399998</text:p>
          </table:table-cell>
          <table:table-cell office:value-type="string" calcext:value-type="string">
            <text:p><text:s/>error rate</text:p>
          </table:table-cell>
          <table:table-cell office:value-type="float" office:value="29.76" calcext:value-type="float">
            <text:p>29,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4499998" calcext:value-type="float">
            <text:p>0,04499998</text:p>
          </table:table-cell>
          <table:table-cell office:value-type="string" calcext:value-type="string">
            <text:p><text:s/>error rate</text:p>
          </table:table-cell>
          <table:table-cell office:value-type="float" office:value="27.36" calcext:value-type="float">
            <text:p>27,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45999978" calcext:value-type="float">
            <text:p>0,045999978</text:p>
          </table:table-cell>
          <table:table-cell office:value-type="string" calcext:value-type="string">
            <text:p><text:s/>error rate</text:p>
          </table:table-cell>
          <table:table-cell office:value-type="float" office:value="29.31" calcext:value-type="float">
            <text:p>29,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46999976" calcext:value-type="float">
            <text:p>0,046999976</text:p>
          </table:table-cell>
          <table:table-cell office:value-type="string" calcext:value-type="string">
            <text:p><text:s/>error rate</text:p>
          </table:table-cell>
          <table:table-cell office:value-type="float" office:value="27.35" calcext:value-type="float">
            <text:p>27,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47999974" calcext:value-type="float">
            <text:p>0,047999974</text:p>
          </table:table-cell>
          <table:table-cell office:value-type="string" calcext:value-type="string">
            <text:p><text:s/>error rate</text:p>
          </table:table-cell>
          <table:table-cell office:value-type="float" office:value="26.499998" calcext:value-type="float">
            <text:p>26,49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48999973" calcext:value-type="float">
            <text:p>0,048999973</text:p>
          </table:table-cell>
          <table:table-cell office:value-type="string" calcext:value-type="string">
            <text:p><text:s/>error rate</text:p>
          </table:table-cell>
          <table:table-cell office:value-type="float" office:value="28.279999" calcext:value-type="float">
            <text:p>28,27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4999997" calcext:value-type="float">
            <text:p>0,04999997</text:p>
          </table:table-cell>
          <table:table-cell office:value-type="string" calcext:value-type="string">
            <text:p><text:s/>error rate</text:p>
          </table:table-cell>
          <table:table-cell office:value-type="float" office:value="30.619999" calcext:value-type="float">
            <text:p>30,61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5099997" calcext:value-type="float">
            <text:p>0,05099997</text:p>
          </table:table-cell>
          <table:table-cell office:value-type="string" calcext:value-type="string">
            <text:p><text:s/>error rate</text:p>
          </table:table-cell>
          <table:table-cell office:value-type="float" office:value="28.960001" calcext:value-type="float">
            <text:p>28,96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51999968" calcext:value-type="float">
            <text:p>0,051999968</text:p>
          </table:table-cell>
          <table:table-cell office:value-type="string" calcext:value-type="string">
            <text:p><text:s/>error rate</text:p>
          </table:table-cell>
          <table:table-cell office:value-type="float" office:value="26.35" calcext:value-type="float">
            <text:p>26,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52999966" calcext:value-type="float">
            <text:p>0,052999966</text:p>
          </table:table-cell>
          <table:table-cell office:value-type="string" calcext:value-type="string">
            <text:p><text:s/>error rate</text:p>
          </table:table-cell>
          <table:table-cell office:value-type="float" office:value="28.060001" calcext:value-type="float">
            <text:p>28,06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53999964" calcext:value-type="float">
            <text:p>0,053999964</text:p>
          </table:table-cell>
          <table:table-cell office:value-type="string" calcext:value-type="string">
            <text:p><text:s/>error rate</text:p>
          </table:table-cell>
          <table:table-cell office:value-type="float" office:value="29.63" calcext:value-type="float">
            <text:p>29,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54999962" calcext:value-type="float">
            <text:p>0,054999962</text:p>
          </table:table-cell>
          <table:table-cell office:value-type="string" calcext:value-type="string">
            <text:p><text:s/>error rate</text:p>
          </table:table-cell>
          <table:table-cell office:value-type="float" office:value="26.87" calcext:value-type="float">
            <text:p>26,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5599996" calcext:value-type="float">
            <text:p>0,05599996</text:p>
          </table:table-cell>
          <table:table-cell office:value-type="string" calcext:value-type="string">
            <text:p><text:s/>error rate</text:p>
          </table:table-cell>
          <table:table-cell office:value-type="float" office:value="26.730001" calcext:value-type="float">
            <text:p>26,73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5699996" calcext:value-type="float">
            <text:p>0,05699996</text:p>
          </table:table-cell>
          <table:table-cell office:value-type="string" calcext:value-type="string">
            <text:p><text:s/>error rate</text:p>
          </table:table-cell>
          <table:table-cell office:value-type="float" office:value="27.73" calcext:value-type="float">
            <text:p>27,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57999957" calcext:value-type="float">
            <text:p>0,057999957</text:p>
          </table:table-cell>
          <table:table-cell office:value-type="string" calcext:value-type="string">
            <text:p><text:s/>error rate</text:p>
          </table:table-cell>
          <table:table-cell office:value-type="float" office:value="25.82" calcext:value-type="float">
            <text:p>25,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58999956" calcext:value-type="float">
            <text:p>0,058999956</text:p>
          </table:table-cell>
          <table:table-cell office:value-type="string" calcext:value-type="string">
            <text:p><text:s/>error rate</text:p>
          </table:table-cell>
          <table:table-cell office:value-type="float" office:value="26.56" calcext:value-type="float">
            <text:p>26,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59999954" calcext:value-type="float">
            <text:p>0,059999954</text:p>
          </table:table-cell>
          <table:table-cell office:value-type="string" calcext:value-type="string">
            <text:p><text:s/>error rate</text:p>
          </table:table-cell>
          <table:table-cell office:value-type="float" office:value="31.150002" calcext:value-type="float">
            <text:p>31,15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60999952" calcext:value-type="float">
            <text:p>0,060999952</text:p>
          </table:table-cell>
          <table:table-cell office:value-type="string" calcext:value-type="string">
            <text:p><text:s/>error rate</text:p>
          </table:table-cell>
          <table:table-cell office:value-type="float" office:value="25.78" calcext:value-type="float">
            <text:p>25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6199995" calcext:value-type="float">
            <text:p>0,06199995</text:p>
          </table:table-cell>
          <table:table-cell office:value-type="string" calcext:value-type="string">
            <text:p><text:s/>error rate</text:p>
          </table:table-cell>
          <table:table-cell office:value-type="float" office:value="28.5" calcext:value-type="float">
            <text:p>28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6299995" calcext:value-type="float">
            <text:p>0,06299995</text:p>
          </table:table-cell>
          <table:table-cell office:value-type="string" calcext:value-type="string">
            <text:p><text:s/>error rate</text:p>
          </table:table-cell>
          <table:table-cell office:value-type="float" office:value="29.38" calcext:value-type="float">
            <text:p>29,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6399995" calcext:value-type="float">
            <text:p>0,06399995</text:p>
          </table:table-cell>
          <table:table-cell office:value-type="string" calcext:value-type="string">
            <text:p><text:s/>error rate</text:p>
          </table:table-cell>
          <table:table-cell office:value-type="float" office:value="26.679998" calcext:value-type="float">
            <text:p>26,67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6499995" calcext:value-type="float">
            <text:p>0,06499995</text:p>
          </table:table-cell>
          <table:table-cell office:value-type="string" calcext:value-type="string">
            <text:p><text:s/>error rate</text:p>
          </table:table-cell>
          <table:table-cell office:value-type="float" office:value="28.83" calcext:value-type="float">
            <text:p>28,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65999955" calcext:value-type="float">
            <text:p>0,065999955</text:p>
          </table:table-cell>
          <table:table-cell office:value-type="string" calcext:value-type="string">
            <text:p><text:s/>error rate</text:p>
          </table:table-cell>
          <table:table-cell office:value-type="float" office:value="27.47" calcext:value-type="float">
            <text:p>27,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6699996" calcext:value-type="float">
            <text:p>0,06699996</text:p>
          </table:table-cell>
          <table:table-cell office:value-type="string" calcext:value-type="string">
            <text:p><text:s/>error rate</text:p>
          </table:table-cell>
          <table:table-cell office:value-type="float" office:value="27.68" calcext:value-type="float">
            <text:p>27,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6799996" calcext:value-type="float">
            <text:p>0,06799996</text:p>
          </table:table-cell>
          <table:table-cell office:value-type="string" calcext:value-type="string">
            <text:p><text:s/>error rate</text:p>
          </table:table-cell>
          <table:table-cell office:value-type="float" office:value="24.31" calcext:value-type="float">
            <text:p>24,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6899996" calcext:value-type="float">
            <text:p>0,06899996</text:p>
          </table:table-cell>
          <table:table-cell office:value-type="string" calcext:value-type="string">
            <text:p><text:s/>error rate</text:p>
          </table:table-cell>
          <table:table-cell office:value-type="float" office:value="28.55" calcext:value-type="float">
            <text:p>28,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6999996" calcext:value-type="float">
            <text:p>0,06999996</text:p>
          </table:table-cell>
          <table:table-cell office:value-type="string" calcext:value-type="string">
            <text:p><text:s/>error rate</text:p>
          </table:table-cell>
          <table:table-cell office:value-type="float" office:value="25.83" calcext:value-type="float">
            <text:p>25,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70999965" calcext:value-type="float">
            <text:p>0,070999965</text:p>
          </table:table-cell>
          <table:table-cell office:value-type="string" calcext:value-type="string">
            <text:p><text:s/>error rate</text:p>
          </table:table-cell>
          <table:table-cell office:value-type="float" office:value="29.15" calcext:value-type="float">
            <text:p>29,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7199997" calcext:value-type="float">
            <text:p>0,07199997</text:p>
          </table:table-cell>
          <table:table-cell office:value-type="string" calcext:value-type="string">
            <text:p><text:s/>error rate</text:p>
          </table:table-cell>
          <table:table-cell office:value-type="float" office:value="28.29" calcext:value-type="float">
            <text:p>28,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7299997" calcext:value-type="float">
            <text:p>0,07299997</text:p>
          </table:table-cell>
          <table:table-cell office:value-type="string" calcext:value-type="string">
            <text:p><text:s/>error rate</text:p>
          </table:table-cell>
          <table:table-cell office:value-type="float" office:value="27.02" calcext:value-type="float">
            <text:p>27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7399997" calcext:value-type="float">
            <text:p>0,07399997</text:p>
          </table:table-cell>
          <table:table-cell office:value-type="string" calcext:value-type="string">
            <text:p><text:s/>error rate</text:p>
          </table:table-cell>
          <table:table-cell office:value-type="float" office:value="27.970001" calcext:value-type="float">
            <text:p>27,97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7499997" calcext:value-type="float">
            <text:p>0,07499997</text:p>
          </table:table-cell>
          <table:table-cell office:value-type="string" calcext:value-type="string">
            <text:p><text:s/>error rate</text:p>
          </table:table-cell>
          <table:table-cell office:value-type="float" office:value="27.939999" calcext:value-type="float">
            <text:p>27,93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75999975" calcext:value-type="float">
            <text:p>0,075999975</text:p>
          </table:table-cell>
          <table:table-cell office:value-type="string" calcext:value-type="string">
            <text:p><text:s/>error rate</text:p>
          </table:table-cell>
          <table:table-cell office:value-type="float" office:value="26.679998" calcext:value-type="float">
            <text:p>26,67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7699998" calcext:value-type="float">
            <text:p>0,07699998</text:p>
          </table:table-cell>
          <table:table-cell office:value-type="string" calcext:value-type="string">
            <text:p><text:s/>error rate</text:p>
          </table:table-cell>
          <table:table-cell office:value-type="float" office:value="27.95" calcext:value-type="float">
            <text:p>27,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7799998" calcext:value-type="float">
            <text:p>0,07799998</text:p>
          </table:table-cell>
          <table:table-cell office:value-type="string" calcext:value-type="string">
            <text:p><text:s/>error rate</text:p>
          </table:table-cell>
          <table:table-cell office:value-type="float" office:value="25.85" calcext:value-type="float">
            <text:p>25,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7899998" calcext:value-type="float">
            <text:p>0,07899998</text:p>
          </table:table-cell>
          <table:table-cell office:value-type="string" calcext:value-type="string">
            <text:p><text:s/>error rate</text:p>
          </table:table-cell>
          <table:table-cell office:value-type="float" office:value="30.919998" calcext:value-type="float">
            <text:p>30,91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7999998" calcext:value-type="float">
            <text:p>0,07999998</text:p>
          </table:table-cell>
          <table:table-cell office:value-type="string" calcext:value-type="string">
            <text:p><text:s/>error rate</text:p>
          </table:table-cell>
          <table:table-cell office:value-type="float" office:value="28.29" calcext:value-type="float">
            <text:p>28,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80999985" calcext:value-type="float">
            <text:p>0,080999985</text:p>
          </table:table-cell>
          <table:table-cell office:value-type="string" calcext:value-type="string">
            <text:p><text:s/>error rate</text:p>
          </table:table-cell>
          <table:table-cell office:value-type="float" office:value="29.499998" calcext:value-type="float">
            <text:p>29,49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8199999" calcext:value-type="float">
            <text:p>0,08199999</text:p>
          </table:table-cell>
          <table:table-cell office:value-type="string" calcext:value-type="string">
            <text:p><text:s/>error rate</text:p>
          </table:table-cell>
          <table:table-cell office:value-type="float" office:value="29.58" calcext:value-type="float">
            <text:p>29,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8299999" calcext:value-type="float">
            <text:p>0,08299999</text:p>
          </table:table-cell>
          <table:table-cell office:value-type="string" calcext:value-type="string">
            <text:p><text:s/>error rate</text:p>
          </table:table-cell>
          <table:table-cell office:value-type="float" office:value="29.42" calcext:value-type="float">
            <text:p>29,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8399999" calcext:value-type="float">
            <text:p>0,08399999</text:p>
          </table:table-cell>
          <table:table-cell office:value-type="string" calcext:value-type="string">
            <text:p><text:s/>error rate</text:p>
          </table:table-cell>
          <table:table-cell office:value-type="float" office:value="26.81" calcext:value-type="float">
            <text:p>26,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8499999" calcext:value-type="float">
            <text:p>0,08499999</text:p>
          </table:table-cell>
          <table:table-cell office:value-type="string" calcext:value-type="string">
            <text:p><text:s/>error rate</text:p>
          </table:table-cell>
          <table:table-cell office:value-type="float" office:value="27.28" calcext:value-type="float">
            <text:p>27,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85999995" calcext:value-type="float">
            <text:p>0,085999995</text:p>
          </table:table-cell>
          <table:table-cell office:value-type="string" calcext:value-type="string">
            <text:p><text:s/>error rate</text:p>
          </table:table-cell>
          <table:table-cell office:value-type="float" office:value="28.79" calcext:value-type="float">
            <text:p>28,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87" calcext:value-type="float">
            <text:p>0,087</text:p>
          </table:table-cell>
          <table:table-cell office:value-type="string" calcext:value-type="string">
            <text:p><text:s/>error rate</text:p>
          </table:table-cell>
          <table:table-cell office:value-type="float" office:value="28.54" calcext:value-type="float">
            <text:p>28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88" calcext:value-type="float">
            <text:p>0,088</text:p>
          </table:table-cell>
          <table:table-cell office:value-type="string" calcext:value-type="string">
            <text:p><text:s/>error rate</text:p>
          </table:table-cell>
          <table:table-cell office:value-type="float" office:value="26.789999" calcext:value-type="float">
            <text:p>26,78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89" calcext:value-type="float">
            <text:p>0,089</text:p>
          </table:table-cell>
          <table:table-cell office:value-type="string" calcext:value-type="string">
            <text:p><text:s/>error rate</text:p>
          </table:table-cell>
          <table:table-cell office:value-type="float" office:value="30.68" calcext:value-type="float">
            <text:p>30,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<text:s/>error rate</text:p>
          </table:table-cell>
          <table:table-cell office:value-type="float" office:value="31.690002" calcext:value-type="float">
            <text:p>31,69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91000006" calcext:value-type="float">
            <text:p>0,091000006</text:p>
          </table:table-cell>
          <table:table-cell office:value-type="string" calcext:value-type="string">
            <text:p><text:s/>error rate</text:p>
          </table:table-cell>
          <table:table-cell office:value-type="float" office:value="28.18" calcext:value-type="float">
            <text:p>28,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9200001" calcext:value-type="float">
            <text:p>0,09200001</text:p>
          </table:table-cell>
          <table:table-cell office:value-type="string" calcext:value-type="string">
            <text:p><text:s/>error rate</text:p>
          </table:table-cell>
          <table:table-cell office:value-type="float" office:value="29.72" calcext:value-type="float">
            <text:p>29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9300001" calcext:value-type="float">
            <text:p>0,09300001</text:p>
          </table:table-cell>
          <table:table-cell office:value-type="string" calcext:value-type="string">
            <text:p><text:s/>error rate</text:p>
          </table:table-cell>
          <table:table-cell office:value-type="float" office:value="27.84" calcext:value-type="float">
            <text:p>27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9400001" calcext:value-type="float">
            <text:p>0,09400001</text:p>
          </table:table-cell>
          <table:table-cell office:value-type="string" calcext:value-type="string">
            <text:p><text:s/>error rate</text:p>
          </table:table-cell>
          <table:table-cell office:value-type="float" office:value="26.92" calcext:value-type="float">
            <text:p>26,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9500001" calcext:value-type="float">
            <text:p>0,09500001</text:p>
          </table:table-cell>
          <table:table-cell office:value-type="string" calcext:value-type="string">
            <text:p><text:s/>error rate</text:p>
          </table:table-cell>
          <table:table-cell office:value-type="float" office:value="32.390003" calcext:value-type="float">
            <text:p>32,390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96000016" calcext:value-type="float">
            <text:p>0,096000016</text:p>
          </table:table-cell>
          <table:table-cell office:value-type="string" calcext:value-type="string">
            <text:p><text:s/>error rate</text:p>
          </table:table-cell>
          <table:table-cell office:value-type="float" office:value="26.640001" calcext:value-type="float">
            <text:p>26,64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9700002" calcext:value-type="float">
            <text:p>0,09700002</text:p>
          </table:table-cell>
          <table:table-cell office:value-type="string" calcext:value-type="string">
            <text:p><text:s/>error rate</text:p>
          </table:table-cell>
          <table:table-cell office:value-type="float" office:value="27.31" calcext:value-type="float">
            <text:p>27,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9800002" calcext:value-type="float">
            <text:p>0,09800002</text:p>
          </table:table-cell>
          <table:table-cell office:value-type="string" calcext:value-type="string">
            <text:p><text:s/>error rate</text:p>
          </table:table-cell>
          <table:table-cell office:value-type="float" office:value="29.03" calcext:value-type="float">
            <text:p>29,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9900002" calcext:value-type="float">
            <text:p>0,09900002</text:p>
          </table:table-cell>
          <table:table-cell office:value-type="string" calcext:value-type="string">
            <text:p><text:s/>error rate</text:p>
          </table:table-cell>
          <table:table-cell office:value-type="float" office:value="27.5" calcext:value-type="float">
            <text:p>27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00000024" calcext:value-type="float">
            <text:p>0,100000024</text:p>
          </table:table-cell>
          <table:table-cell office:value-type="string" calcext:value-type="string">
            <text:p><text:s/>error rate</text:p>
          </table:table-cell>
          <table:table-cell office:value-type="float" office:value="27.82" calcext:value-type="float">
            <text:p>27,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01000026" calcext:value-type="float">
            <text:p>0,101000026</text:p>
          </table:table-cell>
          <table:table-cell office:value-type="string" calcext:value-type="string">
            <text:p><text:s/>error rate</text:p>
          </table:table-cell>
          <table:table-cell office:value-type="float" office:value="29.109999" calcext:value-type="float">
            <text:p>29,10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0200003" calcext:value-type="float">
            <text:p>0,10200003</text:p>
          </table:table-cell>
          <table:table-cell office:value-type="string" calcext:value-type="string">
            <text:p><text:s/>error rate</text:p>
          </table:table-cell>
          <table:table-cell office:value-type="float" office:value="27.24" calcext:value-type="float">
            <text:p>27,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0300003" calcext:value-type="float">
            <text:p>0,10300003</text:p>
          </table:table-cell>
          <table:table-cell office:value-type="string" calcext:value-type="string">
            <text:p><text:s/>error rate</text:p>
          </table:table-cell>
          <table:table-cell office:value-type="float" office:value="27.880001" calcext:value-type="float">
            <text:p>27,88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0400003" calcext:value-type="float">
            <text:p>0,10400003</text:p>
          </table:table-cell>
          <table:table-cell office:value-type="string" calcext:value-type="string">
            <text:p><text:s/>error rate</text:p>
          </table:table-cell>
          <table:table-cell office:value-type="float" office:value="28.220001" calcext:value-type="float">
            <text:p>28,22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05000034" calcext:value-type="float">
            <text:p>0,105000034</text:p>
          </table:table-cell>
          <table:table-cell office:value-type="string" calcext:value-type="string">
            <text:p><text:s/>error rate</text:p>
          </table:table-cell>
          <table:table-cell office:value-type="float" office:value="26.949999" calcext:value-type="float">
            <text:p>26,94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06000036" calcext:value-type="float">
            <text:p>0,106000036</text:p>
          </table:table-cell>
          <table:table-cell office:value-type="string" calcext:value-type="string">
            <text:p><text:s/>error rate</text:p>
          </table:table-cell>
          <table:table-cell office:value-type="float" office:value="31.150002" calcext:value-type="float">
            <text:p>31,15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0700004" calcext:value-type="float">
            <text:p>0,10700004</text:p>
          </table:table-cell>
          <table:table-cell office:value-type="string" calcext:value-type="string">
            <text:p><text:s/>error rate</text:p>
          </table:table-cell>
          <table:table-cell office:value-type="float" office:value="27.000002" calcext:value-type="float">
            <text:p>27,00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0800004" calcext:value-type="float">
            <text:p>0,10800004</text:p>
          </table:table-cell>
          <table:table-cell office:value-type="string" calcext:value-type="string">
            <text:p><text:s/>error rate</text:p>
          </table:table-cell>
          <table:table-cell office:value-type="float" office:value="28.86" calcext:value-type="float">
            <text:p>28,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0900004" calcext:value-type="float">
            <text:p>0,10900004</text:p>
          </table:table-cell>
          <table:table-cell office:value-type="string" calcext:value-type="string">
            <text:p><text:s/>error rate</text:p>
          </table:table-cell>
          <table:table-cell office:value-type="float" office:value="25.260002" calcext:value-type="float">
            <text:p>25,26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10000044" calcext:value-type="float">
            <text:p>0,110000044</text:p>
          </table:table-cell>
          <table:table-cell office:value-type="string" calcext:value-type="string">
            <text:p><text:s/>error rate</text:p>
          </table:table-cell>
          <table:table-cell office:value-type="float" office:value="26.99" calcext:value-type="float">
            <text:p>26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11000046" calcext:value-type="float">
            <text:p>0,111000046</text:p>
          </table:table-cell>
          <table:table-cell office:value-type="string" calcext:value-type="string">
            <text:p><text:s/>error rate</text:p>
          </table:table-cell>
          <table:table-cell office:value-type="float" office:value="30.36" calcext:value-type="float">
            <text:p>30,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1200005" calcext:value-type="float">
            <text:p>0,11200005</text:p>
          </table:table-cell>
          <table:table-cell office:value-type="string" calcext:value-type="string">
            <text:p><text:s/>error rate</text:p>
          </table:table-cell>
          <table:table-cell office:value-type="float" office:value="30.39" calcext:value-type="float">
            <text:p>30,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1300005" calcext:value-type="float">
            <text:p>0,11300005</text:p>
          </table:table-cell>
          <table:table-cell office:value-type="string" calcext:value-type="string">
            <text:p><text:s/>error rate</text:p>
          </table:table-cell>
          <table:table-cell office:value-type="float" office:value="27.24" calcext:value-type="float">
            <text:p>27,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1400005" calcext:value-type="float">
            <text:p>0,11400005</text:p>
          </table:table-cell>
          <table:table-cell office:value-type="string" calcext:value-type="string">
            <text:p><text:s/>error rate</text:p>
          </table:table-cell>
          <table:table-cell office:value-type="float" office:value="29.679998" calcext:value-type="float">
            <text:p>29,67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15000054" calcext:value-type="float">
            <text:p>0,115000054</text:p>
          </table:table-cell>
          <table:table-cell office:value-type="string" calcext:value-type="string">
            <text:p><text:s/>error rate</text:p>
          </table:table-cell>
          <table:table-cell office:value-type="float" office:value="25.619999" calcext:value-type="float">
            <text:p>25,61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16000056" calcext:value-type="float">
            <text:p>0,116000056</text:p>
          </table:table-cell>
          <table:table-cell office:value-type="string" calcext:value-type="string">
            <text:p><text:s/>error rate</text:p>
          </table:table-cell>
          <table:table-cell office:value-type="float" office:value="27.49" calcext:value-type="float">
            <text:p>27,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1700006" calcext:value-type="float">
            <text:p>0,11700006</text:p>
          </table:table-cell>
          <table:table-cell office:value-type="string" calcext:value-type="string">
            <text:p><text:s/>error rate</text:p>
          </table:table-cell>
          <table:table-cell office:value-type="float" office:value="30.96" calcext:value-type="float">
            <text:p>30,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1800006" calcext:value-type="float">
            <text:p>0,11800006</text:p>
          </table:table-cell>
          <table:table-cell office:value-type="string" calcext:value-type="string">
            <text:p><text:s/>error rate</text:p>
          </table:table-cell>
          <table:table-cell office:value-type="float" office:value="30.84" calcext:value-type="float">
            <text:p>30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1900006" calcext:value-type="float">
            <text:p>0,11900006</text:p>
          </table:table-cell>
          <table:table-cell office:value-type="string" calcext:value-type="string">
            <text:p><text:s/>error rate</text:p>
          </table:table-cell>
          <table:table-cell office:value-type="float" office:value="29.72" calcext:value-type="float">
            <text:p>29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20000064" calcext:value-type="float">
            <text:p>0,120000064</text:p>
          </table:table-cell>
          <table:table-cell office:value-type="string" calcext:value-type="string">
            <text:p><text:s/>error rate</text:p>
          </table:table-cell>
          <table:table-cell office:value-type="float" office:value="26.980001" calcext:value-type="float">
            <text:p>26,98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2100007" calcext:value-type="float">
            <text:p>0,12100007</text:p>
          </table:table-cell>
          <table:table-cell office:value-type="string" calcext:value-type="string">
            <text:p><text:s/>error rate</text:p>
          </table:table-cell>
          <table:table-cell office:value-type="float" office:value="31.07" calcext:value-type="float">
            <text:p>31,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2200007" calcext:value-type="float">
            <text:p>0,12200007</text:p>
          </table:table-cell>
          <table:table-cell office:value-type="string" calcext:value-type="string">
            <text:p><text:s/>error rate</text:p>
          </table:table-cell>
          <table:table-cell office:value-type="float" office:value="29.67" calcext:value-type="float">
            <text:p>29,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2300007" calcext:value-type="float">
            <text:p>0,12300007</text:p>
          </table:table-cell>
          <table:table-cell office:value-type="string" calcext:value-type="string">
            <text:p><text:s/>error rate</text:p>
          </table:table-cell>
          <table:table-cell office:value-type="float" office:value="28.89" calcext:value-type="float">
            <text:p>28,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2400007" calcext:value-type="float">
            <text:p>0,12400007</text:p>
          </table:table-cell>
          <table:table-cell office:value-type="string" calcext:value-type="string">
            <text:p><text:s/>error rate</text:p>
          </table:table-cell>
          <table:table-cell office:value-type="float" office:value="29.820002" calcext:value-type="float">
            <text:p>29,82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2500007" calcext:value-type="float">
            <text:p>0,12500007</text:p>
          </table:table-cell>
          <table:table-cell office:value-type="string" calcext:value-type="string">
            <text:p><text:s/>error rate</text:p>
          </table:table-cell>
          <table:table-cell office:value-type="float" office:value="28.349998" calcext:value-type="float">
            <text:p>28,34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2600008" calcext:value-type="float">
            <text:p>0,12600008</text:p>
          </table:table-cell>
          <table:table-cell office:value-type="string" calcext:value-type="string">
            <text:p><text:s/>error rate</text:p>
          </table:table-cell>
          <table:table-cell office:value-type="float" office:value="28.66" calcext:value-type="float">
            <text:p>28,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2700008" calcext:value-type="float">
            <text:p>0,12700008</text:p>
          </table:table-cell>
          <table:table-cell office:value-type="string" calcext:value-type="string">
            <text:p><text:s/>error rate</text:p>
          </table:table-cell>
          <table:table-cell office:value-type="float" office:value="27.02" calcext:value-type="float">
            <text:p>27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2800008" calcext:value-type="float">
            <text:p>0,12800008</text:p>
          </table:table-cell>
          <table:table-cell office:value-type="string" calcext:value-type="string">
            <text:p><text:s/>error rate</text:p>
          </table:table-cell>
          <table:table-cell office:value-type="float" office:value="26.980001" calcext:value-type="float">
            <text:p>26,98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2900008" calcext:value-type="float">
            <text:p>0,12900008</text:p>
          </table:table-cell>
          <table:table-cell office:value-type="string" calcext:value-type="string">
            <text:p><text:s/>error rate</text:p>
          </table:table-cell>
          <table:table-cell office:value-type="float" office:value="28.9" calcext:value-type="float">
            <text:p>28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3000008" calcext:value-type="float">
            <text:p>0,13000008</text:p>
          </table:table-cell>
          <table:table-cell office:value-type="string" calcext:value-type="string">
            <text:p><text:s/>error rate</text:p>
          </table:table-cell>
          <table:table-cell office:value-type="float" office:value="27.66" calcext:value-type="float">
            <text:p>27,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3100009" calcext:value-type="float">
            <text:p>0,13100009</text:p>
          </table:table-cell>
          <table:table-cell office:value-type="string" calcext:value-type="string">
            <text:p><text:s/>error rate</text:p>
          </table:table-cell>
          <table:table-cell office:value-type="float" office:value="25.330002" calcext:value-type="float">
            <text:p>25,33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3200009" calcext:value-type="float">
            <text:p>0,13200009</text:p>
          </table:table-cell>
          <table:table-cell office:value-type="string" calcext:value-type="string">
            <text:p><text:s/>error rate</text:p>
          </table:table-cell>
          <table:table-cell office:value-type="float" office:value="26.800001" calcext:value-type="float">
            <text:p>26,80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3300009" calcext:value-type="float">
            <text:p>0,13300009</text:p>
          </table:table-cell>
          <table:table-cell office:value-type="string" calcext:value-type="string">
            <text:p><text:s/>error rate</text:p>
          </table:table-cell>
          <table:table-cell office:value-type="float" office:value="25.060001" calcext:value-type="float">
            <text:p>25,06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340001" calcext:value-type="float">
            <text:p>0,1340001</text:p>
          </table:table-cell>
          <table:table-cell office:value-type="string" calcext:value-type="string">
            <text:p><text:s/>error rate</text:p>
          </table:table-cell>
          <table:table-cell office:value-type="float" office:value="29.74" calcext:value-type="float">
            <text:p>29,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350001" calcext:value-type="float">
            <text:p>0,1350001</text:p>
          </table:table-cell>
          <table:table-cell office:value-type="string" calcext:value-type="string">
            <text:p><text:s/>error rate</text:p>
          </table:table-cell>
          <table:table-cell office:value-type="float" office:value="28.55" calcext:value-type="float">
            <text:p>28,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360001" calcext:value-type="float">
            <text:p>0,1360001</text:p>
          </table:table-cell>
          <table:table-cell office:value-type="string" calcext:value-type="string">
            <text:p><text:s/>error rate</text:p>
          </table:table-cell>
          <table:table-cell office:value-type="float" office:value="29.28" calcext:value-type="float">
            <text:p>29,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370001" calcext:value-type="float">
            <text:p>0,1370001</text:p>
          </table:table-cell>
          <table:table-cell office:value-type="string" calcext:value-type="string">
            <text:p><text:s/>error rate</text:p>
          </table:table-cell>
          <table:table-cell office:value-type="float" office:value="27.669998" calcext:value-type="float">
            <text:p>27,66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380001" calcext:value-type="float">
            <text:p>0,1380001</text:p>
          </table:table-cell>
          <table:table-cell office:value-type="string" calcext:value-type="string">
            <text:p><text:s/>error rate</text:p>
          </table:table-cell>
          <table:table-cell office:value-type="float" office:value="28.369999" calcext:value-type="float">
            <text:p>28,36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390001" calcext:value-type="float">
            <text:p>0,1390001</text:p>
          </table:table-cell>
          <table:table-cell office:value-type="string" calcext:value-type="string">
            <text:p><text:s/>error rate</text:p>
          </table:table-cell>
          <table:table-cell office:value-type="float" office:value="26.81" calcext:value-type="float">
            <text:p>26,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400001" calcext:value-type="float">
            <text:p>0,1400001</text:p>
          </table:table-cell>
          <table:table-cell office:value-type="string" calcext:value-type="string">
            <text:p><text:s/>error rate</text:p>
          </table:table-cell>
          <table:table-cell office:value-type="float" office:value="28.420002" calcext:value-type="float">
            <text:p>28,42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410001" calcext:value-type="float">
            <text:p>0,1410001</text:p>
          </table:table-cell>
          <table:table-cell office:value-type="string" calcext:value-type="string">
            <text:p><text:s/>error rate</text:p>
          </table:table-cell>
          <table:table-cell office:value-type="float" office:value="25.3" calcext:value-type="float">
            <text:p>25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4200011" calcext:value-type="float">
            <text:p>0,14200011</text:p>
          </table:table-cell>
          <table:table-cell office:value-type="string" calcext:value-type="string">
            <text:p><text:s/>error rate</text:p>
          </table:table-cell>
          <table:table-cell office:value-type="float" office:value="26.179998" calcext:value-type="float">
            <text:p>26,17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4300011" calcext:value-type="float">
            <text:p>0,14300011</text:p>
          </table:table-cell>
          <table:table-cell office:value-type="string" calcext:value-type="string">
            <text:p><text:s/>error rate</text:p>
          </table:table-cell>
          <table:table-cell office:value-type="float" office:value="25.92" calcext:value-type="float">
            <text:p>25,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4400011" calcext:value-type="float">
            <text:p>0,14400011</text:p>
          </table:table-cell>
          <table:table-cell office:value-type="string" calcext:value-type="string">
            <text:p><text:s/>error rate</text:p>
          </table:table-cell>
          <table:table-cell office:value-type="float" office:value="29.62" calcext:value-type="float">
            <text:p>29,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4500012" calcext:value-type="float">
            <text:p>0,14500012</text:p>
          </table:table-cell>
          <table:table-cell office:value-type="string" calcext:value-type="string">
            <text:p><text:s/>error rate</text:p>
          </table:table-cell>
          <table:table-cell office:value-type="float" office:value="26.53" calcext:value-type="float">
            <text:p>26,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4600012" calcext:value-type="float">
            <text:p>0,14600012</text:p>
          </table:table-cell>
          <table:table-cell office:value-type="string" calcext:value-type="string">
            <text:p><text:s/>error rate</text:p>
          </table:table-cell>
          <table:table-cell office:value-type="float" office:value="25.45" calcext:value-type="float">
            <text:p>25,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4700012" calcext:value-type="float">
            <text:p>0,14700012</text:p>
          </table:table-cell>
          <table:table-cell office:value-type="string" calcext:value-type="string">
            <text:p><text:s/>error rate</text:p>
          </table:table-cell>
          <table:table-cell office:value-type="float" office:value="27.77" calcext:value-type="float">
            <text:p>27,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4800012" calcext:value-type="float">
            <text:p>0,14800012</text:p>
          </table:table-cell>
          <table:table-cell office:value-type="string" calcext:value-type="string">
            <text:p><text:s/>error rate</text:p>
          </table:table-cell>
          <table:table-cell office:value-type="float" office:value="26.22" calcext:value-type="float">
            <text:p>26,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4900012" calcext:value-type="float">
            <text:p>0,14900012</text:p>
          </table:table-cell>
          <table:table-cell office:value-type="string" calcext:value-type="string">
            <text:p><text:s/>error rate</text:p>
          </table:table-cell>
          <table:table-cell office:value-type="float" office:value="26.910002" calcext:value-type="float">
            <text:p>26,91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5000013" calcext:value-type="float">
            <text:p>0,15000013</text:p>
          </table:table-cell>
          <table:table-cell office:value-type="string" calcext:value-type="string">
            <text:p><text:s/>error rate</text:p>
          </table:table-cell>
          <table:table-cell office:value-type="float" office:value="29.800001" calcext:value-type="float">
            <text:p>29,80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5100013" calcext:value-type="float">
            <text:p>0,15100013</text:p>
          </table:table-cell>
          <table:table-cell office:value-type="string" calcext:value-type="string">
            <text:p><text:s/>error rate</text:p>
          </table:table-cell>
          <table:table-cell office:value-type="float" office:value="25.52" calcext:value-type="float">
            <text:p>25,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5200013" calcext:value-type="float">
            <text:p>0,15200013</text:p>
          </table:table-cell>
          <table:table-cell office:value-type="string" calcext:value-type="string">
            <text:p><text:s/>error rate</text:p>
          </table:table-cell>
          <table:table-cell office:value-type="float" office:value="28.11" calcext:value-type="float">
            <text:p>28,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5300013" calcext:value-type="float">
            <text:p>0,15300013</text:p>
          </table:table-cell>
          <table:table-cell office:value-type="string" calcext:value-type="string">
            <text:p><text:s/>error rate</text:p>
          </table:table-cell>
          <table:table-cell office:value-type="float" office:value="28.92" calcext:value-type="float">
            <text:p>28,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5400013" calcext:value-type="float">
            <text:p>0,15400013</text:p>
          </table:table-cell>
          <table:table-cell office:value-type="string" calcext:value-type="string">
            <text:p><text:s/>error rate</text:p>
          </table:table-cell>
          <table:table-cell office:value-type="float" office:value="26.99" calcext:value-type="float">
            <text:p>26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5500014" calcext:value-type="float">
            <text:p>0,15500014</text:p>
          </table:table-cell>
          <table:table-cell office:value-type="string" calcext:value-type="string">
            <text:p><text:s/>error rate</text:p>
          </table:table-cell>
          <table:table-cell office:value-type="float" office:value="30.989998" calcext:value-type="float">
            <text:p>30,98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5600014" calcext:value-type="float">
            <text:p>0,15600014</text:p>
          </table:table-cell>
          <table:table-cell office:value-type="string" calcext:value-type="string">
            <text:p><text:s/>error rate</text:p>
          </table:table-cell>
          <table:table-cell office:value-type="float" office:value="31.16" calcext:value-type="float">
            <text:p>31,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5700014" calcext:value-type="float">
            <text:p>0,15700014</text:p>
          </table:table-cell>
          <table:table-cell office:value-type="string" calcext:value-type="string">
            <text:p><text:s/>error rate</text:p>
          </table:table-cell>
          <table:table-cell office:value-type="float" office:value="28.580002" calcext:value-type="float">
            <text:p>28,58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5800014" calcext:value-type="float">
            <text:p>0,15800014</text:p>
          </table:table-cell>
          <table:table-cell office:value-type="string" calcext:value-type="string">
            <text:p><text:s/>error rate</text:p>
          </table:table-cell>
          <table:table-cell office:value-type="float" office:value="27.48" calcext:value-type="float">
            <text:p>27,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5900014" calcext:value-type="float">
            <text:p>0,15900014</text:p>
          </table:table-cell>
          <table:table-cell office:value-type="string" calcext:value-type="string">
            <text:p><text:s/>error rate</text:p>
          </table:table-cell>
          <table:table-cell office:value-type="float" office:value="27.64" calcext:value-type="float">
            <text:p>27,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6000015" calcext:value-type="float">
            <text:p>0,16000015</text:p>
          </table:table-cell>
          <table:table-cell office:value-type="string" calcext:value-type="string">
            <text:p><text:s/>error rate</text:p>
          </table:table-cell>
          <table:table-cell office:value-type="float" office:value="25.85" calcext:value-type="float">
            <text:p>25,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6100015" calcext:value-type="float">
            <text:p>0,16100015</text:p>
          </table:table-cell>
          <table:table-cell office:value-type="string" calcext:value-type="string">
            <text:p><text:s/>error rate</text:p>
          </table:table-cell>
          <table:table-cell office:value-type="float" office:value="27.669998" calcext:value-type="float">
            <text:p>27,66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6200015" calcext:value-type="float">
            <text:p>0,16200015</text:p>
          </table:table-cell>
          <table:table-cell office:value-type="string" calcext:value-type="string">
            <text:p><text:s/>error rate</text:p>
          </table:table-cell>
          <table:table-cell office:value-type="float" office:value="28.420002" calcext:value-type="float">
            <text:p>28,42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6300015" calcext:value-type="float">
            <text:p>0,16300015</text:p>
          </table:table-cell>
          <table:table-cell office:value-type="string" calcext:value-type="string">
            <text:p><text:s/>error rate</text:p>
          </table:table-cell>
          <table:table-cell office:value-type="float" office:value="28.279999" calcext:value-type="float">
            <text:p>28,27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6400015" calcext:value-type="float">
            <text:p>0,16400015</text:p>
          </table:table-cell>
          <table:table-cell office:value-type="string" calcext:value-type="string">
            <text:p><text:s/>error rate</text:p>
          </table:table-cell>
          <table:table-cell office:value-type="float" office:value="31.11" calcext:value-type="float">
            <text:p>31,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6500016" calcext:value-type="float">
            <text:p>0,16500016</text:p>
          </table:table-cell>
          <table:table-cell office:value-type="string" calcext:value-type="string">
            <text:p><text:s/>error rate</text:p>
          </table:table-cell>
          <table:table-cell office:value-type="float" office:value="28.54" calcext:value-type="float">
            <text:p>28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6600016" calcext:value-type="float">
            <text:p>0,16600016</text:p>
          </table:table-cell>
          <table:table-cell office:value-type="string" calcext:value-type="string">
            <text:p><text:s/>error rate</text:p>
          </table:table-cell>
          <table:table-cell office:value-type="float" office:value="26.930002" calcext:value-type="float">
            <text:p>26,93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6700016" calcext:value-type="float">
            <text:p>0,16700016</text:p>
          </table:table-cell>
          <table:table-cell office:value-type="string" calcext:value-type="string">
            <text:p><text:s/>error rate</text:p>
          </table:table-cell>
          <table:table-cell office:value-type="float" office:value="27.22" calcext:value-type="float">
            <text:p>27,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6800016" calcext:value-type="float">
            <text:p>0,16800016</text:p>
          </table:table-cell>
          <table:table-cell office:value-type="string" calcext:value-type="string">
            <text:p><text:s/>error rate</text:p>
          </table:table-cell>
          <table:table-cell office:value-type="float" office:value="30.899998" calcext:value-type="float">
            <text:p>30,89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6900016" calcext:value-type="float">
            <text:p>0,16900016</text:p>
          </table:table-cell>
          <table:table-cell office:value-type="string" calcext:value-type="string">
            <text:p><text:s/>error rate</text:p>
          </table:table-cell>
          <table:table-cell office:value-type="float" office:value="26.820002" calcext:value-type="float">
            <text:p>26,82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7000017" calcext:value-type="float">
            <text:p>0,17000017</text:p>
          </table:table-cell>
          <table:table-cell office:value-type="string" calcext:value-type="string">
            <text:p><text:s/>error rate</text:p>
          </table:table-cell>
          <table:table-cell office:value-type="float" office:value="27.36" calcext:value-type="float">
            <text:p>27,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7100017" calcext:value-type="float">
            <text:p>0,17100017</text:p>
          </table:table-cell>
          <table:table-cell office:value-type="string" calcext:value-type="string">
            <text:p><text:s/>error rate</text:p>
          </table:table-cell>
          <table:table-cell office:value-type="float" office:value="27.24" calcext:value-type="float">
            <text:p>27,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7200017" calcext:value-type="float">
            <text:p>0,17200017</text:p>
          </table:table-cell>
          <table:table-cell office:value-type="string" calcext:value-type="string">
            <text:p><text:s/>error rate</text:p>
          </table:table-cell>
          <table:table-cell office:value-type="float" office:value="29.62" calcext:value-type="float">
            <text:p>29,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7300017" calcext:value-type="float">
            <text:p>0,17300017</text:p>
          </table:table-cell>
          <table:table-cell office:value-type="string" calcext:value-type="string">
            <text:p><text:s/>error rate</text:p>
          </table:table-cell>
          <table:table-cell office:value-type="float" office:value="27.739998" calcext:value-type="float">
            <text:p>27,73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7400017" calcext:value-type="float">
            <text:p>0,17400017</text:p>
          </table:table-cell>
          <table:table-cell office:value-type="string" calcext:value-type="string">
            <text:p><text:s/>error rate</text:p>
          </table:table-cell>
          <table:table-cell office:value-type="float" office:value="27.509998" calcext:value-type="float">
            <text:p>27,50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7500018" calcext:value-type="float">
            <text:p>0,17500018</text:p>
          </table:table-cell>
          <table:table-cell office:value-type="string" calcext:value-type="string">
            <text:p><text:s/>error rate</text:p>
          </table:table-cell>
          <table:table-cell office:value-type="float" office:value="26.859999" calcext:value-type="float">
            <text:p>26,85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7600018" calcext:value-type="float">
            <text:p>0,17600018</text:p>
          </table:table-cell>
          <table:table-cell office:value-type="string" calcext:value-type="string">
            <text:p><text:s/>error rate</text:p>
          </table:table-cell>
          <table:table-cell office:value-type="float" office:value="25.67" calcext:value-type="float">
            <text:p>25,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7700018" calcext:value-type="float">
            <text:p>0,17700018</text:p>
          </table:table-cell>
          <table:table-cell office:value-type="string" calcext:value-type="string">
            <text:p><text:s/>error rate</text:p>
          </table:table-cell>
          <table:table-cell office:value-type="float" office:value="27.59" calcext:value-type="float">
            <text:p>27,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7800018" calcext:value-type="float">
            <text:p>0,17800018</text:p>
          </table:table-cell>
          <table:table-cell office:value-type="string" calcext:value-type="string">
            <text:p><text:s/>error rate</text:p>
          </table:table-cell>
          <table:table-cell office:value-type="float" office:value="26.800001" calcext:value-type="float">
            <text:p>26,80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7900018" calcext:value-type="float">
            <text:p>0,17900018</text:p>
          </table:table-cell>
          <table:table-cell office:value-type="string" calcext:value-type="string">
            <text:p><text:s/>error rate</text:p>
          </table:table-cell>
          <table:table-cell office:value-type="float" office:value="27.000002" calcext:value-type="float">
            <text:p>27,00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8000019" calcext:value-type="float">
            <text:p>0,18000019</text:p>
          </table:table-cell>
          <table:table-cell office:value-type="string" calcext:value-type="string">
            <text:p><text:s/>error rate</text:p>
          </table:table-cell>
          <table:table-cell office:value-type="float" office:value="27.720001" calcext:value-type="float">
            <text:p>27,72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8100019" calcext:value-type="float">
            <text:p>0,18100019</text:p>
          </table:table-cell>
          <table:table-cell office:value-type="string" calcext:value-type="string">
            <text:p><text:s/>error rate</text:p>
          </table:table-cell>
          <table:table-cell office:value-type="float" office:value="24.72" calcext:value-type="float">
            <text:p>24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8200019" calcext:value-type="float">
            <text:p>0,18200019</text:p>
          </table:table-cell>
          <table:table-cell office:value-type="string" calcext:value-type="string">
            <text:p><text:s/>error rate</text:p>
          </table:table-cell>
          <table:table-cell office:value-type="float" office:value="25.83" calcext:value-type="float">
            <text:p>25,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8300019" calcext:value-type="float">
            <text:p>0,18300019</text:p>
          </table:table-cell>
          <table:table-cell office:value-type="string" calcext:value-type="string">
            <text:p><text:s/>error rate</text:p>
          </table:table-cell>
          <table:table-cell office:value-type="float" office:value="25.34" calcext:value-type="float">
            <text:p>25,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840002" calcext:value-type="float">
            <text:p>0,1840002</text:p>
          </table:table-cell>
          <table:table-cell office:value-type="string" calcext:value-type="string">
            <text:p><text:s/>error rate</text:p>
          </table:table-cell>
          <table:table-cell office:value-type="float" office:value="24.98" calcext:value-type="float">
            <text:p>24,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850002" calcext:value-type="float">
            <text:p>0,1850002</text:p>
          </table:table-cell>
          <table:table-cell office:value-type="string" calcext:value-type="string">
            <text:p><text:s/>error rate</text:p>
          </table:table-cell>
          <table:table-cell office:value-type="float" office:value="28.71" calcext:value-type="float">
            <text:p>28,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860002" calcext:value-type="float">
            <text:p>0,1860002</text:p>
          </table:table-cell>
          <table:table-cell office:value-type="string" calcext:value-type="string">
            <text:p><text:s/>error rate</text:p>
          </table:table-cell>
          <table:table-cell office:value-type="float" office:value="27.06" calcext:value-type="float">
            <text:p>27,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870002" calcext:value-type="float">
            <text:p>0,1870002</text:p>
          </table:table-cell>
          <table:table-cell office:value-type="string" calcext:value-type="string">
            <text:p><text:s/>error rate</text:p>
          </table:table-cell>
          <table:table-cell office:value-type="float" office:value="27.98" calcext:value-type="float">
            <text:p>27,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880002" calcext:value-type="float">
            <text:p>0,1880002</text:p>
          </table:table-cell>
          <table:table-cell office:value-type="string" calcext:value-type="string">
            <text:p><text:s/>error rate</text:p>
          </table:table-cell>
          <table:table-cell office:value-type="float" office:value="28.76" calcext:value-type="float">
            <text:p>28,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890002" calcext:value-type="float">
            <text:p>0,1890002</text:p>
          </table:table-cell>
          <table:table-cell office:value-type="string" calcext:value-type="string">
            <text:p><text:s/>error rate</text:p>
          </table:table-cell>
          <table:table-cell office:value-type="float" office:value="30.52" calcext:value-type="float">
            <text:p>30,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900002" calcext:value-type="float">
            <text:p>0,1900002</text:p>
          </table:table-cell>
          <table:table-cell office:value-type="string" calcext:value-type="string">
            <text:p><text:s/>error rate</text:p>
          </table:table-cell>
          <table:table-cell office:value-type="float" office:value="29.820002" calcext:value-type="float">
            <text:p>29,82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9100021" calcext:value-type="float">
            <text:p>0,19100021</text:p>
          </table:table-cell>
          <table:table-cell office:value-type="string" calcext:value-type="string">
            <text:p><text:s/>error rate</text:p>
          </table:table-cell>
          <table:table-cell office:value-type="float" office:value="29.910002" calcext:value-type="float">
            <text:p>29,91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9200021" calcext:value-type="float">
            <text:p>0,19200021</text:p>
          </table:table-cell>
          <table:table-cell office:value-type="string" calcext:value-type="string">
            <text:p><text:s/>error rate</text:p>
          </table:table-cell>
          <table:table-cell office:value-type="float" office:value="26.820002" calcext:value-type="float">
            <text:p>26,82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9300021" calcext:value-type="float">
            <text:p>0,19300021</text:p>
          </table:table-cell>
          <table:table-cell office:value-type="string" calcext:value-type="string">
            <text:p><text:s/>error rate</text:p>
          </table:table-cell>
          <table:table-cell office:value-type="float" office:value="28.029999" calcext:value-type="float">
            <text:p>28,02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9400021" calcext:value-type="float">
            <text:p>0,19400021</text:p>
          </table:table-cell>
          <table:table-cell office:value-type="string" calcext:value-type="string">
            <text:p><text:s/>error rate</text:p>
          </table:table-cell>
          <table:table-cell office:value-type="float" office:value="28.529999" calcext:value-type="float">
            <text:p>28,52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9500022" calcext:value-type="float">
            <text:p>0,19500022</text:p>
          </table:table-cell>
          <table:table-cell office:value-type="string" calcext:value-type="string">
            <text:p><text:s/>error rate</text:p>
          </table:table-cell>
          <table:table-cell office:value-type="float" office:value="26.269999" calcext:value-type="float">
            <text:p>26,26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9600022" calcext:value-type="float">
            <text:p>0,19600022</text:p>
          </table:table-cell>
          <table:table-cell office:value-type="string" calcext:value-type="string">
            <text:p><text:s/>error rate</text:p>
          </table:table-cell>
          <table:table-cell office:value-type="float" office:value="27.54" calcext:value-type="float">
            <text:p>27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9700022" calcext:value-type="float">
            <text:p>0,19700022</text:p>
          </table:table-cell>
          <table:table-cell office:value-type="string" calcext:value-type="string">
            <text:p><text:s/>error rate</text:p>
          </table:table-cell>
          <table:table-cell office:value-type="float" office:value="27.35" calcext:value-type="float">
            <text:p>27,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9800022" calcext:value-type="float">
            <text:p>0,19800022</text:p>
          </table:table-cell>
          <table:table-cell office:value-type="string" calcext:value-type="string">
            <text:p><text:s/>error rate</text:p>
          </table:table-cell>
          <table:table-cell office:value-type="float" office:value="27.91" calcext:value-type="float">
            <text:p>27,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19900022" calcext:value-type="float">
            <text:p>0,19900022</text:p>
          </table:table-cell>
          <table:table-cell office:value-type="string" calcext:value-type="string">
            <text:p><text:s/>error rate</text:p>
          </table:table-cell>
          <table:table-cell office:value-type="float" office:value="27.15" calcext:value-type="float">
            <text:p>27,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0000023" calcext:value-type="float">
            <text:p>0,20000023</text:p>
          </table:table-cell>
          <table:table-cell office:value-type="string" calcext:value-type="string">
            <text:p><text:s/>error rate</text:p>
          </table:table-cell>
          <table:table-cell office:value-type="float" office:value="26.109999" calcext:value-type="float">
            <text:p>26,10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0100023" calcext:value-type="float">
            <text:p>0,20100023</text:p>
          </table:table-cell>
          <table:table-cell office:value-type="string" calcext:value-type="string">
            <text:p><text:s/>error rate</text:p>
          </table:table-cell>
          <table:table-cell office:value-type="float" office:value="25.7" calcext:value-type="float">
            <text:p>25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0200023" calcext:value-type="float">
            <text:p>0,20200023</text:p>
          </table:table-cell>
          <table:table-cell office:value-type="string" calcext:value-type="string">
            <text:p><text:s/>error rate</text:p>
          </table:table-cell>
          <table:table-cell office:value-type="float" office:value="27.759998" calcext:value-type="float">
            <text:p>27,75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0300023" calcext:value-type="float">
            <text:p>0,20300023</text:p>
          </table:table-cell>
          <table:table-cell office:value-type="string" calcext:value-type="string">
            <text:p><text:s/>error rate</text:p>
          </table:table-cell>
          <table:table-cell office:value-type="float" office:value="27.599998" calcext:value-type="float">
            <text:p>27,59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0400023" calcext:value-type="float">
            <text:p>0,20400023</text:p>
          </table:table-cell>
          <table:table-cell office:value-type="string" calcext:value-type="string">
            <text:p><text:s/>error rate</text:p>
          </table:table-cell>
          <table:table-cell office:value-type="float" office:value="28.600002" calcext:value-type="float">
            <text:p>28,60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0500024" calcext:value-type="float">
            <text:p>0,20500024</text:p>
          </table:table-cell>
          <table:table-cell office:value-type="string" calcext:value-type="string">
            <text:p><text:s/>error rate</text:p>
          </table:table-cell>
          <table:table-cell office:value-type="float" office:value="27.46" calcext:value-type="float">
            <text:p>27,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0600024" calcext:value-type="float">
            <text:p>0,20600024</text:p>
          </table:table-cell>
          <table:table-cell office:value-type="string" calcext:value-type="string">
            <text:p><text:s/>error rate</text:p>
          </table:table-cell>
          <table:table-cell office:value-type="float" office:value="28.880001" calcext:value-type="float">
            <text:p>28,88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0700024" calcext:value-type="float">
            <text:p>0,20700024</text:p>
          </table:table-cell>
          <table:table-cell office:value-type="string" calcext:value-type="string">
            <text:p><text:s/>error rate</text:p>
          </table:table-cell>
          <table:table-cell office:value-type="float" office:value="27.25" calcext:value-type="float">
            <text:p>27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0800024" calcext:value-type="float">
            <text:p>0,20800024</text:p>
          </table:table-cell>
          <table:table-cell office:value-type="string" calcext:value-type="string">
            <text:p><text:s/>error rate</text:p>
          </table:table-cell>
          <table:table-cell office:value-type="float" office:value="26.24" calcext:value-type="float">
            <text:p>26,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0900024" calcext:value-type="float">
            <text:p>0,20900024</text:p>
          </table:table-cell>
          <table:table-cell office:value-type="string" calcext:value-type="string">
            <text:p><text:s/>error rate</text:p>
          </table:table-cell>
          <table:table-cell office:value-type="float" office:value="28.029999" calcext:value-type="float">
            <text:p>28,02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1000025" calcext:value-type="float">
            <text:p>0,21000025</text:p>
          </table:table-cell>
          <table:table-cell office:value-type="string" calcext:value-type="string">
            <text:p><text:s/>error rate</text:p>
          </table:table-cell>
          <table:table-cell office:value-type="float" office:value="29.210001" calcext:value-type="float">
            <text:p>29,21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1100025" calcext:value-type="float">
            <text:p>0,21100025</text:p>
          </table:table-cell>
          <table:table-cell office:value-type="string" calcext:value-type="string">
            <text:p><text:s/>error rate</text:p>
          </table:table-cell>
          <table:table-cell office:value-type="float" office:value="29.679998" calcext:value-type="float">
            <text:p>29,67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1200025" calcext:value-type="float">
            <text:p>0,21200025</text:p>
          </table:table-cell>
          <table:table-cell office:value-type="string" calcext:value-type="string">
            <text:p><text:s/>error rate</text:p>
          </table:table-cell>
          <table:table-cell office:value-type="float" office:value="28.310001" calcext:value-type="float">
            <text:p>28,31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1300025" calcext:value-type="float">
            <text:p>0,21300025</text:p>
          </table:table-cell>
          <table:table-cell office:value-type="string" calcext:value-type="string">
            <text:p><text:s/>error rate</text:p>
          </table:table-cell>
          <table:table-cell office:value-type="float" office:value="28.83" calcext:value-type="float">
            <text:p>28,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1400025" calcext:value-type="float">
            <text:p>0,21400025</text:p>
          </table:table-cell>
          <table:table-cell office:value-type="string" calcext:value-type="string">
            <text:p><text:s/>error rate</text:p>
          </table:table-cell>
          <table:table-cell office:value-type="float" office:value="26.460001" calcext:value-type="float">
            <text:p>26,46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1500026" calcext:value-type="float">
            <text:p>0,21500026</text:p>
          </table:table-cell>
          <table:table-cell office:value-type="string" calcext:value-type="string">
            <text:p><text:s/>error rate</text:p>
          </table:table-cell>
          <table:table-cell office:value-type="float" office:value="27.579998" calcext:value-type="float">
            <text:p>27,57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1600026" calcext:value-type="float">
            <text:p>0,21600026</text:p>
          </table:table-cell>
          <table:table-cell office:value-type="string" calcext:value-type="string">
            <text:p><text:s/>error rate</text:p>
          </table:table-cell>
          <table:table-cell office:value-type="float" office:value="27.880001" calcext:value-type="float">
            <text:p>27,88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1700026" calcext:value-type="float">
            <text:p>0,21700026</text:p>
          </table:table-cell>
          <table:table-cell office:value-type="string" calcext:value-type="string">
            <text:p><text:s/>error rate</text:p>
          </table:table-cell>
          <table:table-cell office:value-type="float" office:value="26.710001" calcext:value-type="float">
            <text:p>26,71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1800026" calcext:value-type="float">
            <text:p>0,21800026</text:p>
          </table:table-cell>
          <table:table-cell office:value-type="string" calcext:value-type="string">
            <text:p><text:s/>error rate</text:p>
          </table:table-cell>
          <table:table-cell office:value-type="float" office:value="27.18" calcext:value-type="float">
            <text:p>27,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1900027" calcext:value-type="float">
            <text:p>0,21900027</text:p>
          </table:table-cell>
          <table:table-cell office:value-type="string" calcext:value-type="string">
            <text:p><text:s/>error rate</text:p>
          </table:table-cell>
          <table:table-cell office:value-type="float" office:value="29.35" calcext:value-type="float">
            <text:p>29,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2000027" calcext:value-type="float">
            <text:p>0,22000027</text:p>
          </table:table-cell>
          <table:table-cell office:value-type="string" calcext:value-type="string">
            <text:p><text:s/>error rate</text:p>
          </table:table-cell>
          <table:table-cell office:value-type="float" office:value="26.710001" calcext:value-type="float">
            <text:p>26,71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2100027" calcext:value-type="float">
            <text:p>0,22100027</text:p>
          </table:table-cell>
          <table:table-cell office:value-type="string" calcext:value-type="string">
            <text:p><text:s/>error rate</text:p>
          </table:table-cell>
          <table:table-cell office:value-type="float" office:value="25.69" calcext:value-type="float">
            <text:p>25,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2200027" calcext:value-type="float">
            <text:p>0,22200027</text:p>
          </table:table-cell>
          <table:table-cell office:value-type="string" calcext:value-type="string">
            <text:p><text:s/>error rate</text:p>
          </table:table-cell>
          <table:table-cell office:value-type="float" office:value="25.92" calcext:value-type="float">
            <text:p>25,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2300027" calcext:value-type="float">
            <text:p>0,22300027</text:p>
          </table:table-cell>
          <table:table-cell office:value-type="string" calcext:value-type="string">
            <text:p><text:s/>error rate</text:p>
          </table:table-cell>
          <table:table-cell office:value-type="float" office:value="28.189999" calcext:value-type="float">
            <text:p>28,18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2400028" calcext:value-type="float">
            <text:p>0,22400028</text:p>
          </table:table-cell>
          <table:table-cell office:value-type="string" calcext:value-type="string">
            <text:p><text:s/>error rate</text:p>
          </table:table-cell>
          <table:table-cell office:value-type="float" office:value="27.140001" calcext:value-type="float">
            <text:p>27,14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2500028" calcext:value-type="float">
            <text:p>0,22500028</text:p>
          </table:table-cell>
          <table:table-cell office:value-type="string" calcext:value-type="string">
            <text:p><text:s/>error rate</text:p>
          </table:table-cell>
          <table:table-cell office:value-type="float" office:value="24.9" calcext:value-type="float">
            <text:p>24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2600028" calcext:value-type="float">
            <text:p>0,22600028</text:p>
          </table:table-cell>
          <table:table-cell office:value-type="string" calcext:value-type="string">
            <text:p><text:s/>error rate</text:p>
          </table:table-cell>
          <table:table-cell office:value-type="float" office:value="28.59" calcext:value-type="float">
            <text:p>28,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2700028" calcext:value-type="float">
            <text:p>0,22700028</text:p>
          </table:table-cell>
          <table:table-cell office:value-type="string" calcext:value-type="string">
            <text:p><text:s/>error rate</text:p>
          </table:table-cell>
          <table:table-cell office:value-type="float" office:value="29.679998" calcext:value-type="float">
            <text:p>29,67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2800028" calcext:value-type="float">
            <text:p>0,22800028</text:p>
          </table:table-cell>
          <table:table-cell office:value-type="string" calcext:value-type="string">
            <text:p><text:s/>error rate</text:p>
          </table:table-cell>
          <table:table-cell office:value-type="float" office:value="29.359999" calcext:value-type="float">
            <text:p>29,35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2900029" calcext:value-type="float">
            <text:p>0,22900029</text:p>
          </table:table-cell>
          <table:table-cell office:value-type="string" calcext:value-type="string">
            <text:p><text:s/>error rate</text:p>
          </table:table-cell>
          <table:table-cell office:value-type="float" office:value="28.52" calcext:value-type="float">
            <text:p>28,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3000029" calcext:value-type="float">
            <text:p>0,23000029</text:p>
          </table:table-cell>
          <table:table-cell office:value-type="string" calcext:value-type="string">
            <text:p><text:s/>error rate</text:p>
          </table:table-cell>
          <table:table-cell office:value-type="float" office:value="27.42" calcext:value-type="float">
            <text:p>27,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3100029" calcext:value-type="float">
            <text:p>0,23100029</text:p>
          </table:table-cell>
          <table:table-cell office:value-type="string" calcext:value-type="string">
            <text:p><text:s/>error rate</text:p>
          </table:table-cell>
          <table:table-cell office:value-type="float" office:value="27.880001" calcext:value-type="float">
            <text:p>27,88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3200029" calcext:value-type="float">
            <text:p>0,23200029</text:p>
          </table:table-cell>
          <table:table-cell office:value-type="string" calcext:value-type="string">
            <text:p><text:s/>error rate</text:p>
          </table:table-cell>
          <table:table-cell office:value-type="float" office:value="23.62" calcext:value-type="float">
            <text:p>23,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330003" calcext:value-type="float">
            <text:p>0,2330003</text:p>
          </table:table-cell>
          <table:table-cell office:value-type="string" calcext:value-type="string">
            <text:p><text:s/>error rate</text:p>
          </table:table-cell>
          <table:table-cell office:value-type="float" office:value="27.26" calcext:value-type="float">
            <text:p>27,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340003" calcext:value-type="float">
            <text:p>0,2340003</text:p>
          </table:table-cell>
          <table:table-cell office:value-type="string" calcext:value-type="string">
            <text:p><text:s/>error rate</text:p>
          </table:table-cell>
          <table:table-cell office:value-type="float" office:value="27.649998" calcext:value-type="float">
            <text:p>27,64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350003" calcext:value-type="float">
            <text:p>0,2350003</text:p>
          </table:table-cell>
          <table:table-cell office:value-type="string" calcext:value-type="string">
            <text:p><text:s/>error rate</text:p>
          </table:table-cell>
          <table:table-cell office:value-type="float" office:value="27.79" calcext:value-type="float">
            <text:p>27,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360003" calcext:value-type="float">
            <text:p>0,2360003</text:p>
          </table:table-cell>
          <table:table-cell office:value-type="string" calcext:value-type="string">
            <text:p><text:s/>error rate</text:p>
          </table:table-cell>
          <table:table-cell office:value-type="float" office:value="28.04" calcext:value-type="float">
            <text:p>28,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370003" calcext:value-type="float">
            <text:p>0,2370003</text:p>
          </table:table-cell>
          <table:table-cell office:value-type="string" calcext:value-type="string">
            <text:p><text:s/>error rate</text:p>
          </table:table-cell>
          <table:table-cell office:value-type="float" office:value="27.22" calcext:value-type="float">
            <text:p>27,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380003" calcext:value-type="float">
            <text:p>0,2380003</text:p>
          </table:table-cell>
          <table:table-cell office:value-type="string" calcext:value-type="string">
            <text:p><text:s/>error rate</text:p>
          </table:table-cell>
          <table:table-cell office:value-type="float" office:value="26.769999" calcext:value-type="float">
            <text:p>26,76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390003" calcext:value-type="float">
            <text:p>0,2390003</text:p>
          </table:table-cell>
          <table:table-cell office:value-type="string" calcext:value-type="string">
            <text:p><text:s/>error rate</text:p>
          </table:table-cell>
          <table:table-cell office:value-type="float" office:value="29.38" calcext:value-type="float">
            <text:p>29,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4000031" calcext:value-type="float">
            <text:p>0,24000031</text:p>
          </table:table-cell>
          <table:table-cell office:value-type="string" calcext:value-type="string">
            <text:p><text:s/>error rate</text:p>
          </table:table-cell>
          <table:table-cell office:value-type="float" office:value="25.69" calcext:value-type="float">
            <text:p>25,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4100031" calcext:value-type="float">
            <text:p>0,24100031</text:p>
          </table:table-cell>
          <table:table-cell office:value-type="string" calcext:value-type="string">
            <text:p><text:s/>error rate</text:p>
          </table:table-cell>
          <table:table-cell office:value-type="float" office:value="29.01" calcext:value-type="float">
            <text:p>29,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4200031" calcext:value-type="float">
            <text:p>0,24200031</text:p>
          </table:table-cell>
          <table:table-cell office:value-type="string" calcext:value-type="string">
            <text:p><text:s/>error rate</text:p>
          </table:table-cell>
          <table:table-cell office:value-type="float" office:value="30.989998" calcext:value-type="float">
            <text:p>30,98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4300031" calcext:value-type="float">
            <text:p>0,24300031</text:p>
          </table:table-cell>
          <table:table-cell office:value-type="string" calcext:value-type="string">
            <text:p><text:s/>error rate</text:p>
          </table:table-cell>
          <table:table-cell office:value-type="float" office:value="26.289999" calcext:value-type="float">
            <text:p>26,28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4400032" calcext:value-type="float">
            <text:p>0,24400032</text:p>
          </table:table-cell>
          <table:table-cell office:value-type="string" calcext:value-type="string">
            <text:p><text:s/>error rate</text:p>
          </table:table-cell>
          <table:table-cell office:value-type="float" office:value="25.77" calcext:value-type="float">
            <text:p>25,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4500032" calcext:value-type="float">
            <text:p>0,24500032</text:p>
          </table:table-cell>
          <table:table-cell office:value-type="string" calcext:value-type="string">
            <text:p><text:s/>error rate</text:p>
          </table:table-cell>
          <table:table-cell office:value-type="float" office:value="27.19" calcext:value-type="float">
            <text:p>27,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4600032" calcext:value-type="float">
            <text:p>0,24600032</text:p>
          </table:table-cell>
          <table:table-cell office:value-type="string" calcext:value-type="string">
            <text:p><text:s/>error rate</text:p>
          </table:table-cell>
          <table:table-cell office:value-type="float" office:value="28.369999" calcext:value-type="float">
            <text:p>28,36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4700032" calcext:value-type="float">
            <text:p>0,24700032</text:p>
          </table:table-cell>
          <table:table-cell office:value-type="string" calcext:value-type="string">
            <text:p><text:s/>error rate</text:p>
          </table:table-cell>
          <table:table-cell office:value-type="float" office:value="26.050001" calcext:value-type="float">
            <text:p>26,05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4800032" calcext:value-type="float">
            <text:p>0,24800032</text:p>
          </table:table-cell>
          <table:table-cell office:value-type="string" calcext:value-type="string">
            <text:p><text:s/>error rate</text:p>
          </table:table-cell>
          <table:table-cell office:value-type="float" office:value="30.39" calcext:value-type="float">
            <text:p>30,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4900033" calcext:value-type="float">
            <text:p>0,24900033</text:p>
          </table:table-cell>
          <table:table-cell office:value-type="string" calcext:value-type="string">
            <text:p><text:s/>error rate</text:p>
          </table:table-cell>
          <table:table-cell office:value-type="float" office:value="28.099998" calcext:value-type="float">
            <text:p>28,09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5000033" calcext:value-type="float">
            <text:p>0,25000033</text:p>
          </table:table-cell>
          <table:table-cell office:value-type="string" calcext:value-type="string">
            <text:p><text:s/>error rate</text:p>
          </table:table-cell>
          <table:table-cell office:value-type="float" office:value="25.960001" calcext:value-type="float">
            <text:p>25,96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5100031" calcext:value-type="float">
            <text:p>0,25100031</text:p>
          </table:table-cell>
          <table:table-cell office:value-type="string" calcext:value-type="string">
            <text:p><text:s/>error rate</text:p>
          </table:table-cell>
          <table:table-cell office:value-type="float" office:value="26.609999" calcext:value-type="float">
            <text:p>26,60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520003" calcext:value-type="float">
            <text:p>0,2520003</text:p>
          </table:table-cell>
          <table:table-cell office:value-type="string" calcext:value-type="string">
            <text:p><text:s/>error rate</text:p>
          </table:table-cell>
          <table:table-cell office:value-type="float" office:value="29.840002" calcext:value-type="float">
            <text:p>29,84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530003" calcext:value-type="float">
            <text:p>0,2530003</text:p>
          </table:table-cell>
          <table:table-cell office:value-type="string" calcext:value-type="string">
            <text:p><text:s/>error rate</text:p>
          </table:table-cell>
          <table:table-cell office:value-type="float" office:value="28.960001" calcext:value-type="float">
            <text:p>28,96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5400028" calcext:value-type="float">
            <text:p>0,25400028</text:p>
          </table:table-cell>
          <table:table-cell office:value-type="string" calcext:value-type="string">
            <text:p><text:s/>error rate</text:p>
          </table:table-cell>
          <table:table-cell office:value-type="float" office:value="26.570002" calcext:value-type="float">
            <text:p>26,57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5500026" calcext:value-type="float">
            <text:p>0,25500026</text:p>
          </table:table-cell>
          <table:table-cell office:value-type="string" calcext:value-type="string">
            <text:p><text:s/>error rate</text:p>
          </table:table-cell>
          <table:table-cell office:value-type="float" office:value="30.31" calcext:value-type="float">
            <text:p>30,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5600025" calcext:value-type="float">
            <text:p>0,25600025</text:p>
          </table:table-cell>
          <table:table-cell office:value-type="string" calcext:value-type="string">
            <text:p><text:s/>error rate</text:p>
          </table:table-cell>
          <table:table-cell office:value-type="float" office:value="29.820002" calcext:value-type="float">
            <text:p>29,82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5700024" calcext:value-type="float">
            <text:p>0,25700024</text:p>
          </table:table-cell>
          <table:table-cell office:value-type="string" calcext:value-type="string">
            <text:p><text:s/>error rate</text:p>
          </table:table-cell>
          <table:table-cell office:value-type="float" office:value="28.060001" calcext:value-type="float">
            <text:p>28,06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5800022" calcext:value-type="float">
            <text:p>0,25800022</text:p>
          </table:table-cell>
          <table:table-cell office:value-type="string" calcext:value-type="string">
            <text:p><text:s/>error rate</text:p>
          </table:table-cell>
          <table:table-cell office:value-type="float" office:value="29.08" calcext:value-type="float">
            <text:p>29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590002" calcext:value-type="float">
            <text:p>0,2590002</text:p>
          </table:table-cell>
          <table:table-cell office:value-type="string" calcext:value-type="string">
            <text:p><text:s/>error rate</text:p>
          </table:table-cell>
          <table:table-cell office:value-type="float" office:value="27.98" calcext:value-type="float">
            <text:p>27,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600002" calcext:value-type="float">
            <text:p>0,2600002</text:p>
          </table:table-cell>
          <table:table-cell office:value-type="string" calcext:value-type="string">
            <text:p><text:s/>error rate</text:p>
          </table:table-cell>
          <table:table-cell office:value-type="float" office:value="29.840002" calcext:value-type="float">
            <text:p>29,84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610002" calcext:value-type="float">
            <text:p>0,2610002</text:p>
          </table:table-cell>
          <table:table-cell office:value-type="string" calcext:value-type="string">
            <text:p><text:s/>error rate</text:p>
          </table:table-cell>
          <table:table-cell office:value-type="float" office:value="27.41" calcext:value-type="float">
            <text:p>27,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6200017" calcext:value-type="float">
            <text:p>0,26200017</text:p>
          </table:table-cell>
          <table:table-cell office:value-type="string" calcext:value-type="string">
            <text:p><text:s/>error rate</text:p>
          </table:table-cell>
          <table:table-cell office:value-type="float" office:value="29.31" calcext:value-type="float">
            <text:p>29,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6300016" calcext:value-type="float">
            <text:p>0,26300016</text:p>
          </table:table-cell>
          <table:table-cell office:value-type="string" calcext:value-type="string">
            <text:p><text:s/>error rate</text:p>
          </table:table-cell>
          <table:table-cell office:value-type="float" office:value="29.87" calcext:value-type="float">
            <text:p>29,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6400015" calcext:value-type="float">
            <text:p>0,26400015</text:p>
          </table:table-cell>
          <table:table-cell office:value-type="string" calcext:value-type="string">
            <text:p><text:s/>error rate</text:p>
          </table:table-cell>
          <table:table-cell office:value-type="float" office:value="27.38" calcext:value-type="float">
            <text:p>27,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6500013" calcext:value-type="float">
            <text:p>0,26500013</text:p>
          </table:table-cell>
          <table:table-cell office:value-type="string" calcext:value-type="string">
            <text:p><text:s/>error rate</text:p>
          </table:table-cell>
          <table:table-cell office:value-type="float" office:value="29.22" calcext:value-type="float">
            <text:p>29,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6600012" calcext:value-type="float">
            <text:p>0,26600012</text:p>
          </table:table-cell>
          <table:table-cell office:value-type="string" calcext:value-type="string">
            <text:p><text:s/>error rate</text:p>
          </table:table-cell>
          <table:table-cell office:value-type="float" office:value="28.240002" calcext:value-type="float">
            <text:p>28,24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670001" calcext:value-type="float">
            <text:p>0,2670001</text:p>
          </table:table-cell>
          <table:table-cell office:value-type="string" calcext:value-type="string">
            <text:p><text:s/>error rate</text:p>
          </table:table-cell>
          <table:table-cell office:value-type="float" office:value="29.480001" calcext:value-type="float">
            <text:p>29,48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680001" calcext:value-type="float">
            <text:p>0,2680001</text:p>
          </table:table-cell>
          <table:table-cell office:value-type="string" calcext:value-type="string">
            <text:p><text:s/>error rate</text:p>
          </table:table-cell>
          <table:table-cell office:value-type="float" office:value="28.670002" calcext:value-type="float">
            <text:p>28,67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6900008" calcext:value-type="float">
            <text:p>0,26900008</text:p>
          </table:table-cell>
          <table:table-cell office:value-type="string" calcext:value-type="string">
            <text:p><text:s/>error rate</text:p>
          </table:table-cell>
          <table:table-cell office:value-type="float" office:value="26.03" calcext:value-type="float">
            <text:p>26,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7000007" calcext:value-type="float">
            <text:p>0,27000007</text:p>
          </table:table-cell>
          <table:table-cell office:value-type="string" calcext:value-type="string">
            <text:p><text:s/>error rate</text:p>
          </table:table-cell>
          <table:table-cell office:value-type="float" office:value="25.92" calcext:value-type="float">
            <text:p>25,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7100006" calcext:value-type="float">
            <text:p>0,27100006</text:p>
          </table:table-cell>
          <table:table-cell office:value-type="string" calcext:value-type="string">
            <text:p><text:s/>error rate</text:p>
          </table:table-cell>
          <table:table-cell office:value-type="float" office:value="26.499998" calcext:value-type="float">
            <text:p>26,49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7200004" calcext:value-type="float">
            <text:p>0,27200004</text:p>
          </table:table-cell>
          <table:table-cell office:value-type="string" calcext:value-type="string">
            <text:p><text:s/>error rate</text:p>
          </table:table-cell>
          <table:table-cell office:value-type="float" office:value="27.56" calcext:value-type="float">
            <text:p>27,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7300003" calcext:value-type="float">
            <text:p>0,27300003</text:p>
          </table:table-cell>
          <table:table-cell office:value-type="string" calcext:value-type="string">
            <text:p><text:s/>error rate</text:p>
          </table:table-cell>
          <table:table-cell office:value-type="float" office:value="29.710001" calcext:value-type="float">
            <text:p>29,71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7400002" calcext:value-type="float">
            <text:p>0,27400002</text:p>
          </table:table-cell>
          <table:table-cell office:value-type="string" calcext:value-type="string">
            <text:p><text:s/>error rate</text:p>
          </table:table-cell>
          <table:table-cell office:value-type="float" office:value="29.09" calcext:value-type="float">
            <text:p>29,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75" calcext:value-type="float">
            <text:p>0,275</text:p>
          </table:table-cell>
          <table:table-cell office:value-type="string" calcext:value-type="string">
            <text:p><text:s/>error rate</text:p>
          </table:table-cell>
          <table:table-cell office:value-type="float" office:value="26.08" calcext:value-type="float">
            <text:p>26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76" calcext:value-type="float">
            <text:p>0,276</text:p>
          </table:table-cell>
          <table:table-cell office:value-type="string" calcext:value-type="string">
            <text:p><text:s/>error rate</text:p>
          </table:table-cell>
          <table:table-cell office:value-type="float" office:value="28.380001" calcext:value-type="float">
            <text:p>28,38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7699998" calcext:value-type="float">
            <text:p>0,27699998</text:p>
          </table:table-cell>
          <table:table-cell office:value-type="string" calcext:value-type="string">
            <text:p><text:s/>error rate</text:p>
          </table:table-cell>
          <table:table-cell office:value-type="float" office:value="26.840002" calcext:value-type="float">
            <text:p>26,84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7799997" calcext:value-type="float">
            <text:p>0,27799997</text:p>
          </table:table-cell>
          <table:table-cell office:value-type="string" calcext:value-type="string">
            <text:p><text:s/>error rate</text:p>
          </table:table-cell>
          <table:table-cell office:value-type="float" office:value="30.109999" calcext:value-type="float">
            <text:p>30,10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7899995" calcext:value-type="float">
            <text:p>0,27899995</text:p>
          </table:table-cell>
          <table:table-cell office:value-type="string" calcext:value-type="string">
            <text:p><text:s/>error rate</text:p>
          </table:table-cell>
          <table:table-cell office:value-type="float" office:value="29.960001" calcext:value-type="float">
            <text:p>29,96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7999994" calcext:value-type="float">
            <text:p>0,27999994</text:p>
          </table:table-cell>
          <table:table-cell office:value-type="string" calcext:value-type="string">
            <text:p><text:s/>error rate</text:p>
          </table:table-cell>
          <table:table-cell office:value-type="float" office:value="28.080002" calcext:value-type="float">
            <text:p>28,08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8099993" calcext:value-type="float">
            <text:p>0,28099993</text:p>
          </table:table-cell>
          <table:table-cell office:value-type="string" calcext:value-type="string">
            <text:p><text:s/>error rate</text:p>
          </table:table-cell>
          <table:table-cell office:value-type="float" office:value="25.52" calcext:value-type="float">
            <text:p>25,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8199992" calcext:value-type="float">
            <text:p>0,28199992</text:p>
          </table:table-cell>
          <table:table-cell office:value-type="string" calcext:value-type="string">
            <text:p><text:s/>error rate</text:p>
          </table:table-cell>
          <table:table-cell office:value-type="float" office:value="25.099998" calcext:value-type="float">
            <text:p>25,09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829999" calcext:value-type="float">
            <text:p>0,2829999</text:p>
          </table:table-cell>
          <table:table-cell office:value-type="string" calcext:value-type="string">
            <text:p><text:s/>error rate</text:p>
          </table:table-cell>
          <table:table-cell office:value-type="float" office:value="27.34" calcext:value-type="float">
            <text:p>27,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839999" calcext:value-type="float">
            <text:p>0,2839999</text:p>
          </table:table-cell>
          <table:table-cell office:value-type="string" calcext:value-type="string">
            <text:p><text:s/>error rate</text:p>
          </table:table-cell>
          <table:table-cell office:value-type="float" office:value="29.109999" calcext:value-type="float">
            <text:p>29,10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8499988" calcext:value-type="float">
            <text:p>0,28499988</text:p>
          </table:table-cell>
          <table:table-cell office:value-type="string" calcext:value-type="string">
            <text:p><text:s/>error rate</text:p>
          </table:table-cell>
          <table:table-cell office:value-type="float" office:value="30.95" calcext:value-type="float">
            <text:p>30,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8599986" calcext:value-type="float">
            <text:p>0,28599986</text:p>
          </table:table-cell>
          <table:table-cell office:value-type="string" calcext:value-type="string">
            <text:p><text:s/>error rate</text:p>
          </table:table-cell>
          <table:table-cell office:value-type="float" office:value="26.38" calcext:value-type="float">
            <text:p>26,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8699985" calcext:value-type="float">
            <text:p>0,28699985</text:p>
          </table:table-cell>
          <table:table-cell office:value-type="string" calcext:value-type="string">
            <text:p><text:s/>error rate</text:p>
          </table:table-cell>
          <table:table-cell office:value-type="float" office:value="30.26" calcext:value-type="float">
            <text:p>30,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8799984" calcext:value-type="float">
            <text:p>0,28799984</text:p>
          </table:table-cell>
          <table:table-cell office:value-type="string" calcext:value-type="string">
            <text:p><text:s/>error rate</text:p>
          </table:table-cell>
          <table:table-cell office:value-type="float" office:value="28.960001" calcext:value-type="float">
            <text:p>28,96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8899983" calcext:value-type="float">
            <text:p>0,28899983</text:p>
          </table:table-cell>
          <table:table-cell office:value-type="string" calcext:value-type="string">
            <text:p><text:s/>error rate</text:p>
          </table:table-cell>
          <table:table-cell office:value-type="float" office:value="28.619999" calcext:value-type="float">
            <text:p>28,61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899998" calcext:value-type="float">
            <text:p>0,2899998</text:p>
          </table:table-cell>
          <table:table-cell office:value-type="string" calcext:value-type="string">
            <text:p><text:s/>error rate</text:p>
          </table:table-cell>
          <table:table-cell office:value-type="float" office:value="26.58" calcext:value-type="float">
            <text:p>26,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909998" calcext:value-type="float">
            <text:p>0,2909998</text:p>
          </table:table-cell>
          <table:table-cell office:value-type="string" calcext:value-type="string">
            <text:p><text:s/>error rate</text:p>
          </table:table-cell>
          <table:table-cell office:value-type="float" office:value="30.019999" calcext:value-type="float">
            <text:p>30,01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919998" calcext:value-type="float">
            <text:p>0,2919998</text:p>
          </table:table-cell>
          <table:table-cell office:value-type="string" calcext:value-type="string">
            <text:p><text:s/>error rate</text:p>
          </table:table-cell>
          <table:table-cell office:value-type="float" office:value="28.330002" calcext:value-type="float">
            <text:p>28,33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9299977" calcext:value-type="float">
            <text:p>0,29299977</text:p>
          </table:table-cell>
          <table:table-cell office:value-type="string" calcext:value-type="string">
            <text:p><text:s/>error rate</text:p>
          </table:table-cell>
          <table:table-cell office:value-type="float" office:value="27.18" calcext:value-type="float">
            <text:p>27,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9399976" calcext:value-type="float">
            <text:p>0,29399976</text:p>
          </table:table-cell>
          <table:table-cell office:value-type="string" calcext:value-type="string">
            <text:p><text:s/>error rate</text:p>
          </table:table-cell>
          <table:table-cell office:value-type="float" office:value="29.09" calcext:value-type="float">
            <text:p>29,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9499975" calcext:value-type="float">
            <text:p>0,29499975</text:p>
          </table:table-cell>
          <table:table-cell office:value-type="string" calcext:value-type="string">
            <text:p><text:s/>error rate</text:p>
          </table:table-cell>
          <table:table-cell office:value-type="float" office:value="29.65" calcext:value-type="float">
            <text:p>29,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9599974" calcext:value-type="float">
            <text:p>0,29599974</text:p>
          </table:table-cell>
          <table:table-cell office:value-type="string" calcext:value-type="string">
            <text:p><text:s/>error rate</text:p>
          </table:table-cell>
          <table:table-cell office:value-type="float" office:value="28.57" calcext:value-type="float">
            <text:p>28,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9699972" calcext:value-type="float">
            <text:p>0,29699972</text:p>
          </table:table-cell>
          <table:table-cell office:value-type="string" calcext:value-type="string">
            <text:p><text:s/>error rate</text:p>
          </table:table-cell>
          <table:table-cell office:value-type="float" office:value="28.29" calcext:value-type="float">
            <text:p>28,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979997" calcext:value-type="float">
            <text:p>0,2979997</text:p>
          </table:table-cell>
          <table:table-cell office:value-type="string" calcext:value-type="string">
            <text:p><text:s/>error rate</text:p>
          </table:table-cell>
          <table:table-cell office:value-type="float" office:value="25.86" calcext:value-type="float">
            <text:p>25,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989997" calcext:value-type="float">
            <text:p>0,2989997</text:p>
          </table:table-cell>
          <table:table-cell office:value-type="string" calcext:value-type="string">
            <text:p><text:s/>error rate</text:p>
          </table:table-cell>
          <table:table-cell office:value-type="float" office:value="26.320002" calcext:value-type="float">
            <text:p>26,32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29999968" calcext:value-type="float">
            <text:p>0,29999968</text:p>
          </table:table-cell>
          <table:table-cell office:value-type="string" calcext:value-type="string">
            <text:p><text:s/>error rate</text:p>
          </table:table-cell>
          <table:table-cell office:value-type="float" office:value="28.510002" calcext:value-type="float">
            <text:p>28,51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0099967" calcext:value-type="float">
            <text:p>0,30099967</text:p>
          </table:table-cell>
          <table:table-cell office:value-type="string" calcext:value-type="string">
            <text:p><text:s/>error rate</text:p>
          </table:table-cell>
          <table:table-cell office:value-type="float" office:value="25.89" calcext:value-type="float">
            <text:p>25,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0199966" calcext:value-type="float">
            <text:p>0,30199966</text:p>
          </table:table-cell>
          <table:table-cell office:value-type="string" calcext:value-type="string">
            <text:p><text:s/>error rate</text:p>
          </table:table-cell>
          <table:table-cell office:value-type="float" office:value="25.05" calcext:value-type="float">
            <text:p>25,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0299965" calcext:value-type="float">
            <text:p>0,30299965</text:p>
          </table:table-cell>
          <table:table-cell office:value-type="string" calcext:value-type="string">
            <text:p><text:s/>error rate</text:p>
          </table:table-cell>
          <table:table-cell office:value-type="float" office:value="30.809998" calcext:value-type="float">
            <text:p>30,80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0399963" calcext:value-type="float">
            <text:p>0,30399963</text:p>
          </table:table-cell>
          <table:table-cell office:value-type="string" calcext:value-type="string">
            <text:p><text:s/>error rate</text:p>
          </table:table-cell>
          <table:table-cell office:value-type="float" office:value="29.640001" calcext:value-type="float">
            <text:p>29,64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0499962" calcext:value-type="float">
            <text:p>0,30499962</text:p>
          </table:table-cell>
          <table:table-cell office:value-type="string" calcext:value-type="string">
            <text:p><text:s/>error rate</text:p>
          </table:table-cell>
          <table:table-cell office:value-type="float" office:value="26.56" calcext:value-type="float">
            <text:p>26,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059996" calcext:value-type="float">
            <text:p>0,3059996</text:p>
          </table:table-cell>
          <table:table-cell office:value-type="string" calcext:value-type="string">
            <text:p><text:s/>error rate</text:p>
          </table:table-cell>
          <table:table-cell office:value-type="float" office:value="26.62" calcext:value-type="float">
            <text:p>26,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069996" calcext:value-type="float">
            <text:p>0,3069996</text:p>
          </table:table-cell>
          <table:table-cell office:value-type="string" calcext:value-type="string">
            <text:p><text:s/>error rate</text:p>
          </table:table-cell>
          <table:table-cell office:value-type="float" office:value="25.54" calcext:value-type="float">
            <text:p>25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0799958" calcext:value-type="float">
            <text:p>0,30799958</text:p>
          </table:table-cell>
          <table:table-cell office:value-type="string" calcext:value-type="string">
            <text:p><text:s/>error rate</text:p>
          </table:table-cell>
          <table:table-cell office:value-type="float" office:value="26.660002" calcext:value-type="float">
            <text:p>26,66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0899957" calcext:value-type="float">
            <text:p>0,30899957</text:p>
          </table:table-cell>
          <table:table-cell office:value-type="string" calcext:value-type="string">
            <text:p><text:s/>error rate</text:p>
          </table:table-cell>
          <table:table-cell office:value-type="float" office:value="26.089998" calcext:value-type="float">
            <text:p>26,08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0999956" calcext:value-type="float">
            <text:p>0,30999956</text:p>
          </table:table-cell>
          <table:table-cell office:value-type="string" calcext:value-type="string">
            <text:p><text:s/>error rate</text:p>
          </table:table-cell>
          <table:table-cell office:value-type="float" office:value="29.74" calcext:value-type="float">
            <text:p>29,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1099954" calcext:value-type="float">
            <text:p>0,31099954</text:p>
          </table:table-cell>
          <table:table-cell office:value-type="string" calcext:value-type="string">
            <text:p><text:s/>error rate</text:p>
          </table:table-cell>
          <table:table-cell office:value-type="float" office:value="28.619999" calcext:value-type="float">
            <text:p>28,61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1199953" calcext:value-type="float">
            <text:p>0,31199953</text:p>
          </table:table-cell>
          <table:table-cell office:value-type="string" calcext:value-type="string">
            <text:p><text:s/>error rate</text:p>
          </table:table-cell>
          <table:table-cell office:value-type="float" office:value="26.63" calcext:value-type="float">
            <text:p>26,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1299952" calcext:value-type="float">
            <text:p>0,31299952</text:p>
          </table:table-cell>
          <table:table-cell office:value-type="string" calcext:value-type="string">
            <text:p><text:s/>error rate</text:p>
          </table:table-cell>
          <table:table-cell office:value-type="float" office:value="26.550001" calcext:value-type="float">
            <text:p>26,55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139995" calcext:value-type="float">
            <text:p>0,3139995</text:p>
          </table:table-cell>
          <table:table-cell office:value-type="string" calcext:value-type="string">
            <text:p><text:s/>error rate</text:p>
          </table:table-cell>
          <table:table-cell office:value-type="float" office:value="29.409998" calcext:value-type="float">
            <text:p>29,40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149995" calcext:value-type="float">
            <text:p>0,3149995</text:p>
          </table:table-cell>
          <table:table-cell office:value-type="string" calcext:value-type="string">
            <text:p><text:s/>error rate</text:p>
          </table:table-cell>
          <table:table-cell office:value-type="float" office:value="27.03" calcext:value-type="float">
            <text:p>27,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1599948" calcext:value-type="float">
            <text:p>0,31599948</text:p>
          </table:table-cell>
          <table:table-cell office:value-type="string" calcext:value-type="string">
            <text:p><text:s/>error rate</text:p>
          </table:table-cell>
          <table:table-cell office:value-type="float" office:value="27.01" calcext:value-type="float">
            <text:p>27,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1699947" calcext:value-type="float">
            <text:p>0,31699947</text:p>
          </table:table-cell>
          <table:table-cell office:value-type="string" calcext:value-type="string">
            <text:p><text:s/>error rate</text:p>
          </table:table-cell>
          <table:table-cell office:value-type="float" office:value="29.6" calcext:value-type="float">
            <text:p>29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1799945" calcext:value-type="float">
            <text:p>0,31799945</text:p>
          </table:table-cell>
          <table:table-cell office:value-type="string" calcext:value-type="string">
            <text:p><text:s/>error rate</text:p>
          </table:table-cell>
          <table:table-cell office:value-type="float" office:value="26.17" calcext:value-type="float">
            <text:p>26,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1899944" calcext:value-type="float">
            <text:p>0,31899944</text:p>
          </table:table-cell>
          <table:table-cell office:value-type="string" calcext:value-type="string">
            <text:p><text:s/>error rate</text:p>
          </table:table-cell>
          <table:table-cell office:value-type="float" office:value="28.92" calcext:value-type="float">
            <text:p>28,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1999943" calcext:value-type="float">
            <text:p>0,31999943</text:p>
          </table:table-cell>
          <table:table-cell office:value-type="string" calcext:value-type="string">
            <text:p><text:s/>error rate</text:p>
          </table:table-cell>
          <table:table-cell office:value-type="float" office:value="27.49" calcext:value-type="float">
            <text:p>27,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209994" calcext:value-type="float">
            <text:p>0,3209994</text:p>
          </table:table-cell>
          <table:table-cell office:value-type="string" calcext:value-type="string">
            <text:p><text:s/>error rate</text:p>
          </table:table-cell>
          <table:table-cell office:value-type="float" office:value="30.13" calcext:value-type="float">
            <text:p>30,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219994" calcext:value-type="float">
            <text:p>0,3219994</text:p>
          </table:table-cell>
          <table:table-cell office:value-type="string" calcext:value-type="string">
            <text:p><text:s/>error rate</text:p>
          </table:table-cell>
          <table:table-cell office:value-type="float" office:value="28.5" calcext:value-type="float">
            <text:p>28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229994" calcext:value-type="float">
            <text:p>0,3229994</text:p>
          </table:table-cell>
          <table:table-cell office:value-type="string" calcext:value-type="string">
            <text:p><text:s/>error rate</text:p>
          </table:table-cell>
          <table:table-cell office:value-type="float" office:value="27.35" calcext:value-type="float">
            <text:p>27,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2399938" calcext:value-type="float">
            <text:p>0,32399938</text:p>
          </table:table-cell>
          <table:table-cell office:value-type="string" calcext:value-type="string">
            <text:p><text:s/>error rate</text:p>
          </table:table-cell>
          <table:table-cell office:value-type="float" office:value="27.41" calcext:value-type="float">
            <text:p>27,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2499936" calcext:value-type="float">
            <text:p>0,32499936</text:p>
          </table:table-cell>
          <table:table-cell office:value-type="string" calcext:value-type="string">
            <text:p><text:s/>error rate</text:p>
          </table:table-cell>
          <table:table-cell office:value-type="float" office:value="26.19" calcext:value-type="float">
            <text:p>26,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2599935" calcext:value-type="float">
            <text:p>0,32599935</text:p>
          </table:table-cell>
          <table:table-cell office:value-type="string" calcext:value-type="string">
            <text:p><text:s/>error rate</text:p>
          </table:table-cell>
          <table:table-cell office:value-type="float" office:value="27.720001" calcext:value-type="float">
            <text:p>27,72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2699934" calcext:value-type="float">
            <text:p>0,32699934</text:p>
          </table:table-cell>
          <table:table-cell office:value-type="string" calcext:value-type="string">
            <text:p><text:s/>error rate</text:p>
          </table:table-cell>
          <table:table-cell office:value-type="float" office:value="27.98" calcext:value-type="float">
            <text:p>27,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2799932" calcext:value-type="float">
            <text:p>0,32799932</text:p>
          </table:table-cell>
          <table:table-cell office:value-type="string" calcext:value-type="string">
            <text:p><text:s/>error rate</text:p>
          </table:table-cell>
          <table:table-cell office:value-type="float" office:value="29.589998" calcext:value-type="float">
            <text:p>29,58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289993" calcext:value-type="float">
            <text:p>0,3289993</text:p>
          </table:table-cell>
          <table:table-cell office:value-type="string" calcext:value-type="string">
            <text:p><text:s/>error rate</text:p>
          </table:table-cell>
          <table:table-cell office:value-type="float" office:value="29.16" calcext:value-type="float">
            <text:p>29,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299993" calcext:value-type="float">
            <text:p>0,3299993</text:p>
          </table:table-cell>
          <table:table-cell office:value-type="string" calcext:value-type="string">
            <text:p><text:s/>error rate</text:p>
          </table:table-cell>
          <table:table-cell office:value-type="float" office:value="26.140001" calcext:value-type="float">
            <text:p>26,14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3099928" calcext:value-type="float">
            <text:p>0,33099928</text:p>
          </table:table-cell>
          <table:table-cell office:value-type="string" calcext:value-type="string">
            <text:p><text:s/>error rate</text:p>
          </table:table-cell>
          <table:table-cell office:value-type="float" office:value="25.73" calcext:value-type="float">
            <text:p>25,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3199927" calcext:value-type="float">
            <text:p>0,33199927</text:p>
          </table:table-cell>
          <table:table-cell office:value-type="string" calcext:value-type="string">
            <text:p><text:s/>error rate</text:p>
          </table:table-cell>
          <table:table-cell office:value-type="float" office:value="25.46" calcext:value-type="float">
            <text:p>25,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3299926" calcext:value-type="float">
            <text:p>0,33299926</text:p>
          </table:table-cell>
          <table:table-cell office:value-type="string" calcext:value-type="string">
            <text:p><text:s/>error rate</text:p>
          </table:table-cell>
          <table:table-cell office:value-type="float" office:value="26.789999" calcext:value-type="float">
            <text:p>26,78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3399925" calcext:value-type="float">
            <text:p>0,33399925</text:p>
          </table:table-cell>
          <table:table-cell office:value-type="string" calcext:value-type="string">
            <text:p><text:s/>error rate</text:p>
          </table:table-cell>
          <table:table-cell office:value-type="float" office:value="27.54" calcext:value-type="float">
            <text:p>27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3499923" calcext:value-type="float">
            <text:p>0,33499923</text:p>
          </table:table-cell>
          <table:table-cell office:value-type="string" calcext:value-type="string">
            <text:p><text:s/>error rate</text:p>
          </table:table-cell>
          <table:table-cell office:value-type="float" office:value="28.310001" calcext:value-type="float">
            <text:p>28,31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3599922" calcext:value-type="float">
            <text:p>0,33599922</text:p>
          </table:table-cell>
          <table:table-cell office:value-type="string" calcext:value-type="string">
            <text:p><text:s/>error rate</text:p>
          </table:table-cell>
          <table:table-cell office:value-type="float" office:value="26.859999" calcext:value-type="float">
            <text:p>26,85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369992" calcext:value-type="float">
            <text:p>0,3369992</text:p>
          </table:table-cell>
          <table:table-cell office:value-type="string" calcext:value-type="string">
            <text:p><text:s/>error rate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379992" calcext:value-type="float">
            <text:p>0,3379992</text:p>
          </table:table-cell>
          <table:table-cell office:value-type="string" calcext:value-type="string">
            <text:p><text:s/>error rate</text:p>
          </table:table-cell>
          <table:table-cell office:value-type="float" office:value="29.9" calcext:value-type="float">
            <text:p>29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3899918" calcext:value-type="float">
            <text:p>0,33899918</text:p>
          </table:table-cell>
          <table:table-cell office:value-type="string" calcext:value-type="string">
            <text:p><text:s/>error rate</text:p>
          </table:table-cell>
          <table:table-cell office:value-type="float" office:value="26.07" calcext:value-type="float">
            <text:p>26,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3999917" calcext:value-type="float">
            <text:p>0,33999917</text:p>
          </table:table-cell>
          <table:table-cell office:value-type="string" calcext:value-type="string">
            <text:p><text:s/>error rate</text:p>
          </table:table-cell>
          <table:table-cell office:value-type="float" office:value="28.57" calcext:value-type="float">
            <text:p>28,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4099916" calcext:value-type="float">
            <text:p>0,34099916</text:p>
          </table:table-cell>
          <table:table-cell office:value-type="string" calcext:value-type="string">
            <text:p><text:s/>error rate</text:p>
          </table:table-cell>
          <table:table-cell office:value-type="float" office:value="26.4" calcext:value-type="float">
            <text:p>26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4199914" calcext:value-type="float">
            <text:p>0,34199914</text:p>
          </table:table-cell>
          <table:table-cell office:value-type="string" calcext:value-type="string">
            <text:p><text:s/>error rate</text:p>
          </table:table-cell>
          <table:table-cell office:value-type="float" office:value="25.04" calcext:value-type="float">
            <text:p>25,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4299913" calcext:value-type="float">
            <text:p>0,34299913</text:p>
          </table:table-cell>
          <table:table-cell office:value-type="string" calcext:value-type="string">
            <text:p><text:s/>error rate</text:p>
          </table:table-cell>
          <table:table-cell office:value-type="float" office:value="26.85" calcext:value-type="float">
            <text:p>26,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4399912" calcext:value-type="float">
            <text:p>0,34399912</text:p>
          </table:table-cell>
          <table:table-cell office:value-type="string" calcext:value-type="string">
            <text:p><text:s/>error rate</text:p>
          </table:table-cell>
          <table:table-cell office:value-type="float" office:value="25.960001" calcext:value-type="float">
            <text:p>25,96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449991" calcext:value-type="float">
            <text:p>0,3449991</text:p>
          </table:table-cell>
          <table:table-cell office:value-type="string" calcext:value-type="string">
            <text:p><text:s/>error rate</text:p>
          </table:table-cell>
          <table:table-cell office:value-type="float" office:value="26.35" calcext:value-type="float">
            <text:p>26,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459991" calcext:value-type="float">
            <text:p>0,3459991</text:p>
          </table:table-cell>
          <table:table-cell office:value-type="string" calcext:value-type="string">
            <text:p><text:s/>error rate</text:p>
          </table:table-cell>
          <table:table-cell office:value-type="float" office:value="27.039999" calcext:value-type="float">
            <text:p>27,03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4699908" calcext:value-type="float">
            <text:p>0,34699908</text:p>
          </table:table-cell>
          <table:table-cell office:value-type="string" calcext:value-type="string">
            <text:p><text:s/>error rate</text:p>
          </table:table-cell>
          <table:table-cell office:value-type="float" office:value="27.579998" calcext:value-type="float">
            <text:p>27,57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4799907" calcext:value-type="float">
            <text:p>0,34799907</text:p>
          </table:table-cell>
          <table:table-cell office:value-type="string" calcext:value-type="string">
            <text:p><text:s/>error rate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4899905" calcext:value-type="float">
            <text:p>0,34899905</text:p>
          </table:table-cell>
          <table:table-cell office:value-type="string" calcext:value-type="string">
            <text:p><text:s/>error rate</text:p>
          </table:table-cell>
          <table:table-cell office:value-type="float" office:value="32.530003" calcext:value-type="float">
            <text:p>32,530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4999904" calcext:value-type="float">
            <text:p>0,34999904</text:p>
          </table:table-cell>
          <table:table-cell office:value-type="string" calcext:value-type="string">
            <text:p><text:s/>error rate</text:p>
          </table:table-cell>
          <table:table-cell office:value-type="float" office:value="29.269999" calcext:value-type="float">
            <text:p>29,26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5099903" calcext:value-type="float">
            <text:p>0,35099903</text:p>
          </table:table-cell>
          <table:table-cell office:value-type="string" calcext:value-type="string">
            <text:p><text:s/>error rate</text:p>
          </table:table-cell>
          <table:table-cell office:value-type="float" office:value="30.300001" calcext:value-type="float">
            <text:p>30,30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51999" calcext:value-type="float">
            <text:p>0,351999</text:p>
          </table:table-cell>
          <table:table-cell office:value-type="string" calcext:value-type="string">
            <text:p><text:s/>error rate</text:p>
          </table:table-cell>
          <table:table-cell office:value-type="float" office:value="27.26" calcext:value-type="float">
            <text:p>27,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52999" calcext:value-type="float">
            <text:p>0,352999</text:p>
          </table:table-cell>
          <table:table-cell office:value-type="string" calcext:value-type="string">
            <text:p><text:s/>error rate</text:p>
          </table:table-cell>
          <table:table-cell office:value-type="float" office:value="30.7" calcext:value-type="float">
            <text:p>30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53999" calcext:value-type="float">
            <text:p>0,353999</text:p>
          </table:table-cell>
          <table:table-cell office:value-type="string" calcext:value-type="string">
            <text:p><text:s/>error rate</text:p>
          </table:table-cell>
          <table:table-cell office:value-type="float" office:value="26.609999" calcext:value-type="float">
            <text:p>26,60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5499898" calcext:value-type="float">
            <text:p>0,35499898</text:p>
          </table:table-cell>
          <table:table-cell office:value-type="string" calcext:value-type="string">
            <text:p><text:s/>error rate</text:p>
          </table:table-cell>
          <table:table-cell office:value-type="float" office:value="29.480001" calcext:value-type="float">
            <text:p>29,48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5599896" calcext:value-type="float">
            <text:p>0,35599896</text:p>
          </table:table-cell>
          <table:table-cell office:value-type="string" calcext:value-type="string">
            <text:p><text:s/>error rate</text:p>
          </table:table-cell>
          <table:table-cell office:value-type="float" office:value="28.130001" calcext:value-type="float">
            <text:p>28,13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5699895" calcext:value-type="float">
            <text:p>0,35699895</text:p>
          </table:table-cell>
          <table:table-cell office:value-type="string" calcext:value-type="string">
            <text:p><text:s/>error rate</text:p>
          </table:table-cell>
          <table:table-cell office:value-type="float" office:value="27.070002" calcext:value-type="float">
            <text:p>27,07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5799894" calcext:value-type="float">
            <text:p>0,35799894</text:p>
          </table:table-cell>
          <table:table-cell office:value-type="string" calcext:value-type="string">
            <text:p><text:s/>error rate</text:p>
          </table:table-cell>
          <table:table-cell office:value-type="float" office:value="26.38" calcext:value-type="float">
            <text:p>26,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5899892" calcext:value-type="float">
            <text:p>0,35899892</text:p>
          </table:table-cell>
          <table:table-cell office:value-type="string" calcext:value-type="string">
            <text:p><text:s/>error rate</text:p>
          </table:table-cell>
          <table:table-cell office:value-type="float" office:value="32.030003" calcext:value-type="float">
            <text:p>32,030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599989" calcext:value-type="float">
            <text:p>0,3599989</text:p>
          </table:table-cell>
          <table:table-cell office:value-type="string" calcext:value-type="string">
            <text:p><text:s/>error rate</text:p>
          </table:table-cell>
          <table:table-cell office:value-type="float" office:value="28.64" calcext:value-type="float">
            <text:p>28,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609989" calcext:value-type="float">
            <text:p>0,3609989</text:p>
          </table:table-cell>
          <table:table-cell office:value-type="string" calcext:value-type="string">
            <text:p><text:s/>error rate</text:p>
          </table:table-cell>
          <table:table-cell office:value-type="float" office:value="26.980001" calcext:value-type="float">
            <text:p>26,98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619989" calcext:value-type="float">
            <text:p>0,3619989</text:p>
          </table:table-cell>
          <table:table-cell office:value-type="string" calcext:value-type="string">
            <text:p><text:s/>error rate</text:p>
          </table:table-cell>
          <table:table-cell office:value-type="float" office:value="24.77" calcext:value-type="float">
            <text:p>24,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6299887" calcext:value-type="float">
            <text:p>0,36299887</text:p>
          </table:table-cell>
          <table:table-cell office:value-type="string" calcext:value-type="string">
            <text:p><text:s/>error rate</text:p>
          </table:table-cell>
          <table:table-cell office:value-type="float" office:value="25.68" calcext:value-type="float">
            <text:p>25,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6399886" calcext:value-type="float">
            <text:p>0,36399886</text:p>
          </table:table-cell>
          <table:table-cell office:value-type="string" calcext:value-type="string">
            <text:p><text:s/>error rate</text:p>
          </table:table-cell>
          <table:table-cell office:value-type="float" office:value="26.26" calcext:value-type="float">
            <text:p>26,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6499885" calcext:value-type="float">
            <text:p>0,36499885</text:p>
          </table:table-cell>
          <table:table-cell office:value-type="string" calcext:value-type="string">
            <text:p><text:s/>error rate</text:p>
          </table:table-cell>
          <table:table-cell office:value-type="float" office:value="26.789999" calcext:value-type="float">
            <text:p>26,78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6599883" calcext:value-type="float">
            <text:p>0,36599883</text:p>
          </table:table-cell>
          <table:table-cell office:value-type="string" calcext:value-type="string">
            <text:p><text:s/>error rate</text:p>
          </table:table-cell>
          <table:table-cell office:value-type="float" office:value="26.76" calcext:value-type="float">
            <text:p>26,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6699882" calcext:value-type="float">
            <text:p>0,36699882</text:p>
          </table:table-cell>
          <table:table-cell office:value-type="string" calcext:value-type="string">
            <text:p><text:s/>error rate</text:p>
          </table:table-cell>
          <table:table-cell office:value-type="float" office:value="24.779999" calcext:value-type="float">
            <text:p>24,77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679988" calcext:value-type="float">
            <text:p>0,3679988</text:p>
          </table:table-cell>
          <table:table-cell office:value-type="string" calcext:value-type="string">
            <text:p><text:s/>error rate</text:p>
          </table:table-cell>
          <table:table-cell office:value-type="float" office:value="24.63" calcext:value-type="float">
            <text:p>24,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689988" calcext:value-type="float">
            <text:p>0,3689988</text:p>
          </table:table-cell>
          <table:table-cell office:value-type="string" calcext:value-type="string">
            <text:p><text:s/>error rate</text:p>
          </table:table-cell>
          <table:table-cell office:value-type="float" office:value="30.300001" calcext:value-type="float">
            <text:p>30,30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6999878" calcext:value-type="float">
            <text:p>0,36999878</text:p>
          </table:table-cell>
          <table:table-cell office:value-type="string" calcext:value-type="string">
            <text:p><text:s/>error rate</text:p>
          </table:table-cell>
          <table:table-cell office:value-type="float" office:value="29.730001" calcext:value-type="float">
            <text:p>29,73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7099877" calcext:value-type="float">
            <text:p>0,37099877</text:p>
          </table:table-cell>
          <table:table-cell office:value-type="string" calcext:value-type="string">
            <text:p><text:s/>error rate</text:p>
          </table:table-cell>
          <table:table-cell office:value-type="float" office:value="27.24" calcext:value-type="float">
            <text:p>27,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7199876" calcext:value-type="float">
            <text:p>0,37199876</text:p>
          </table:table-cell>
          <table:table-cell office:value-type="string" calcext:value-type="string">
            <text:p><text:s/>error rate</text:p>
          </table:table-cell>
          <table:table-cell office:value-type="float" office:value="24.51" calcext:value-type="float">
            <text:p>24,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7299874" calcext:value-type="float">
            <text:p>0,37299874</text:p>
          </table:table-cell>
          <table:table-cell office:value-type="string" calcext:value-type="string">
            <text:p><text:s/>error rate</text:p>
          </table:table-cell>
          <table:table-cell office:value-type="float" office:value="25.59" calcext:value-type="float">
            <text:p>25,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7399873" calcext:value-type="float">
            <text:p>0,37399873</text:p>
          </table:table-cell>
          <table:table-cell office:value-type="string" calcext:value-type="string">
            <text:p><text:s/>error rate</text:p>
          </table:table-cell>
          <table:table-cell office:value-type="float" office:value="26.99" calcext:value-type="float">
            <text:p>26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7499872" calcext:value-type="float">
            <text:p>0,37499872</text:p>
          </table:table-cell>
          <table:table-cell office:value-type="string" calcext:value-type="string">
            <text:p><text:s/>error rate</text:p>
          </table:table-cell>
          <table:table-cell office:value-type="float" office:value="31.46" calcext:value-type="float">
            <text:p>31,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759987" calcext:value-type="float">
            <text:p>0,3759987</text:p>
          </table:table-cell>
          <table:table-cell office:value-type="string" calcext:value-type="string">
            <text:p><text:s/>error rate</text:p>
          </table:table-cell>
          <table:table-cell office:value-type="float" office:value="26.140001" calcext:value-type="float">
            <text:p>26,14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769987" calcext:value-type="float">
            <text:p>0,3769987</text:p>
          </table:table-cell>
          <table:table-cell office:value-type="string" calcext:value-type="string">
            <text:p><text:s/>error rate</text:p>
          </table:table-cell>
          <table:table-cell office:value-type="float" office:value="29.81" calcext:value-type="float">
            <text:p>29,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7799868" calcext:value-type="float">
            <text:p>0,37799868</text:p>
          </table:table-cell>
          <table:table-cell office:value-type="string" calcext:value-type="string">
            <text:p><text:s/>error rate</text:p>
          </table:table-cell>
          <table:table-cell office:value-type="float" office:value="28.69" calcext:value-type="float">
            <text:p>28,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7899867" calcext:value-type="float">
            <text:p>0,37899867</text:p>
          </table:table-cell>
          <table:table-cell office:value-type="string" calcext:value-type="string">
            <text:p><text:s/>error rate</text:p>
          </table:table-cell>
          <table:table-cell office:value-type="float" office:value="27.23" calcext:value-type="float">
            <text:p>27,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7999865" calcext:value-type="float">
            <text:p>0,37999865</text:p>
          </table:table-cell>
          <table:table-cell office:value-type="string" calcext:value-type="string">
            <text:p><text:s/>error rate</text:p>
          </table:table-cell>
          <table:table-cell office:value-type="float" office:value="27.52" calcext:value-type="float">
            <text:p>27,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8099864" calcext:value-type="float">
            <text:p>0,38099864</text:p>
          </table:table-cell>
          <table:table-cell office:value-type="string" calcext:value-type="string">
            <text:p><text:s/>error rate</text:p>
          </table:table-cell>
          <table:table-cell office:value-type="float" office:value="29.53" calcext:value-type="float">
            <text:p>29,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8199863" calcext:value-type="float">
            <text:p>0,38199863</text:p>
          </table:table-cell>
          <table:table-cell office:value-type="string" calcext:value-type="string">
            <text:p><text:s/>error rate</text:p>
          </table:table-cell>
          <table:table-cell office:value-type="float" office:value="29.22" calcext:value-type="float">
            <text:p>29,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8299862" calcext:value-type="float">
            <text:p>0,38299862</text:p>
          </table:table-cell>
          <table:table-cell office:value-type="string" calcext:value-type="string">
            <text:p><text:s/>error rate</text:p>
          </table:table-cell>
          <table:table-cell office:value-type="float" office:value="24.66" calcext:value-type="float">
            <text:p>24,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839986" calcext:value-type="float">
            <text:p>0,3839986</text:p>
          </table:table-cell>
          <table:table-cell office:value-type="string" calcext:value-type="string">
            <text:p><text:s/>error rate</text:p>
          </table:table-cell>
          <table:table-cell office:value-type="float" office:value="25.82" calcext:value-type="float">
            <text:p>25,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849986" calcext:value-type="float">
            <text:p>0,3849986</text:p>
          </table:table-cell>
          <table:table-cell office:value-type="string" calcext:value-type="string">
            <text:p><text:s/>error rate</text:p>
          </table:table-cell>
          <table:table-cell office:value-type="float" office:value="33.329998" calcext:value-type="float">
            <text:p>33,32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8599858" calcext:value-type="float">
            <text:p>0,38599858</text:p>
          </table:table-cell>
          <table:table-cell office:value-type="string" calcext:value-type="string">
            <text:p><text:s/>error rate</text:p>
          </table:table-cell>
          <table:table-cell office:value-type="float" office:value="28.279999" calcext:value-type="float">
            <text:p>28,27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8699856" calcext:value-type="float">
            <text:p>0,38699856</text:p>
          </table:table-cell>
          <table:table-cell office:value-type="string" calcext:value-type="string">
            <text:p><text:s/>error rate</text:p>
          </table:table-cell>
          <table:table-cell office:value-type="float" office:value="26.859999" calcext:value-type="float">
            <text:p>26,85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8799855" calcext:value-type="float">
            <text:p>0,38799855</text:p>
          </table:table-cell>
          <table:table-cell office:value-type="string" calcext:value-type="string">
            <text:p><text:s/>error rate</text:p>
          </table:table-cell>
          <table:table-cell office:value-type="float" office:value="29.1" calcext:value-type="float">
            <text:p>29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8899854" calcext:value-type="float">
            <text:p>0,38899854</text:p>
          </table:table-cell>
          <table:table-cell office:value-type="string" calcext:value-type="string">
            <text:p><text:s/>error rate</text:p>
          </table:table-cell>
          <table:table-cell office:value-type="float" office:value="26.15" calcext:value-type="float">
            <text:p>26,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8999853" calcext:value-type="float">
            <text:p>0,38999853</text:p>
          </table:table-cell>
          <table:table-cell office:value-type="string" calcext:value-type="string">
            <text:p><text:s/>error rate</text:p>
          </table:table-cell>
          <table:table-cell office:value-type="float" office:value="26.49" calcext:value-type="float">
            <text:p>26,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909985" calcext:value-type="float">
            <text:p>0,3909985</text:p>
          </table:table-cell>
          <table:table-cell office:value-type="string" calcext:value-type="string">
            <text:p><text:s/>error rate</text:p>
          </table:table-cell>
          <table:table-cell office:value-type="float" office:value="26.12" calcext:value-type="float">
            <text:p>26,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919985" calcext:value-type="float">
            <text:p>0,3919985</text:p>
          </table:table-cell>
          <table:table-cell office:value-type="string" calcext:value-type="string">
            <text:p><text:s/>error rate</text:p>
          </table:table-cell>
          <table:table-cell office:value-type="float" office:value="26.74" calcext:value-type="float">
            <text:p>26,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929985" calcext:value-type="float">
            <text:p>0,3929985</text:p>
          </table:table-cell>
          <table:table-cell office:value-type="string" calcext:value-type="string">
            <text:p><text:s/>error rate</text:p>
          </table:table-cell>
          <table:table-cell office:value-type="float" office:value="28.490002" calcext:value-type="float">
            <text:p>28,49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9399847" calcext:value-type="float">
            <text:p>0,39399847</text:p>
          </table:table-cell>
          <table:table-cell office:value-type="string" calcext:value-type="string">
            <text:p><text:s/>error rate</text:p>
          </table:table-cell>
          <table:table-cell office:value-type="float" office:value="26.37" calcext:value-type="float">
            <text:p>26,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9499846" calcext:value-type="float">
            <text:p>0,39499846</text:p>
          </table:table-cell>
          <table:table-cell office:value-type="string" calcext:value-type="string">
            <text:p><text:s/>error rate</text:p>
          </table:table-cell>
          <table:table-cell office:value-type="float" office:value="28.099998" calcext:value-type="float">
            <text:p>28,09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9599845" calcext:value-type="float">
            <text:p>0,39599845</text:p>
          </table:table-cell>
          <table:table-cell office:value-type="string" calcext:value-type="string">
            <text:p><text:s/>error rate</text:p>
          </table:table-cell>
          <table:table-cell office:value-type="float" office:value="26.910002" calcext:value-type="float">
            <text:p>26,91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9699844" calcext:value-type="float">
            <text:p>0,39699844</text:p>
          </table:table-cell>
          <table:table-cell office:value-type="string" calcext:value-type="string">
            <text:p><text:s/>error rate</text:p>
          </table:table-cell>
          <table:table-cell office:value-type="float" office:value="26.750002" calcext:value-type="float">
            <text:p>26,75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9799842" calcext:value-type="float">
            <text:p>0,39799842</text:p>
          </table:table-cell>
          <table:table-cell office:value-type="string" calcext:value-type="string">
            <text:p><text:s/>error rate</text:p>
          </table:table-cell>
          <table:table-cell office:value-type="float" office:value="28.27" calcext:value-type="float">
            <text:p>28,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989984" calcext:value-type="float">
            <text:p>0,3989984</text:p>
          </table:table-cell>
          <table:table-cell office:value-type="string" calcext:value-type="string">
            <text:p><text:s/>error rate</text:p>
          </table:table-cell>
          <table:table-cell office:value-type="float" office:value="28.04" calcext:value-type="float">
            <text:p>28,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3999984" calcext:value-type="float">
            <text:p>0,3999984</text:p>
          </table:table-cell>
          <table:table-cell office:value-type="string" calcext:value-type="string">
            <text:p><text:s/>error rate</text:p>
          </table:table-cell>
          <table:table-cell office:value-type="float" office:value="27.720001" calcext:value-type="float">
            <text:p>27,72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0099838" calcext:value-type="float">
            <text:p>0,40099838</text:p>
          </table:table-cell>
          <table:table-cell office:value-type="string" calcext:value-type="string">
            <text:p><text:s/>error rate</text:p>
          </table:table-cell>
          <table:table-cell office:value-type="float" office:value="27.849998" calcext:value-type="float">
            <text:p>27,84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0199837" calcext:value-type="float">
            <text:p>0,40199837</text:p>
          </table:table-cell>
          <table:table-cell office:value-type="string" calcext:value-type="string">
            <text:p><text:s/>error rate</text:p>
          </table:table-cell>
          <table:table-cell office:value-type="float" office:value="27.54" calcext:value-type="float">
            <text:p>27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0299836" calcext:value-type="float">
            <text:p>0,40299836</text:p>
          </table:table-cell>
          <table:table-cell office:value-type="string" calcext:value-type="string">
            <text:p><text:s/>error rate</text:p>
          </table:table-cell>
          <table:table-cell office:value-type="float" office:value="26.35" calcext:value-type="float">
            <text:p>26,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0399835" calcext:value-type="float">
            <text:p>0,40399835</text:p>
          </table:table-cell>
          <table:table-cell office:value-type="string" calcext:value-type="string">
            <text:p><text:s/>error rate</text:p>
          </table:table-cell>
          <table:table-cell office:value-type="float" office:value="32.74" calcext:value-type="float">
            <text:p>32,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0499833" calcext:value-type="float">
            <text:p>0,40499833</text:p>
          </table:table-cell>
          <table:table-cell office:value-type="string" calcext:value-type="string">
            <text:p><text:s/>error rate</text:p>
          </table:table-cell>
          <table:table-cell office:value-type="float" office:value="26.210001" calcext:value-type="float">
            <text:p>26,21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0599832" calcext:value-type="float">
            <text:p>0,40599832</text:p>
          </table:table-cell>
          <table:table-cell office:value-type="string" calcext:value-type="string">
            <text:p><text:s/>error rate</text:p>
          </table:table-cell>
          <table:table-cell office:value-type="float" office:value="26.49" calcext:value-type="float">
            <text:p>26,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069983" calcext:value-type="float">
            <text:p>0,4069983</text:p>
          </table:table-cell>
          <table:table-cell office:value-type="string" calcext:value-type="string">
            <text:p><text:s/>error rate</text:p>
          </table:table-cell>
          <table:table-cell office:value-type="float" office:value="27.38" calcext:value-type="float">
            <text:p>27,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079983" calcext:value-type="float">
            <text:p>0,4079983</text:p>
          </table:table-cell>
          <table:table-cell office:value-type="string" calcext:value-type="string">
            <text:p><text:s/>error rate</text:p>
          </table:table-cell>
          <table:table-cell office:value-type="float" office:value="28.45" calcext:value-type="float">
            <text:p>28,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0899828" calcext:value-type="float">
            <text:p>0,40899828</text:p>
          </table:table-cell>
          <table:table-cell office:value-type="string" calcext:value-type="string">
            <text:p><text:s/>error rate</text:p>
          </table:table-cell>
          <table:table-cell office:value-type="float" office:value="26.179998" calcext:value-type="float">
            <text:p>26,17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0999827" calcext:value-type="float">
            <text:p>0,40999827</text:p>
          </table:table-cell>
          <table:table-cell office:value-type="string" calcext:value-type="string">
            <text:p><text:s/>error rate</text:p>
          </table:table-cell>
          <table:table-cell office:value-type="float" office:value="28.5" calcext:value-type="float">
            <text:p>28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1099826" calcext:value-type="float">
            <text:p>0,41099826</text:p>
          </table:table-cell>
          <table:table-cell office:value-type="string" calcext:value-type="string">
            <text:p><text:s/>error rate</text:p>
          </table:table-cell>
          <table:table-cell office:value-type="float" office:value="27.34" calcext:value-type="float">
            <text:p>27,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1199824" calcext:value-type="float">
            <text:p>0,41199824</text:p>
          </table:table-cell>
          <table:table-cell office:value-type="string" calcext:value-type="string">
            <text:p><text:s/>error rate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1299823" calcext:value-type="float">
            <text:p>0,41299823</text:p>
          </table:table-cell>
          <table:table-cell office:value-type="string" calcext:value-type="string">
            <text:p><text:s/>error rate</text:p>
          </table:table-cell>
          <table:table-cell office:value-type="float" office:value="29.16" calcext:value-type="float">
            <text:p>29,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1399822" calcext:value-type="float">
            <text:p>0,41399822</text:p>
          </table:table-cell>
          <table:table-cell office:value-type="string" calcext:value-type="string">
            <text:p><text:s/>error rate</text:p>
          </table:table-cell>
          <table:table-cell office:value-type="float" office:value="25.380001" calcext:value-type="float">
            <text:p>25,38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149982" calcext:value-type="float">
            <text:p>0,4149982</text:p>
          </table:table-cell>
          <table:table-cell office:value-type="string" calcext:value-type="string">
            <text:p><text:s/>error rate</text:p>
          </table:table-cell>
          <table:table-cell office:value-type="float" office:value="24.51" calcext:value-type="float">
            <text:p>24,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159982" calcext:value-type="float">
            <text:p>0,4159982</text:p>
          </table:table-cell>
          <table:table-cell office:value-type="string" calcext:value-type="string">
            <text:p><text:s/>error rate</text:p>
          </table:table-cell>
          <table:table-cell office:value-type="float" office:value="27.880001" calcext:value-type="float">
            <text:p>27,88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1699818" calcext:value-type="float">
            <text:p>0,41699818</text:p>
          </table:table-cell>
          <table:table-cell office:value-type="string" calcext:value-type="string">
            <text:p><text:s/>error rate</text:p>
          </table:table-cell>
          <table:table-cell office:value-type="float" office:value="25.260002" calcext:value-type="float">
            <text:p>25,26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1799816" calcext:value-type="float">
            <text:p>0,41799816</text:p>
          </table:table-cell>
          <table:table-cell office:value-type="string" calcext:value-type="string">
            <text:p><text:s/>error rate</text:p>
          </table:table-cell>
          <table:table-cell office:value-type="float" office:value="26.69" calcext:value-type="float">
            <text:p>26,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1899815" calcext:value-type="float">
            <text:p>0,41899815</text:p>
          </table:table-cell>
          <table:table-cell office:value-type="string" calcext:value-type="string">
            <text:p><text:s/>error rate</text:p>
          </table:table-cell>
          <table:table-cell office:value-type="float" office:value="28.43" calcext:value-type="float">
            <text:p>28,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1999814" calcext:value-type="float">
            <text:p>0,41999814</text:p>
          </table:table-cell>
          <table:table-cell office:value-type="string" calcext:value-type="string">
            <text:p><text:s/>error rate</text:p>
          </table:table-cell>
          <table:table-cell office:value-type="float" office:value="30.28" calcext:value-type="float">
            <text:p>30,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2099813" calcext:value-type="float">
            <text:p>0,42099813</text:p>
          </table:table-cell>
          <table:table-cell office:value-type="string" calcext:value-type="string">
            <text:p><text:s/>error rate</text:p>
          </table:table-cell>
          <table:table-cell office:value-type="float" office:value="26.679998" calcext:value-type="float">
            <text:p>26,67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219981" calcext:value-type="float">
            <text:p>0,4219981</text:p>
          </table:table-cell>
          <table:table-cell office:value-type="string" calcext:value-type="string">
            <text:p><text:s/>error rate</text:p>
          </table:table-cell>
          <table:table-cell office:value-type="float" office:value="28.86" calcext:value-type="float">
            <text:p>28,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229981" calcext:value-type="float">
            <text:p>0,4229981</text:p>
          </table:table-cell>
          <table:table-cell office:value-type="string" calcext:value-type="string">
            <text:p><text:s/>error rate</text:p>
          </table:table-cell>
          <table:table-cell office:value-type="float" office:value="29.339998" calcext:value-type="float">
            <text:p>29,33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239981" calcext:value-type="float">
            <text:p>0,4239981</text:p>
          </table:table-cell>
          <table:table-cell office:value-type="string" calcext:value-type="string">
            <text:p><text:s/>error rate</text:p>
          </table:table-cell>
          <table:table-cell office:value-type="float" office:value="26.9" calcext:value-type="float">
            <text:p>26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2499807" calcext:value-type="float">
            <text:p>0,42499807</text:p>
          </table:table-cell>
          <table:table-cell office:value-type="string" calcext:value-type="string">
            <text:p><text:s/>error rate</text:p>
          </table:table-cell>
          <table:table-cell office:value-type="float" office:value="26.339998" calcext:value-type="float">
            <text:p>26,33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2599806" calcext:value-type="float">
            <text:p>0,42599806</text:p>
          </table:table-cell>
          <table:table-cell office:value-type="string" calcext:value-type="string">
            <text:p><text:s/>error rate</text:p>
          </table:table-cell>
          <table:table-cell office:value-type="float" office:value="28.169998" calcext:value-type="float">
            <text:p>28,16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2699805" calcext:value-type="float">
            <text:p>0,42699805</text:p>
          </table:table-cell>
          <table:table-cell office:value-type="string" calcext:value-type="string">
            <text:p><text:s/>error rate</text:p>
          </table:table-cell>
          <table:table-cell office:value-type="float" office:value="25.77" calcext:value-type="float">
            <text:p>25,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2799804" calcext:value-type="float">
            <text:p>0,42799804</text:p>
          </table:table-cell>
          <table:table-cell office:value-type="string" calcext:value-type="string">
            <text:p><text:s/>error rate</text:p>
          </table:table-cell>
          <table:table-cell office:value-type="float" office:value="26.210001" calcext:value-type="float">
            <text:p>26,21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2899802" calcext:value-type="float">
            <text:p>0,42899802</text:p>
          </table:table-cell>
          <table:table-cell office:value-type="string" calcext:value-type="string">
            <text:p><text:s/>error rate</text:p>
          </table:table-cell>
          <table:table-cell office:value-type="float" office:value="26.97" calcext:value-type="float">
            <text:p>26,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29998" calcext:value-type="float">
            <text:p>0,429998</text:p>
          </table:table-cell>
          <table:table-cell office:value-type="string" calcext:value-type="string">
            <text:p><text:s/>error rate</text:p>
          </table:table-cell>
          <table:table-cell office:value-type="float" office:value="29.19" calcext:value-type="float">
            <text:p>29,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30998" calcext:value-type="float">
            <text:p>0,430998</text:p>
          </table:table-cell>
          <table:table-cell office:value-type="string" calcext:value-type="string">
            <text:p><text:s/>error rate</text:p>
          </table:table-cell>
          <table:table-cell office:value-type="float" office:value="27.19" calcext:value-type="float">
            <text:p>27,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3199798" calcext:value-type="float">
            <text:p>0,43199798</text:p>
          </table:table-cell>
          <table:table-cell office:value-type="string" calcext:value-type="string">
            <text:p><text:s/>error rate</text:p>
          </table:table-cell>
          <table:table-cell office:value-type="float" office:value="26.960001" calcext:value-type="float">
            <text:p>26,96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3299797" calcext:value-type="float">
            <text:p>0,43299797</text:p>
          </table:table-cell>
          <table:table-cell office:value-type="string" calcext:value-type="string">
            <text:p><text:s/>error rate</text:p>
          </table:table-cell>
          <table:table-cell office:value-type="float" office:value="27.779999" calcext:value-type="float">
            <text:p>27,77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3399796" calcext:value-type="float">
            <text:p>0,43399796</text:p>
          </table:table-cell>
          <table:table-cell office:value-type="string" calcext:value-type="string">
            <text:p><text:s/>error rate</text:p>
          </table:table-cell>
          <table:table-cell office:value-type="float" office:value="27.59" calcext:value-type="float">
            <text:p>27,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3499795" calcext:value-type="float">
            <text:p>0,43499795</text:p>
          </table:table-cell>
          <table:table-cell office:value-type="string" calcext:value-type="string">
            <text:p><text:s/>error rate</text:p>
          </table:table-cell>
          <table:table-cell office:value-type="float" office:value="26.699999" calcext:value-type="float">
            <text:p>26,69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3599793" calcext:value-type="float">
            <text:p>0,43599793</text:p>
          </table:table-cell>
          <table:table-cell office:value-type="string" calcext:value-type="string">
            <text:p><text:s/>error rate</text:p>
          </table:table-cell>
          <table:table-cell office:value-type="float" office:value="29.539999" calcext:value-type="float">
            <text:p>29,53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3699792" calcext:value-type="float">
            <text:p>0,43699792</text:p>
          </table:table-cell>
          <table:table-cell office:value-type="string" calcext:value-type="string">
            <text:p><text:s/>error rate</text:p>
          </table:table-cell>
          <table:table-cell office:value-type="float" office:value="26.4" calcext:value-type="float">
            <text:p>26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379979" calcext:value-type="float">
            <text:p>0,4379979</text:p>
          </table:table-cell>
          <table:table-cell office:value-type="string" calcext:value-type="string">
            <text:p><text:s/>error rate</text:p>
          </table:table-cell>
          <table:table-cell office:value-type="float" office:value="26.339998" calcext:value-type="float">
            <text:p>26,33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389979" calcext:value-type="float">
            <text:p>0,4389979</text:p>
          </table:table-cell>
          <table:table-cell office:value-type="string" calcext:value-type="string">
            <text:p><text:s/>error rate</text:p>
          </table:table-cell>
          <table:table-cell office:value-type="float" office:value="27.98" calcext:value-type="float">
            <text:p>27,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3999788" calcext:value-type="float">
            <text:p>0,43999788</text:p>
          </table:table-cell>
          <table:table-cell office:value-type="string" calcext:value-type="string">
            <text:p><text:s/>error rate</text:p>
          </table:table-cell>
          <table:table-cell office:value-type="float" office:value="27.050001" calcext:value-type="float">
            <text:p>27,05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4099787" calcext:value-type="float">
            <text:p>0,44099787</text:p>
          </table:table-cell>
          <table:table-cell office:value-type="string" calcext:value-type="string">
            <text:p><text:s/>error rate</text:p>
          </table:table-cell>
          <table:table-cell office:value-type="float" office:value="29.319998" calcext:value-type="float">
            <text:p>29,31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4199786" calcext:value-type="float">
            <text:p>0,44199786</text:p>
          </table:table-cell>
          <table:table-cell office:value-type="string" calcext:value-type="string">
            <text:p><text:s/>error rate</text:p>
          </table:table-cell>
          <table:table-cell office:value-type="float" office:value="26.65" calcext:value-type="float">
            <text:p>26,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4299784" calcext:value-type="float">
            <text:p>0,44299784</text:p>
          </table:table-cell>
          <table:table-cell office:value-type="string" calcext:value-type="string">
            <text:p><text:s/>error rate</text:p>
          </table:table-cell>
          <table:table-cell office:value-type="float" office:value="27.529999" calcext:value-type="float">
            <text:p>27,52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4399783" calcext:value-type="float">
            <text:p>0,44399783</text:p>
          </table:table-cell>
          <table:table-cell office:value-type="string" calcext:value-type="string">
            <text:p><text:s/>error rate</text:p>
          </table:table-cell>
          <table:table-cell office:value-type="float" office:value="25.57" calcext:value-type="float">
            <text:p>25,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4499782" calcext:value-type="float">
            <text:p>0,44499782</text:p>
          </table:table-cell>
          <table:table-cell office:value-type="string" calcext:value-type="string">
            <text:p><text:s/>error rate</text:p>
          </table:table-cell>
          <table:table-cell office:value-type="float" office:value="26.67" calcext:value-type="float">
            <text:p>26,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459978" calcext:value-type="float">
            <text:p>0,4459978</text:p>
          </table:table-cell>
          <table:table-cell office:value-type="string" calcext:value-type="string">
            <text:p><text:s/>error rate</text:p>
          </table:table-cell>
          <table:table-cell office:value-type="float" office:value="26.050001" calcext:value-type="float">
            <text:p>26,05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469978" calcext:value-type="float">
            <text:p>0,4469978</text:p>
          </table:table-cell>
          <table:table-cell office:value-type="string" calcext:value-type="string">
            <text:p><text:s/>error rate</text:p>
          </table:table-cell>
          <table:table-cell office:value-type="float" office:value="27.95" calcext:value-type="float">
            <text:p>27,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4799778" calcext:value-type="float">
            <text:p>0,44799778</text:p>
          </table:table-cell>
          <table:table-cell office:value-type="string" calcext:value-type="string">
            <text:p><text:s/>error rate</text:p>
          </table:table-cell>
          <table:table-cell office:value-type="float" office:value="27.31" calcext:value-type="float">
            <text:p>27,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4899777" calcext:value-type="float">
            <text:p>0,44899777</text:p>
          </table:table-cell>
          <table:table-cell office:value-type="string" calcext:value-type="string">
            <text:p><text:s/>error rate</text:p>
          </table:table-cell>
          <table:table-cell office:value-type="float" office:value="27.070002" calcext:value-type="float">
            <text:p>27,07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4999775" calcext:value-type="float">
            <text:p>0,44999775</text:p>
          </table:table-cell>
          <table:table-cell office:value-type="string" calcext:value-type="string">
            <text:p><text:s/>error rate</text:p>
          </table:table-cell>
          <table:table-cell office:value-type="float" office:value="26.87" calcext:value-type="float">
            <text:p>26,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5099774" calcext:value-type="float">
            <text:p>0,45099774</text:p>
          </table:table-cell>
          <table:table-cell office:value-type="string" calcext:value-type="string">
            <text:p><text:s/>error rate</text:p>
          </table:table-cell>
          <table:table-cell office:value-type="float" office:value="26.269999" calcext:value-type="float">
            <text:p>26,26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5199773" calcext:value-type="float">
            <text:p>0,45199773</text:p>
          </table:table-cell>
          <table:table-cell office:value-type="string" calcext:value-type="string">
            <text:p><text:s/>error rate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529977" calcext:value-type="float">
            <text:p>0,4529977</text:p>
          </table:table-cell>
          <table:table-cell office:value-type="string" calcext:value-type="string">
            <text:p><text:s/>error rate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539977" calcext:value-type="float">
            <text:p>0,4539977</text:p>
          </table:table-cell>
          <table:table-cell office:value-type="string" calcext:value-type="string">
            <text:p><text:s/>error rate</text:p>
          </table:table-cell>
          <table:table-cell office:value-type="float" office:value="26.140001" calcext:value-type="float">
            <text:p>26,14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549977" calcext:value-type="float">
            <text:p>0,4549977</text:p>
          </table:table-cell>
          <table:table-cell office:value-type="string" calcext:value-type="string">
            <text:p><text:s/>error rate</text:p>
          </table:table-cell>
          <table:table-cell office:value-type="float" office:value="28.09" calcext:value-type="float">
            <text:p>28,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5599768" calcext:value-type="float">
            <text:p>0,45599768</text:p>
          </table:table-cell>
          <table:table-cell office:value-type="string" calcext:value-type="string">
            <text:p><text:s/>error rate</text:p>
          </table:table-cell>
          <table:table-cell office:value-type="float" office:value="27.25" calcext:value-type="float">
            <text:p>27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5699766" calcext:value-type="float">
            <text:p>0,45699766</text:p>
          </table:table-cell>
          <table:table-cell office:value-type="string" calcext:value-type="string">
            <text:p><text:s/>error rate</text:p>
          </table:table-cell>
          <table:table-cell office:value-type="float" office:value="27.000002" calcext:value-type="float">
            <text:p>27,00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5799765" calcext:value-type="float">
            <text:p>0,45799765</text:p>
          </table:table-cell>
          <table:table-cell office:value-type="string" calcext:value-type="string">
            <text:p><text:s/>error rate</text:p>
          </table:table-cell>
          <table:table-cell office:value-type="float" office:value="27.26" calcext:value-type="float">
            <text:p>27,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5899764" calcext:value-type="float">
            <text:p>0,45899764</text:p>
          </table:table-cell>
          <table:table-cell office:value-type="string" calcext:value-type="string">
            <text:p><text:s/>error rate</text:p>
          </table:table-cell>
          <table:table-cell office:value-type="float" office:value="29.210001" calcext:value-type="float">
            <text:p>29,21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5999762" calcext:value-type="float">
            <text:p>0,45999762</text:p>
          </table:table-cell>
          <table:table-cell office:value-type="string" calcext:value-type="string">
            <text:p><text:s/>error rate</text:p>
          </table:table-cell>
          <table:table-cell office:value-type="float" office:value="29.09" calcext:value-type="float">
            <text:p>29,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609976" calcext:value-type="float">
            <text:p>0,4609976</text:p>
          </table:table-cell>
          <table:table-cell office:value-type="string" calcext:value-type="string">
            <text:p><text:s/>error rate</text:p>
          </table:table-cell>
          <table:table-cell office:value-type="float" office:value="24.42" calcext:value-type="float">
            <text:p>24,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619976" calcext:value-type="float">
            <text:p>0,4619976</text:p>
          </table:table-cell>
          <table:table-cell office:value-type="string" calcext:value-type="string">
            <text:p><text:s/>error rate</text:p>
          </table:table-cell>
          <table:table-cell office:value-type="float" office:value="28.2" calcext:value-type="float">
            <text:p>28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629976" calcext:value-type="float">
            <text:p>0,4629976</text:p>
          </table:table-cell>
          <table:table-cell office:value-type="string" calcext:value-type="string">
            <text:p><text:s/>error rate</text:p>
          </table:table-cell>
          <table:table-cell office:value-type="float" office:value="26.429998" calcext:value-type="float">
            <text:p>26,42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6399757" calcext:value-type="float">
            <text:p>0,46399757</text:p>
          </table:table-cell>
          <table:table-cell office:value-type="string" calcext:value-type="string">
            <text:p><text:s/>error rate</text:p>
          </table:table-cell>
          <table:table-cell office:value-type="float" office:value="26.76" calcext:value-type="float">
            <text:p>26,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6499756" calcext:value-type="float">
            <text:p>0,46499756</text:p>
          </table:table-cell>
          <table:table-cell office:value-type="string" calcext:value-type="string">
            <text:p><text:s/>error rate</text:p>
          </table:table-cell>
          <table:table-cell office:value-type="float" office:value="27.810001" calcext:value-type="float">
            <text:p>27,81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6599755" calcext:value-type="float">
            <text:p>0,46599755</text:p>
          </table:table-cell>
          <table:table-cell office:value-type="string" calcext:value-type="string">
            <text:p><text:s/>error rate</text:p>
          </table:table-cell>
          <table:table-cell office:value-type="float" office:value="31.330002" calcext:value-type="float">
            <text:p>31,33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6699753" calcext:value-type="float">
            <text:p>0,46699753</text:p>
          </table:table-cell>
          <table:table-cell office:value-type="string" calcext:value-type="string">
            <text:p><text:s/>error rate</text:p>
          </table:table-cell>
          <table:table-cell office:value-type="float" office:value="27.31" calcext:value-type="float">
            <text:p>27,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6799752" calcext:value-type="float">
            <text:p>0,46799752</text:p>
          </table:table-cell>
          <table:table-cell office:value-type="string" calcext:value-type="string">
            <text:p><text:s/>error rate</text:p>
          </table:table-cell>
          <table:table-cell office:value-type="float" office:value="24.81" calcext:value-type="float">
            <text:p>24,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689975" calcext:value-type="float">
            <text:p>0,4689975</text:p>
          </table:table-cell>
          <table:table-cell office:value-type="string" calcext:value-type="string">
            <text:p><text:s/>error rate</text:p>
          </table:table-cell>
          <table:table-cell office:value-type="float" office:value="29.12" calcext:value-type="float">
            <text:p>29,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699975" calcext:value-type="float">
            <text:p>0,4699975</text:p>
          </table:table-cell>
          <table:table-cell office:value-type="string" calcext:value-type="string">
            <text:p><text:s/>error rate</text:p>
          </table:table-cell>
          <table:table-cell office:value-type="float" office:value="24.85" calcext:value-type="float">
            <text:p>24,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7099748" calcext:value-type="float">
            <text:p>0,47099748</text:p>
          </table:table-cell>
          <table:table-cell office:value-type="string" calcext:value-type="string">
            <text:p><text:s/>error rate</text:p>
          </table:table-cell>
          <table:table-cell office:value-type="float" office:value="25.18" calcext:value-type="float">
            <text:p>25,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7199747" calcext:value-type="float">
            <text:p>0,47199747</text:p>
          </table:table-cell>
          <table:table-cell office:value-type="string" calcext:value-type="string">
            <text:p><text:s/>error rate</text:p>
          </table:table-cell>
          <table:table-cell office:value-type="float" office:value="27.35" calcext:value-type="float">
            <text:p>27,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7299746" calcext:value-type="float">
            <text:p>0,47299746</text:p>
          </table:table-cell>
          <table:table-cell office:value-type="string" calcext:value-type="string">
            <text:p><text:s/>error rate</text:p>
          </table:table-cell>
          <table:table-cell office:value-type="float" office:value="27.039999" calcext:value-type="float">
            <text:p>27,03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7399744" calcext:value-type="float">
            <text:p>0,47399744</text:p>
          </table:table-cell>
          <table:table-cell office:value-type="string" calcext:value-type="string">
            <text:p><text:s/>error rate</text:p>
          </table:table-cell>
          <table:table-cell office:value-type="float" office:value="27.759998" calcext:value-type="float">
            <text:p>27,75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7499743" calcext:value-type="float">
            <text:p>0,47499743</text:p>
          </table:table-cell>
          <table:table-cell office:value-type="string" calcext:value-type="string">
            <text:p><text:s/>error rate</text:p>
          </table:table-cell>
          <table:table-cell office:value-type="float" office:value="25.260002" calcext:value-type="float">
            <text:p>25,26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7599742" calcext:value-type="float">
            <text:p>0,47599742</text:p>
          </table:table-cell>
          <table:table-cell office:value-type="string" calcext:value-type="string">
            <text:p><text:s/>error rate</text:p>
          </table:table-cell>
          <table:table-cell office:value-type="float" office:value="27.039999" calcext:value-type="float">
            <text:p>27,03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769974" calcext:value-type="float">
            <text:p>0,4769974</text:p>
          </table:table-cell>
          <table:table-cell office:value-type="string" calcext:value-type="string">
            <text:p><text:s/>error rate</text:p>
          </table:table-cell>
          <table:table-cell office:value-type="float" office:value="26.67" calcext:value-type="float">
            <text:p>26,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779974" calcext:value-type="float">
            <text:p>0,4779974</text:p>
          </table:table-cell>
          <table:table-cell office:value-type="string" calcext:value-type="string">
            <text:p><text:s/>error rate</text:p>
          </table:table-cell>
          <table:table-cell office:value-type="float" office:value="27.82" calcext:value-type="float">
            <text:p>27,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7899738" calcext:value-type="float">
            <text:p>0,47899738</text:p>
          </table:table-cell>
          <table:table-cell office:value-type="string" calcext:value-type="string">
            <text:p><text:s/>error rate</text:p>
          </table:table-cell>
          <table:table-cell office:value-type="float" office:value="31.11" calcext:value-type="float">
            <text:p>31,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7999737" calcext:value-type="float">
            <text:p>0,47999737</text:p>
          </table:table-cell>
          <table:table-cell office:value-type="string" calcext:value-type="string">
            <text:p><text:s/>error rate</text:p>
          </table:table-cell>
          <table:table-cell office:value-type="float" office:value="25.89" calcext:value-type="float">
            <text:p>25,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8099735" calcext:value-type="float">
            <text:p>0,48099735</text:p>
          </table:table-cell>
          <table:table-cell office:value-type="string" calcext:value-type="string">
            <text:p><text:s/>error rate</text:p>
          </table:table-cell>
          <table:table-cell office:value-type="float" office:value="27.34" calcext:value-type="float">
            <text:p>27,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8199734" calcext:value-type="float">
            <text:p>0,48199734</text:p>
          </table:table-cell>
          <table:table-cell office:value-type="string" calcext:value-type="string">
            <text:p><text:s/>error rate</text:p>
          </table:table-cell>
          <table:table-cell office:value-type="float" office:value="30.96" calcext:value-type="float">
            <text:p>30,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8299733" calcext:value-type="float">
            <text:p>0,48299733</text:p>
          </table:table-cell>
          <table:table-cell office:value-type="string" calcext:value-type="string">
            <text:p><text:s/>error rate</text:p>
          </table:table-cell>
          <table:table-cell office:value-type="float" office:value="25.220001" calcext:value-type="float">
            <text:p>25,22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8399732" calcext:value-type="float">
            <text:p>0,48399732</text:p>
          </table:table-cell>
          <table:table-cell office:value-type="string" calcext:value-type="string">
            <text:p><text:s/>error rate</text:p>
          </table:table-cell>
          <table:table-cell office:value-type="float" office:value="25.7" calcext:value-type="float">
            <text:p>25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849973" calcext:value-type="float">
            <text:p>0,4849973</text:p>
          </table:table-cell>
          <table:table-cell office:value-type="string" calcext:value-type="string">
            <text:p><text:s/>error rate</text:p>
          </table:table-cell>
          <table:table-cell office:value-type="float" office:value="29.769999" calcext:value-type="float">
            <text:p>29,76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859973" calcext:value-type="float">
            <text:p>0,4859973</text:p>
          </table:table-cell>
          <table:table-cell office:value-type="string" calcext:value-type="string">
            <text:p><text:s/>error rate</text:p>
          </table:table-cell>
          <table:table-cell office:value-type="float" office:value="28.9" calcext:value-type="float">
            <text:p>28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8699728" calcext:value-type="float">
            <text:p>0,48699728</text:p>
          </table:table-cell>
          <table:table-cell office:value-type="string" calcext:value-type="string">
            <text:p><text:s/>error rate</text:p>
          </table:table-cell>
          <table:table-cell office:value-type="float" office:value="25.949999" calcext:value-type="float">
            <text:p>25,94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8799726" calcext:value-type="float">
            <text:p>0,48799726</text:p>
          </table:table-cell>
          <table:table-cell office:value-type="string" calcext:value-type="string">
            <text:p><text:s/>error rate</text:p>
          </table:table-cell>
          <table:table-cell office:value-type="float" office:value="29.609999" calcext:value-type="float">
            <text:p>29,60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8899725" calcext:value-type="float">
            <text:p>0,48899725</text:p>
          </table:table-cell>
          <table:table-cell office:value-type="string" calcext:value-type="string">
            <text:p><text:s/>error rate</text:p>
          </table:table-cell>
          <table:table-cell office:value-type="float" office:value="27.61" calcext:value-type="float">
            <text:p>27,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8999724" calcext:value-type="float">
            <text:p>0,48999724</text:p>
          </table:table-cell>
          <table:table-cell office:value-type="string" calcext:value-type="string">
            <text:p><text:s/>error rate</text:p>
          </table:table-cell>
          <table:table-cell office:value-type="float" office:value="26.56" calcext:value-type="float">
            <text:p>26,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9099723" calcext:value-type="float">
            <text:p>0,49099723</text:p>
          </table:table-cell>
          <table:table-cell office:value-type="string" calcext:value-type="string">
            <text:p><text:s/>error rate</text:p>
          </table:table-cell>
          <table:table-cell office:value-type="float" office:value="27.779999" calcext:value-type="float">
            <text:p>27,77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919972" calcext:value-type="float">
            <text:p>0,4919972</text:p>
          </table:table-cell>
          <table:table-cell office:value-type="string" calcext:value-type="string">
            <text:p><text:s/>error rate</text:p>
          </table:table-cell>
          <table:table-cell office:value-type="float" office:value="28.86" calcext:value-type="float">
            <text:p>28,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929972" calcext:value-type="float">
            <text:p>0,4929972</text:p>
          </table:table-cell>
          <table:table-cell office:value-type="string" calcext:value-type="string">
            <text:p><text:s/>error rate</text:p>
          </table:table-cell>
          <table:table-cell office:value-type="float" office:value="25.69" calcext:value-type="float">
            <text:p>25,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939972" calcext:value-type="float">
            <text:p>0,4939972</text:p>
          </table:table-cell>
          <table:table-cell office:value-type="string" calcext:value-type="string">
            <text:p><text:s/>error rate</text:p>
          </table:table-cell>
          <table:table-cell office:value-type="float" office:value="29.519999" calcext:value-type="float">
            <text:p>29,51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9499717" calcext:value-type="float">
            <text:p>0,49499717</text:p>
          </table:table-cell>
          <table:table-cell office:value-type="string" calcext:value-type="string">
            <text:p><text:s/>error rate</text:p>
          </table:table-cell>
          <table:table-cell office:value-type="float" office:value="28.92" calcext:value-type="float">
            <text:p>28,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9599716" calcext:value-type="float">
            <text:p>0,49599716</text:p>
          </table:table-cell>
          <table:table-cell office:value-type="string" calcext:value-type="string">
            <text:p><text:s/>error rate</text:p>
          </table:table-cell>
          <table:table-cell office:value-type="float" office:value="27.000002" calcext:value-type="float">
            <text:p>27,00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9699715" calcext:value-type="float">
            <text:p>0,49699715</text:p>
          </table:table-cell>
          <table:table-cell office:value-type="string" calcext:value-type="string">
            <text:p><text:s/>error rate</text:p>
          </table:table-cell>
          <table:table-cell office:value-type="float" office:value="26.65" calcext:value-type="float">
            <text:p>26,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9799713" calcext:value-type="float">
            <text:p>0,49799713</text:p>
          </table:table-cell>
          <table:table-cell office:value-type="string" calcext:value-type="string">
            <text:p><text:s/>error rate</text:p>
          </table:table-cell>
          <table:table-cell office:value-type="float" office:value="28.48" calcext:value-type="float">
            <text:p>28,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9899712" calcext:value-type="float">
            <text:p>0,49899712</text:p>
          </table:table-cell>
          <table:table-cell office:value-type="string" calcext:value-type="string">
            <text:p><text:s/>error rate</text:p>
          </table:table-cell>
          <table:table-cell office:value-type="float" office:value="31.600002" calcext:value-type="float">
            <text:p>31,60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4999971" calcext:value-type="float">
            <text:p>0,4999971</text:p>
          </table:table-cell>
          <table:table-cell office:value-type="string" calcext:value-type="string">
            <text:p><text:s/>error rate</text:p>
          </table:table-cell>
          <table:table-cell office:value-type="float" office:value="24.449999" calcext:value-type="float">
            <text:p>24,44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009971" calcext:value-type="float">
            <text:p>0,5009971</text:p>
          </table:table-cell>
          <table:table-cell office:value-type="string" calcext:value-type="string">
            <text:p><text:s/>error rate</text:p>
          </table:table-cell>
          <table:table-cell office:value-type="float" office:value="27.36" calcext:value-type="float">
            <text:p>27,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019971" calcext:value-type="float">
            <text:p>0,5019971</text:p>
          </table:table-cell>
          <table:table-cell office:value-type="string" calcext:value-type="string">
            <text:p><text:s/>error rate</text:p>
          </table:table-cell>
          <table:table-cell office:value-type="float" office:value="29.480001" calcext:value-type="float">
            <text:p>29,48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029971" calcext:value-type="float">
            <text:p>0,5029971</text:p>
          </table:table-cell>
          <table:table-cell office:value-type="string" calcext:value-type="string">
            <text:p><text:s/>error rate</text:p>
          </table:table-cell>
          <table:table-cell office:value-type="float" office:value="25.560001" calcext:value-type="float">
            <text:p>25,56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039971" calcext:value-type="float">
            <text:p>0,5039971</text:p>
          </table:table-cell>
          <table:table-cell office:value-type="string" calcext:value-type="string">
            <text:p><text:s/>error rate</text:p>
          </table:table-cell>
          <table:table-cell office:value-type="float" office:value="28.14" calcext:value-type="float">
            <text:p>28,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049971" calcext:value-type="float">
            <text:p>0,5049971</text:p>
          </table:table-cell>
          <table:table-cell office:value-type="string" calcext:value-type="string">
            <text:p><text:s/>error rate</text:p>
          </table:table-cell>
          <table:table-cell office:value-type="float" office:value="26.589998" calcext:value-type="float">
            <text:p>26,58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0599706" calcext:value-type="float">
            <text:p>0,50599706</text:p>
          </table:table-cell>
          <table:table-cell office:value-type="string" calcext:value-type="string">
            <text:p><text:s/>error rate</text:p>
          </table:table-cell>
          <table:table-cell office:value-type="float" office:value="27.16" calcext:value-type="float">
            <text:p>27,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0699705" calcext:value-type="float">
            <text:p>0,50699705</text:p>
          </table:table-cell>
          <table:table-cell office:value-type="string" calcext:value-type="string">
            <text:p><text:s/>error rate</text:p>
          </table:table-cell>
          <table:table-cell office:value-type="float" office:value="27.919998" calcext:value-type="float">
            <text:p>27,91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0799704" calcext:value-type="float">
            <text:p>0,50799704</text:p>
          </table:table-cell>
          <table:table-cell office:value-type="string" calcext:value-type="string">
            <text:p><text:s/>error rate</text:p>
          </table:table-cell>
          <table:table-cell office:value-type="float" office:value="27.369999" calcext:value-type="float">
            <text:p>27,36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08997" calcext:value-type="float">
            <text:p>0,508997</text:p>
          </table:table-cell>
          <table:table-cell office:value-type="string" calcext:value-type="string">
            <text:p><text:s/>error rate</text:p>
          </table:table-cell>
          <table:table-cell office:value-type="float" office:value="28.07" calcext:value-type="float">
            <text:p>28,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09997" calcext:value-type="float">
            <text:p>0,509997</text:p>
          </table:table-cell>
          <table:table-cell office:value-type="string" calcext:value-type="string">
            <text:p><text:s/>error rate</text:p>
          </table:table-cell>
          <table:table-cell office:value-type="float" office:value="30.160002" calcext:value-type="float">
            <text:p>30,16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10997" calcext:value-type="float">
            <text:p>0,510997</text:p>
          </table:table-cell>
          <table:table-cell office:value-type="string" calcext:value-type="string">
            <text:p><text:s/>error rate</text:p>
          </table:table-cell>
          <table:table-cell office:value-type="float" office:value="30.03" calcext:value-type="float">
            <text:p>30,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11997" calcext:value-type="float">
            <text:p>0,511997</text:p>
          </table:table-cell>
          <table:table-cell office:value-type="string" calcext:value-type="string">
            <text:p><text:s/>error rate</text:p>
          </table:table-cell>
          <table:table-cell office:value-type="float" office:value="26.47" calcext:value-type="float">
            <text:p>26,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12997" calcext:value-type="float">
            <text:p>0,512997</text:p>
          </table:table-cell>
          <table:table-cell office:value-type="string" calcext:value-type="string">
            <text:p><text:s/>error rate</text:p>
          </table:table-cell>
          <table:table-cell office:value-type="float" office:value="29.17" calcext:value-type="float">
            <text:p>29,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1399696" calcext:value-type="float">
            <text:p>0,51399696</text:p>
          </table:table-cell>
          <table:table-cell office:value-type="string" calcext:value-type="string">
            <text:p><text:s/>error rate</text:p>
          </table:table-cell>
          <table:table-cell office:value-type="float" office:value="26.15" calcext:value-type="float">
            <text:p>26,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1499695" calcext:value-type="float">
            <text:p>0,51499695</text:p>
          </table:table-cell>
          <table:table-cell office:value-type="string" calcext:value-type="string">
            <text:p><text:s/>error rate</text:p>
          </table:table-cell>
          <table:table-cell office:value-type="float" office:value="29.980001" calcext:value-type="float">
            <text:p>29,98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1599693" calcext:value-type="float">
            <text:p>0,51599693</text:p>
          </table:table-cell>
          <table:table-cell office:value-type="string" calcext:value-type="string">
            <text:p><text:s/>error rate</text:p>
          </table:table-cell>
          <table:table-cell office:value-type="float" office:value="27.7" calcext:value-type="float">
            <text:p>27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169969" calcext:value-type="float">
            <text:p>0,5169969</text:p>
          </table:table-cell>
          <table:table-cell office:value-type="string" calcext:value-type="string">
            <text:p><text:s/>error rate</text:p>
          </table:table-cell>
          <table:table-cell office:value-type="float" office:value="29.16" calcext:value-type="float">
            <text:p>29,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179969" calcext:value-type="float">
            <text:p>0,5179969</text:p>
          </table:table-cell>
          <table:table-cell office:value-type="string" calcext:value-type="string">
            <text:p><text:s/>error rate</text:p>
          </table:table-cell>
          <table:table-cell office:value-type="float" office:value="25.5" calcext:value-type="float">
            <text:p>25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189969" calcext:value-type="float">
            <text:p>0,5189969</text:p>
          </table:table-cell>
          <table:table-cell office:value-type="string" calcext:value-type="string">
            <text:p><text:s/>error rate</text:p>
          </table:table-cell>
          <table:table-cell office:value-type="float" office:value="28.39" calcext:value-type="float">
            <text:p>28,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199969" calcext:value-type="float">
            <text:p>0,5199969</text:p>
          </table:table-cell>
          <table:table-cell office:value-type="string" calcext:value-type="string">
            <text:p><text:s/>error rate</text:p>
          </table:table-cell>
          <table:table-cell office:value-type="float" office:value="27.31" calcext:value-type="float">
            <text:p>27,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2099687" calcext:value-type="float">
            <text:p>0,52099687</text:p>
          </table:table-cell>
          <table:table-cell office:value-type="string" calcext:value-type="string">
            <text:p><text:s/>error rate</text:p>
          </table:table-cell>
          <table:table-cell office:value-type="float" office:value="29.319998" calcext:value-type="float">
            <text:p>29,31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2199686" calcext:value-type="float">
            <text:p>0,52199686</text:p>
          </table:table-cell>
          <table:table-cell office:value-type="string" calcext:value-type="string">
            <text:p><text:s/>error rate</text:p>
          </table:table-cell>
          <table:table-cell office:value-type="float" office:value="27.939999" calcext:value-type="float">
            <text:p>27,93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2299684" calcext:value-type="float">
            <text:p>0,52299684</text:p>
          </table:table-cell>
          <table:table-cell office:value-type="string" calcext:value-type="string">
            <text:p><text:s/>error rate</text:p>
          </table:table-cell>
          <table:table-cell office:value-type="float" office:value="30.140001" calcext:value-type="float">
            <text:p>30,14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2399683" calcext:value-type="float">
            <text:p>0,52399683</text:p>
          </table:table-cell>
          <table:table-cell office:value-type="string" calcext:value-type="string">
            <text:p><text:s/>error rate</text:p>
          </table:table-cell>
          <table:table-cell office:value-type="float" office:value="29.51" calcext:value-type="float">
            <text:p>29,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249968" calcext:value-type="float">
            <text:p>0,5249968</text:p>
          </table:table-cell>
          <table:table-cell office:value-type="string" calcext:value-type="string">
            <text:p><text:s/>error rate</text:p>
          </table:table-cell>
          <table:table-cell office:value-type="float" office:value="30.54" calcext:value-type="float">
            <text:p>30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259968" calcext:value-type="float">
            <text:p>0,5259968</text:p>
          </table:table-cell>
          <table:table-cell office:value-type="string" calcext:value-type="string">
            <text:p><text:s/>error rate</text:p>
          </table:table-cell>
          <table:table-cell office:value-type="float" office:value="27.32" calcext:value-type="float">
            <text:p>27,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269968" calcext:value-type="float">
            <text:p>0,5269968</text:p>
          </table:table-cell>
          <table:table-cell office:value-type="string" calcext:value-type="string">
            <text:p><text:s/>error rate</text:p>
          </table:table-cell>
          <table:table-cell office:value-type="float" office:value="26.269999" calcext:value-type="float">
            <text:p>26,26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279968" calcext:value-type="float">
            <text:p>0,5279968</text:p>
          </table:table-cell>
          <table:table-cell office:value-type="string" calcext:value-type="string">
            <text:p><text:s/>error rate</text:p>
          </table:table-cell>
          <table:table-cell office:value-type="float" office:value="28.330002" calcext:value-type="float">
            <text:p>28,33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2899677" calcext:value-type="float">
            <text:p>0,52899677</text:p>
          </table:table-cell>
          <table:table-cell office:value-type="string" calcext:value-type="string">
            <text:p><text:s/>error rate</text:p>
          </table:table-cell>
          <table:table-cell office:value-type="float" office:value="26.97" calcext:value-type="float">
            <text:p>26,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2999675" calcext:value-type="float">
            <text:p>0,52999675</text:p>
          </table:table-cell>
          <table:table-cell office:value-type="string" calcext:value-type="string">
            <text:p><text:s/>error rate</text:p>
          </table:table-cell>
          <table:table-cell office:value-type="float" office:value="28.77" calcext:value-type="float">
            <text:p>28,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3099674" calcext:value-type="float">
            <text:p>0,53099674</text:p>
          </table:table-cell>
          <table:table-cell office:value-type="string" calcext:value-type="string">
            <text:p><text:s/>error rate</text:p>
          </table:table-cell>
          <table:table-cell office:value-type="float" office:value="25.29" calcext:value-type="float">
            <text:p>25,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319967" calcext:value-type="float">
            <text:p>0,5319967</text:p>
          </table:table-cell>
          <table:table-cell office:value-type="string" calcext:value-type="string">
            <text:p><text:s/>error rate</text:p>
          </table:table-cell>
          <table:table-cell office:value-type="float" office:value="28.650002" calcext:value-type="float">
            <text:p>28,65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329967" calcext:value-type="float">
            <text:p>0,5329967</text:p>
          </table:table-cell>
          <table:table-cell office:value-type="string" calcext:value-type="string">
            <text:p><text:s/>error rate</text:p>
          </table:table-cell>
          <table:table-cell office:value-type="float" office:value="26.19" calcext:value-type="float">
            <text:p>26,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339967" calcext:value-type="float">
            <text:p>0,5339967</text:p>
          </table:table-cell>
          <table:table-cell office:value-type="string" calcext:value-type="string">
            <text:p><text:s/>error rate</text:p>
          </table:table-cell>
          <table:table-cell office:value-type="float" office:value="27.619999" calcext:value-type="float">
            <text:p>27,61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349967" calcext:value-type="float">
            <text:p>0,5349967</text:p>
          </table:table-cell>
          <table:table-cell office:value-type="string" calcext:value-type="string">
            <text:p><text:s/>error rate</text:p>
          </table:table-cell>
          <table:table-cell office:value-type="float" office:value="26.58" calcext:value-type="float">
            <text:p>26,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359967" calcext:value-type="float">
            <text:p>0,5359967</text:p>
          </table:table-cell>
          <table:table-cell office:value-type="string" calcext:value-type="string">
            <text:p><text:s/>error rate</text:p>
          </table:table-cell>
          <table:table-cell office:value-type="float" office:value="26.94" calcext:value-type="float">
            <text:p>26,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3699666" calcext:value-type="float">
            <text:p>0,53699666</text:p>
          </table:table-cell>
          <table:table-cell office:value-type="string" calcext:value-type="string">
            <text:p><text:s/>error rate</text:p>
          </table:table-cell>
          <table:table-cell office:value-type="float" office:value="25.350002" calcext:value-type="float">
            <text:p>25,35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3799665" calcext:value-type="float">
            <text:p>0,53799665</text:p>
          </table:table-cell>
          <table:table-cell office:value-type="string" calcext:value-type="string">
            <text:p><text:s/>error rate</text:p>
          </table:table-cell>
          <table:table-cell office:value-type="float" office:value="25.510002" calcext:value-type="float">
            <text:p>25,51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3899664" calcext:value-type="float">
            <text:p>0,53899664</text:p>
          </table:table-cell>
          <table:table-cell office:value-type="string" calcext:value-type="string">
            <text:p><text:s/>error rate</text:p>
          </table:table-cell>
          <table:table-cell office:value-type="float" office:value="30.43" calcext:value-type="float">
            <text:p>30,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399966" calcext:value-type="float">
            <text:p>0,5399966</text:p>
          </table:table-cell>
          <table:table-cell office:value-type="string" calcext:value-type="string">
            <text:p><text:s/>error rate</text:p>
          </table:table-cell>
          <table:table-cell office:value-type="float" office:value="27.54" calcext:value-type="float">
            <text:p>27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409966" calcext:value-type="float">
            <text:p>0,5409966</text:p>
          </table:table-cell>
          <table:table-cell office:value-type="string" calcext:value-type="string">
            <text:p><text:s/>error rate</text:p>
          </table:table-cell>
          <table:table-cell office:value-type="float" office:value="28.11" calcext:value-type="float">
            <text:p>28,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419966" calcext:value-type="float">
            <text:p>0,5419966</text:p>
          </table:table-cell>
          <table:table-cell office:value-type="string" calcext:value-type="string">
            <text:p><text:s/>error rate</text:p>
          </table:table-cell>
          <table:table-cell office:value-type="float" office:value="30.47" calcext:value-type="float">
            <text:p>30,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429966" calcext:value-type="float">
            <text:p>0,5429966</text:p>
          </table:table-cell>
          <table:table-cell office:value-type="string" calcext:value-type="string">
            <text:p><text:s/>error rate</text:p>
          </table:table-cell>
          <table:table-cell office:value-type="float" office:value="28.64" calcext:value-type="float">
            <text:p>28,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439966" calcext:value-type="float">
            <text:p>0,5439966</text:p>
          </table:table-cell>
          <table:table-cell office:value-type="string" calcext:value-type="string">
            <text:p><text:s/>error rate</text:p>
          </table:table-cell>
          <table:table-cell office:value-type="float" office:value="27.79" calcext:value-type="float">
            <text:p>27,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4499656" calcext:value-type="float">
            <text:p>0,54499656</text:p>
          </table:table-cell>
          <table:table-cell office:value-type="string" calcext:value-type="string">
            <text:p><text:s/>error rate</text:p>
          </table:table-cell>
          <table:table-cell office:value-type="float" office:value="27.77" calcext:value-type="float">
            <text:p>27,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4599655" calcext:value-type="float">
            <text:p>0,54599655</text:p>
          </table:table-cell>
          <table:table-cell office:value-type="string" calcext:value-type="string">
            <text:p><text:s/>error rate</text:p>
          </table:table-cell>
          <table:table-cell office:value-type="float" office:value="25.189999" calcext:value-type="float">
            <text:p>25,18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4699653" calcext:value-type="float">
            <text:p>0,54699653</text:p>
          </table:table-cell>
          <table:table-cell office:value-type="string" calcext:value-type="string">
            <text:p><text:s/>error rate</text:p>
          </table:table-cell>
          <table:table-cell office:value-type="float" office:value="32.92" calcext:value-type="float">
            <text:p>32,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479965" calcext:value-type="float">
            <text:p>0,5479965</text:p>
          </table:table-cell>
          <table:table-cell office:value-type="string" calcext:value-type="string">
            <text:p><text:s/>error rate</text:p>
          </table:table-cell>
          <table:table-cell office:value-type="float" office:value="28.92" calcext:value-type="float">
            <text:p>28,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489965" calcext:value-type="float">
            <text:p>0,5489965</text:p>
          </table:table-cell>
          <table:table-cell office:value-type="string" calcext:value-type="string">
            <text:p><text:s/>error rate</text:p>
          </table:table-cell>
          <table:table-cell office:value-type="float" office:value="26.390001" calcext:value-type="float">
            <text:p>26,39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499965" calcext:value-type="float">
            <text:p>0,5499965</text:p>
          </table:table-cell>
          <table:table-cell office:value-type="string" calcext:value-type="string">
            <text:p><text:s/>error rate</text:p>
          </table:table-cell>
          <table:table-cell office:value-type="float" office:value="23.52" calcext:value-type="float">
            <text:p>23,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509965" calcext:value-type="float">
            <text:p>0,5509965</text:p>
          </table:table-cell>
          <table:table-cell office:value-type="string" calcext:value-type="string">
            <text:p><text:s/>error rate</text:p>
          </table:table-cell>
          <table:table-cell office:value-type="float" office:value="29.460001" calcext:value-type="float">
            <text:p>29,46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5199647" calcext:value-type="float">
            <text:p>0,55199647</text:p>
          </table:table-cell>
          <table:table-cell office:value-type="string" calcext:value-type="string">
            <text:p><text:s/>error rate</text:p>
          </table:table-cell>
          <table:table-cell office:value-type="float" office:value="27.11" calcext:value-type="float">
            <text:p>27,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5299646" calcext:value-type="float">
            <text:p>0,55299646</text:p>
          </table:table-cell>
          <table:table-cell office:value-type="string" calcext:value-type="string">
            <text:p><text:s/>error rate</text:p>
          </table:table-cell>
          <table:table-cell office:value-type="float" office:value="25.99" calcext:value-type="float">
            <text:p>25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5399644" calcext:value-type="float">
            <text:p>0,55399644</text:p>
          </table:table-cell>
          <table:table-cell office:value-type="string" calcext:value-type="string">
            <text:p><text:s/>error rate</text:p>
          </table:table-cell>
          <table:table-cell office:value-type="float" office:value="29.53" calcext:value-type="float">
            <text:p>29,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5499643" calcext:value-type="float">
            <text:p>0,55499643</text:p>
          </table:table-cell>
          <table:table-cell office:value-type="string" calcext:value-type="string">
            <text:p><text:s/>error rate</text:p>
          </table:table-cell>
          <table:table-cell office:value-type="float" office:value="25.5" calcext:value-type="float">
            <text:p>25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559964" calcext:value-type="float">
            <text:p>0,5559964</text:p>
          </table:table-cell>
          <table:table-cell office:value-type="string" calcext:value-type="string">
            <text:p><text:s/>error rate</text:p>
          </table:table-cell>
          <table:table-cell office:value-type="float" office:value="26.539999" calcext:value-type="float">
            <text:p>26,53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569964" calcext:value-type="float">
            <text:p>0,5569964</text:p>
          </table:table-cell>
          <table:table-cell office:value-type="string" calcext:value-type="string">
            <text:p><text:s/>error rate</text:p>
          </table:table-cell>
          <table:table-cell office:value-type="float" office:value="26.409998" calcext:value-type="float">
            <text:p>26,40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579964" calcext:value-type="float">
            <text:p>0,5579964</text:p>
          </table:table-cell>
          <table:table-cell office:value-type="string" calcext:value-type="string">
            <text:p><text:s/>error rate</text:p>
          </table:table-cell>
          <table:table-cell office:value-type="float" office:value="29.660002" calcext:value-type="float">
            <text:p>29,66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589964" calcext:value-type="float">
            <text:p>0,5589964</text:p>
          </table:table-cell>
          <table:table-cell office:value-type="string" calcext:value-type="string">
            <text:p><text:s/>error rate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5999637" calcext:value-type="float">
            <text:p>0,55999637</text:p>
          </table:table-cell>
          <table:table-cell office:value-type="string" calcext:value-type="string">
            <text:p><text:s/>error rate</text:p>
          </table:table-cell>
          <table:table-cell office:value-type="float" office:value="26.840002" calcext:value-type="float">
            <text:p>26,84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6099635" calcext:value-type="float">
            <text:p>0,56099635</text:p>
          </table:table-cell>
          <table:table-cell office:value-type="string" calcext:value-type="string">
            <text:p><text:s/>error rate</text:p>
          </table:table-cell>
          <table:table-cell office:value-type="float" office:value="26.960001" calcext:value-type="float">
            <text:p>26,96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6199634" calcext:value-type="float">
            <text:p>0,56199634</text:p>
          </table:table-cell>
          <table:table-cell office:value-type="string" calcext:value-type="string">
            <text:p><text:s/>error rate</text:p>
          </table:table-cell>
          <table:table-cell office:value-type="float" office:value="25.119999" calcext:value-type="float">
            <text:p>25,11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629963" calcext:value-type="float">
            <text:p>0,5629963</text:p>
          </table:table-cell>
          <table:table-cell office:value-type="string" calcext:value-type="string">
            <text:p><text:s/>error rate</text:p>
          </table:table-cell>
          <table:table-cell office:value-type="float" office:value="25.79" calcext:value-type="float">
            <text:p>25,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639963" calcext:value-type="float">
            <text:p>0,5639963</text:p>
          </table:table-cell>
          <table:table-cell office:value-type="string" calcext:value-type="string">
            <text:p><text:s/>error rate</text:p>
          </table:table-cell>
          <table:table-cell office:value-type="float" office:value="27.739998" calcext:value-type="float">
            <text:p>27,73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649963" calcext:value-type="float">
            <text:p>0,5649963</text:p>
          </table:table-cell>
          <table:table-cell office:value-type="string" calcext:value-type="string">
            <text:p><text:s/>error rate</text:p>
          </table:table-cell>
          <table:table-cell office:value-type="float" office:value="27.96" calcext:value-type="float">
            <text:p>27,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659963" calcext:value-type="float">
            <text:p>0,5659963</text:p>
          </table:table-cell>
          <table:table-cell office:value-type="string" calcext:value-type="string">
            <text:p><text:s/>error rate</text:p>
          </table:table-cell>
          <table:table-cell office:value-type="float" office:value="24.72" calcext:value-type="float">
            <text:p>24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669963" calcext:value-type="float">
            <text:p>0,5669963</text:p>
          </table:table-cell>
          <table:table-cell office:value-type="string" calcext:value-type="string">
            <text:p><text:s/>error rate</text:p>
          </table:table-cell>
          <table:table-cell office:value-type="float" office:value="27.52" calcext:value-type="float">
            <text:p>27,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6799626" calcext:value-type="float">
            <text:p>0,56799626</text:p>
          </table:table-cell>
          <table:table-cell office:value-type="string" calcext:value-type="string">
            <text:p><text:s/>error rate</text:p>
          </table:table-cell>
          <table:table-cell office:value-type="float" office:value="27.86" calcext:value-type="float">
            <text:p>27,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6899625" calcext:value-type="float">
            <text:p>0,56899625</text:p>
          </table:table-cell>
          <table:table-cell office:value-type="string" calcext:value-type="string">
            <text:p><text:s/>error rate</text:p>
          </table:table-cell>
          <table:table-cell office:value-type="float" office:value="25.76" calcext:value-type="float">
            <text:p>25,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6999624" calcext:value-type="float">
            <text:p>0,56999624</text:p>
          </table:table-cell>
          <table:table-cell office:value-type="string" calcext:value-type="string">
            <text:p><text:s/>error rate</text:p>
          </table:table-cell>
          <table:table-cell office:value-type="float" office:value="28.95" calcext:value-type="float">
            <text:p>28,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709962" calcext:value-type="float">
            <text:p>0,5709962</text:p>
          </table:table-cell>
          <table:table-cell office:value-type="string" calcext:value-type="string">
            <text:p><text:s/>error rate</text:p>
          </table:table-cell>
          <table:table-cell office:value-type="float" office:value="28.98" calcext:value-type="float">
            <text:p>28,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719962" calcext:value-type="float">
            <text:p>0,5719962</text:p>
          </table:table-cell>
          <table:table-cell office:value-type="string" calcext:value-type="string">
            <text:p><text:s/>error rate</text:p>
          </table:table-cell>
          <table:table-cell office:value-type="float" office:value="24.71" calcext:value-type="float">
            <text:p>24,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729962" calcext:value-type="float">
            <text:p>0,5729962</text:p>
          </table:table-cell>
          <table:table-cell office:value-type="string" calcext:value-type="string">
            <text:p><text:s/>error rate</text:p>
          </table:table-cell>
          <table:table-cell office:value-type="float" office:value="27.06" calcext:value-type="float">
            <text:p>27,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739962" calcext:value-type="float">
            <text:p>0,5739962</text:p>
          </table:table-cell>
          <table:table-cell office:value-type="string" calcext:value-type="string">
            <text:p><text:s/>error rate</text:p>
          </table:table-cell>
          <table:table-cell office:value-type="float" office:value="30.15" calcext:value-type="float">
            <text:p>30,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749962" calcext:value-type="float">
            <text:p>0,5749962</text:p>
          </table:table-cell>
          <table:table-cell office:value-type="string" calcext:value-type="string">
            <text:p><text:s/>error rate</text:p>
          </table:table-cell>
          <table:table-cell office:value-type="float" office:value="27.77" calcext:value-type="float">
            <text:p>27,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7599616" calcext:value-type="float">
            <text:p>0,57599616</text:p>
          </table:table-cell>
          <table:table-cell office:value-type="string" calcext:value-type="string">
            <text:p><text:s/>error rate</text:p>
          </table:table-cell>
          <table:table-cell office:value-type="float" office:value="29.02" calcext:value-type="float">
            <text:p>29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7699615" calcext:value-type="float">
            <text:p>0,57699615</text:p>
          </table:table-cell>
          <table:table-cell office:value-type="string" calcext:value-type="string">
            <text:p><text:s/>error rate</text:p>
          </table:table-cell>
          <table:table-cell office:value-type="float" office:value="26.81" calcext:value-type="float">
            <text:p>26,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7799613" calcext:value-type="float">
            <text:p>0,57799613</text:p>
          </table:table-cell>
          <table:table-cell office:value-type="string" calcext:value-type="string">
            <text:p><text:s/>error rate</text:p>
          </table:table-cell>
          <table:table-cell office:value-type="float" office:value="29.56" calcext:value-type="float">
            <text:p>29,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789961" calcext:value-type="float">
            <text:p>0,5789961</text:p>
          </table:table-cell>
          <table:table-cell office:value-type="string" calcext:value-type="string">
            <text:p><text:s/>error rate</text:p>
          </table:table-cell>
          <table:table-cell office:value-type="float" office:value="25.77" calcext:value-type="float">
            <text:p>25,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799961" calcext:value-type="float">
            <text:p>0,5799961</text:p>
          </table:table-cell>
          <table:table-cell office:value-type="string" calcext:value-type="string">
            <text:p><text:s/>error rate</text:p>
          </table:table-cell>
          <table:table-cell office:value-type="float" office:value="27.369999" calcext:value-type="float">
            <text:p>27,36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809961" calcext:value-type="float">
            <text:p>0,5809961</text:p>
          </table:table-cell>
          <table:table-cell office:value-type="string" calcext:value-type="string">
            <text:p><text:s/>error rate</text:p>
          </table:table-cell>
          <table:table-cell office:value-type="float" office:value="24.81" calcext:value-type="float">
            <text:p>24,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819961" calcext:value-type="float">
            <text:p>0,5819961</text:p>
          </table:table-cell>
          <table:table-cell office:value-type="string" calcext:value-type="string">
            <text:p><text:s/>error rate</text:p>
          </table:table-cell>
          <table:table-cell office:value-type="float" office:value="29.1" calcext:value-type="float">
            <text:p>29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829961" calcext:value-type="float">
            <text:p>0,5829961</text:p>
          </table:table-cell>
          <table:table-cell office:value-type="string" calcext:value-type="string">
            <text:p><text:s/>error rate</text:p>
          </table:table-cell>
          <table:table-cell office:value-type="float" office:value="33.88" calcext:value-type="float">
            <text:p>33,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8399606" calcext:value-type="float">
            <text:p>0,58399606</text:p>
          </table:table-cell>
          <table:table-cell office:value-type="string" calcext:value-type="string">
            <text:p><text:s/>error rate</text:p>
          </table:table-cell>
          <table:table-cell office:value-type="float" office:value="24.869999" calcext:value-type="float">
            <text:p>24,86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8499604" calcext:value-type="float">
            <text:p>0,58499604</text:p>
          </table:table-cell>
          <table:table-cell office:value-type="string" calcext:value-type="string">
            <text:p><text:s/>error rate</text:p>
          </table:table-cell>
          <table:table-cell office:value-type="float" office:value="26.300001" calcext:value-type="float">
            <text:p>26,30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8599603" calcext:value-type="float">
            <text:p>0,58599603</text:p>
          </table:table-cell>
          <table:table-cell office:value-type="string" calcext:value-type="string">
            <text:p><text:s/>error rate</text:p>
          </table:table-cell>
          <table:table-cell office:value-type="float" office:value="27.93" calcext:value-type="float">
            <text:p>27,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86996" calcext:value-type="float">
            <text:p>0,586996</text:p>
          </table:table-cell>
          <table:table-cell office:value-type="string" calcext:value-type="string">
            <text:p><text:s/>error rate</text:p>
          </table:table-cell>
          <table:table-cell office:value-type="float" office:value="30.210001" calcext:value-type="float">
            <text:p>30,21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87996" calcext:value-type="float">
            <text:p>0,587996</text:p>
          </table:table-cell>
          <table:table-cell office:value-type="string" calcext:value-type="string">
            <text:p><text:s/>error rate</text:p>
          </table:table-cell>
          <table:table-cell office:value-type="float" office:value="30.22" calcext:value-type="float">
            <text:p>30,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88996" calcext:value-type="float">
            <text:p>0,588996</text:p>
          </table:table-cell>
          <table:table-cell office:value-type="string" calcext:value-type="string">
            <text:p><text:s/>error rate</text:p>
          </table:table-cell>
          <table:table-cell office:value-type="float" office:value="27.41" calcext:value-type="float">
            <text:p>27,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89996" calcext:value-type="float">
            <text:p>0,589996</text:p>
          </table:table-cell>
          <table:table-cell office:value-type="string" calcext:value-type="string">
            <text:p><text:s/>error rate</text:p>
          </table:table-cell>
          <table:table-cell office:value-type="float" office:value="25.69" calcext:value-type="float">
            <text:p>25,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9099597" calcext:value-type="float">
            <text:p>0,59099597</text:p>
          </table:table-cell>
          <table:table-cell office:value-type="string" calcext:value-type="string">
            <text:p><text:s/>error rate</text:p>
          </table:table-cell>
          <table:table-cell office:value-type="float" office:value="29.249998" calcext:value-type="float">
            <text:p>29,24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9199595" calcext:value-type="float">
            <text:p>0,59199595</text:p>
          </table:table-cell>
          <table:table-cell office:value-type="string" calcext:value-type="string">
            <text:p><text:s/>error rate</text:p>
          </table:table-cell>
          <table:table-cell office:value-type="float" office:value="25.650002" calcext:value-type="float">
            <text:p>25,65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9299594" calcext:value-type="float">
            <text:p>0,59299594</text:p>
          </table:table-cell>
          <table:table-cell office:value-type="string" calcext:value-type="string">
            <text:p><text:s/>error rate</text:p>
          </table:table-cell>
          <table:table-cell office:value-type="float" office:value="26.769999" calcext:value-type="float">
            <text:p>26,76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939959" calcext:value-type="float">
            <text:p>0,5939959</text:p>
          </table:table-cell>
          <table:table-cell office:value-type="string" calcext:value-type="string">
            <text:p><text:s/>error rate</text:p>
          </table:table-cell>
          <table:table-cell office:value-type="float" office:value="27.23" calcext:value-type="float">
            <text:p>27,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949959" calcext:value-type="float">
            <text:p>0,5949959</text:p>
          </table:table-cell>
          <table:table-cell office:value-type="string" calcext:value-type="string">
            <text:p><text:s/>error rate</text:p>
          </table:table-cell>
          <table:table-cell office:value-type="float" office:value="26.19" calcext:value-type="float">
            <text:p>26,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959959" calcext:value-type="float">
            <text:p>0,5959959</text:p>
          </table:table-cell>
          <table:table-cell office:value-type="string" calcext:value-type="string">
            <text:p><text:s/>error rate</text:p>
          </table:table-cell>
          <table:table-cell office:value-type="float" office:value="30.33" calcext:value-type="float">
            <text:p>30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969959" calcext:value-type="float">
            <text:p>0,5969959</text:p>
          </table:table-cell>
          <table:table-cell office:value-type="string" calcext:value-type="string">
            <text:p><text:s/>error rate</text:p>
          </table:table-cell>
          <table:table-cell office:value-type="float" office:value="28.84" calcext:value-type="float">
            <text:p>28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979959" calcext:value-type="float">
            <text:p>0,5979959</text:p>
          </table:table-cell>
          <table:table-cell office:value-type="string" calcext:value-type="string">
            <text:p><text:s/>error rate</text:p>
          </table:table-cell>
          <table:table-cell office:value-type="float" office:value="25.16" calcext:value-type="float">
            <text:p>25,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9899586" calcext:value-type="float">
            <text:p>0,59899586</text:p>
          </table:table-cell>
          <table:table-cell office:value-type="string" calcext:value-type="string">
            <text:p><text:s/>error rate</text:p>
          </table:table-cell>
          <table:table-cell office:value-type="float" office:value="26.960001" calcext:value-type="float">
            <text:p>26,96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59999585" calcext:value-type="float">
            <text:p>0,59999585</text:p>
          </table:table-cell>
          <table:table-cell office:value-type="string" calcext:value-type="string">
            <text:p><text:s/>error rate</text:p>
          </table:table-cell>
          <table:table-cell office:value-type="float" office:value="26.47" calcext:value-type="float">
            <text:p>26,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0099584" calcext:value-type="float">
            <text:p>0,60099584</text:p>
          </table:table-cell>
          <table:table-cell office:value-type="string" calcext:value-type="string">
            <text:p><text:s/>error rate</text:p>
          </table:table-cell>
          <table:table-cell office:value-type="float" office:value="28.029999" calcext:value-type="float">
            <text:p>28,02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019958" calcext:value-type="float">
            <text:p>0,6019958</text:p>
          </table:table-cell>
          <table:table-cell office:value-type="string" calcext:value-type="string">
            <text:p><text:s/>error rate</text:p>
          </table:table-cell>
          <table:table-cell office:value-type="float" office:value="28.2" calcext:value-type="float">
            <text:p>28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029958" calcext:value-type="float">
            <text:p>0,6029958</text:p>
          </table:table-cell>
          <table:table-cell office:value-type="string" calcext:value-type="string">
            <text:p><text:s/>error rate</text:p>
          </table:table-cell>
          <table:table-cell office:value-type="float" office:value="27.17" calcext:value-type="float">
            <text:p>27,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039958" calcext:value-type="float">
            <text:p>0,6039958</text:p>
          </table:table-cell>
          <table:table-cell office:value-type="string" calcext:value-type="string">
            <text:p><text:s/>error rate</text:p>
          </table:table-cell>
          <table:table-cell office:value-type="float" office:value="28.560001" calcext:value-type="float">
            <text:p>28,56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049958" calcext:value-type="float">
            <text:p>0,6049958</text:p>
          </table:table-cell>
          <table:table-cell office:value-type="string" calcext:value-type="string">
            <text:p><text:s/>error rate</text:p>
          </table:table-cell>
          <table:table-cell office:value-type="float" office:value="28.73" calcext:value-type="float">
            <text:p>28,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059958" calcext:value-type="float">
            <text:p>0,6059958</text:p>
          </table:table-cell>
          <table:table-cell office:value-type="string" calcext:value-type="string">
            <text:p><text:s/>error rate</text:p>
          </table:table-cell>
          <table:table-cell office:value-type="float" office:value="24.26" calcext:value-type="float">
            <text:p>24,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0699576" calcext:value-type="float">
            <text:p>0,60699576</text:p>
          </table:table-cell>
          <table:table-cell office:value-type="string" calcext:value-type="string">
            <text:p><text:s/>error rate</text:p>
          </table:table-cell>
          <table:table-cell office:value-type="float" office:value="24.17" calcext:value-type="float">
            <text:p>24,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0799575" calcext:value-type="float">
            <text:p>0,60799575</text:p>
          </table:table-cell>
          <table:table-cell office:value-type="string" calcext:value-type="string">
            <text:p><text:s/>error rate</text:p>
          </table:table-cell>
          <table:table-cell office:value-type="float" office:value="25.8" calcext:value-type="float">
            <text:p>25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0899574" calcext:value-type="float">
            <text:p>0,60899574</text:p>
          </table:table-cell>
          <table:table-cell office:value-type="string" calcext:value-type="string">
            <text:p><text:s/>error rate</text:p>
          </table:table-cell>
          <table:table-cell office:value-type="float" office:value="28.36" calcext:value-type="float">
            <text:p>28,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099957" calcext:value-type="float">
            <text:p>0,6099957</text:p>
          </table:table-cell>
          <table:table-cell office:value-type="string" calcext:value-type="string">
            <text:p><text:s/>error rate</text:p>
          </table:table-cell>
          <table:table-cell office:value-type="float" office:value="25.080002" calcext:value-type="float">
            <text:p>25,08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109957" calcext:value-type="float">
            <text:p>0,6109957</text:p>
          </table:table-cell>
          <table:table-cell office:value-type="string" calcext:value-type="string">
            <text:p><text:s/>error rate</text:p>
          </table:table-cell>
          <table:table-cell office:value-type="float" office:value="26.640001" calcext:value-type="float">
            <text:p>26,64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119957" calcext:value-type="float">
            <text:p>0,6119957</text:p>
          </table:table-cell>
          <table:table-cell office:value-type="string" calcext:value-type="string">
            <text:p><text:s/>error rate</text:p>
          </table:table-cell>
          <table:table-cell office:value-type="float" office:value="26.28" calcext:value-type="float">
            <text:p>26,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129957" calcext:value-type="float">
            <text:p>0,6129957</text:p>
          </table:table-cell>
          <table:table-cell office:value-type="string" calcext:value-type="string">
            <text:p><text:s/>error rate</text:p>
          </table:table-cell>
          <table:table-cell office:value-type="float" office:value="25.73" calcext:value-type="float">
            <text:p>25,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139957" calcext:value-type="float">
            <text:p>0,6139957</text:p>
          </table:table-cell>
          <table:table-cell office:value-type="string" calcext:value-type="string">
            <text:p><text:s/>error rate</text:p>
          </table:table-cell>
          <table:table-cell office:value-type="float" office:value="28.259998" calcext:value-type="float">
            <text:p>28,25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1499566" calcext:value-type="float">
            <text:p>0,61499566</text:p>
          </table:table-cell>
          <table:table-cell office:value-type="string" calcext:value-type="string">
            <text:p><text:s/>error rate</text:p>
          </table:table-cell>
          <table:table-cell office:value-type="float" office:value="26.750002" calcext:value-type="float">
            <text:p>26,75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1599565" calcext:value-type="float">
            <text:p>0,61599565</text:p>
          </table:table-cell>
          <table:table-cell office:value-type="string" calcext:value-type="string">
            <text:p><text:s/>error rate</text:p>
          </table:table-cell>
          <table:table-cell office:value-type="float" office:value="25.91" calcext:value-type="float">
            <text:p>25,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1699563" calcext:value-type="float">
            <text:p>0,61699563</text:p>
          </table:table-cell>
          <table:table-cell office:value-type="string" calcext:value-type="string">
            <text:p><text:s/>error rate</text:p>
          </table:table-cell>
          <table:table-cell office:value-type="float" office:value="25.77" calcext:value-type="float">
            <text:p>25,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179956" calcext:value-type="float">
            <text:p>0,6179956</text:p>
          </table:table-cell>
          <table:table-cell office:value-type="string" calcext:value-type="string">
            <text:p><text:s/>error rate</text:p>
          </table:table-cell>
          <table:table-cell office:value-type="float" office:value="26.94" calcext:value-type="float">
            <text:p>26,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189956" calcext:value-type="float">
            <text:p>0,6189956</text:p>
          </table:table-cell>
          <table:table-cell office:value-type="string" calcext:value-type="string">
            <text:p><text:s/>error rate</text:p>
          </table:table-cell>
          <table:table-cell office:value-type="float" office:value="27.880001" calcext:value-type="float">
            <text:p>27,88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199956" calcext:value-type="float">
            <text:p>0,6199956</text:p>
          </table:table-cell>
          <table:table-cell office:value-type="string" calcext:value-type="string">
            <text:p><text:s/>error rate</text:p>
          </table:table-cell>
          <table:table-cell office:value-type="float" office:value="28.71" calcext:value-type="float">
            <text:p>28,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209956" calcext:value-type="float">
            <text:p>0,6209956</text:p>
          </table:table-cell>
          <table:table-cell office:value-type="string" calcext:value-type="string">
            <text:p><text:s/>error rate</text:p>
          </table:table-cell>
          <table:table-cell office:value-type="float" office:value="28.810001" calcext:value-type="float">
            <text:p>28,81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2199557" calcext:value-type="float">
            <text:p>0,62199557</text:p>
          </table:table-cell>
          <table:table-cell office:value-type="string" calcext:value-type="string">
            <text:p><text:s/>error rate</text:p>
          </table:table-cell>
          <table:table-cell office:value-type="float" office:value="28.78" calcext:value-type="float">
            <text:p>28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2299556" calcext:value-type="float">
            <text:p>0,62299556</text:p>
          </table:table-cell>
          <table:table-cell office:value-type="string" calcext:value-type="string">
            <text:p><text:s/>error rate</text:p>
          </table:table-cell>
          <table:table-cell office:value-type="float" office:value="25.119999" calcext:value-type="float">
            <text:p>25,11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2399554" calcext:value-type="float">
            <text:p>0,62399554</text:p>
          </table:table-cell>
          <table:table-cell office:value-type="string" calcext:value-type="string">
            <text:p><text:s/>error rate</text:p>
          </table:table-cell>
          <table:table-cell office:value-type="float" office:value="27.12" calcext:value-type="float">
            <text:p>27,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249955" calcext:value-type="float">
            <text:p>0,6249955</text:p>
          </table:table-cell>
          <table:table-cell office:value-type="string" calcext:value-type="string">
            <text:p><text:s/>error rate</text:p>
          </table:table-cell>
          <table:table-cell office:value-type="float" office:value="25.87" calcext:value-type="float">
            <text:p>25,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259955" calcext:value-type="float">
            <text:p>0,6259955</text:p>
          </table:table-cell>
          <table:table-cell office:value-type="string" calcext:value-type="string">
            <text:p><text:s/>error rate</text:p>
          </table:table-cell>
          <table:table-cell office:value-type="float" office:value="27.47" calcext:value-type="float">
            <text:p>27,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269955" calcext:value-type="float">
            <text:p>0,6269955</text:p>
          </table:table-cell>
          <table:table-cell office:value-type="string" calcext:value-type="string">
            <text:p><text:s/>error rate</text:p>
          </table:table-cell>
          <table:table-cell office:value-type="float" office:value="29.269999" calcext:value-type="float">
            <text:p>29,26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279955" calcext:value-type="float">
            <text:p>0,6279955</text:p>
          </table:table-cell>
          <table:table-cell office:value-type="string" calcext:value-type="string">
            <text:p><text:s/>error rate</text:p>
          </table:table-cell>
          <table:table-cell office:value-type="float" office:value="27.02" calcext:value-type="float">
            <text:p>27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289955" calcext:value-type="float">
            <text:p>0,6289955</text:p>
          </table:table-cell>
          <table:table-cell office:value-type="string" calcext:value-type="string">
            <text:p><text:s/>error rate</text:p>
          </table:table-cell>
          <table:table-cell office:value-type="float" office:value="27.759998" calcext:value-type="float">
            <text:p>27,75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2999547" calcext:value-type="float">
            <text:p>0,62999547</text:p>
          </table:table-cell>
          <table:table-cell office:value-type="string" calcext:value-type="string">
            <text:p><text:s/>error rate</text:p>
          </table:table-cell>
          <table:table-cell office:value-type="float" office:value="24.99" calcext:value-type="float">
            <text:p>24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3099545" calcext:value-type="float">
            <text:p>0,63099545</text:p>
          </table:table-cell>
          <table:table-cell office:value-type="string" calcext:value-type="string">
            <text:p><text:s/>error rate</text:p>
          </table:table-cell>
          <table:table-cell office:value-type="float" office:value="29.550001" calcext:value-type="float">
            <text:p>29,55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3199544" calcext:value-type="float">
            <text:p>0,63199544</text:p>
          </table:table-cell>
          <table:table-cell office:value-type="string" calcext:value-type="string">
            <text:p><text:s/>error rate</text:p>
          </table:table-cell>
          <table:table-cell office:value-type="float" office:value="26.499998" calcext:value-type="float">
            <text:p>26,49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329954" calcext:value-type="float">
            <text:p>0,6329954</text:p>
          </table:table-cell>
          <table:table-cell office:value-type="string" calcext:value-type="string">
            <text:p><text:s/>error rate</text:p>
          </table:table-cell>
          <table:table-cell office:value-type="float" office:value="28.25" calcext:value-type="float">
            <text:p>28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339954" calcext:value-type="float">
            <text:p>0,6339954</text:p>
          </table:table-cell>
          <table:table-cell office:value-type="string" calcext:value-type="string">
            <text:p><text:s/>error rate</text:p>
          </table:table-cell>
          <table:table-cell office:value-type="float" office:value="26.63" calcext:value-type="float">
            <text:p>26,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349954" calcext:value-type="float">
            <text:p>0,6349954</text:p>
          </table:table-cell>
          <table:table-cell office:value-type="string" calcext:value-type="string">
            <text:p><text:s/>error rate</text:p>
          </table:table-cell>
          <table:table-cell office:value-type="float" office:value="26.710001" calcext:value-type="float">
            <text:p>26,71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359954" calcext:value-type="float">
            <text:p>0,6359954</text:p>
          </table:table-cell>
          <table:table-cell office:value-type="string" calcext:value-type="string">
            <text:p><text:s/>error rate</text:p>
          </table:table-cell>
          <table:table-cell office:value-type="float" office:value="26.320002" calcext:value-type="float">
            <text:p>26,32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369954" calcext:value-type="float">
            <text:p>0,6369954</text:p>
          </table:table-cell>
          <table:table-cell office:value-type="string" calcext:value-type="string">
            <text:p><text:s/>error rate</text:p>
          </table:table-cell>
          <table:table-cell office:value-type="float" office:value="28.54" calcext:value-type="float">
            <text:p>28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3799536" calcext:value-type="float">
            <text:p>0,63799536</text:p>
          </table:table-cell>
          <table:table-cell office:value-type="string" calcext:value-type="string">
            <text:p><text:s/>error rate</text:p>
          </table:table-cell>
          <table:table-cell office:value-type="float" office:value="25.9" calcext:value-type="float">
            <text:p>25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3899535" calcext:value-type="float">
            <text:p>0,63899535</text:p>
          </table:table-cell>
          <table:table-cell office:value-type="string" calcext:value-type="string">
            <text:p><text:s/>error rate</text:p>
          </table:table-cell>
          <table:table-cell office:value-type="float" office:value="26.159998" calcext:value-type="float">
            <text:p>26,15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3999534" calcext:value-type="float">
            <text:p>0,63999534</text:p>
          </table:table-cell>
          <table:table-cell office:value-type="string" calcext:value-type="string">
            <text:p><text:s/>error rate</text:p>
          </table:table-cell>
          <table:table-cell office:value-type="float" office:value="30.619999" calcext:value-type="float">
            <text:p>30,61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409953" calcext:value-type="float">
            <text:p>0,6409953</text:p>
          </table:table-cell>
          <table:table-cell office:value-type="string" calcext:value-type="string">
            <text:p><text:s/>error rate</text:p>
          </table:table-cell>
          <table:table-cell office:value-type="float" office:value="29.67" calcext:value-type="float">
            <text:p>29,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419953" calcext:value-type="float">
            <text:p>0,6419953</text:p>
          </table:table-cell>
          <table:table-cell office:value-type="string" calcext:value-type="string">
            <text:p><text:s/>error rate</text:p>
          </table:table-cell>
          <table:table-cell office:value-type="float" office:value="29.09" calcext:value-type="float">
            <text:p>29,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429953" calcext:value-type="float">
            <text:p>0,6429953</text:p>
          </table:table-cell>
          <table:table-cell office:value-type="string" calcext:value-type="string">
            <text:p><text:s/>error rate</text:p>
          </table:table-cell>
          <table:table-cell office:value-type="float" office:value="28.490002" calcext:value-type="float">
            <text:p>28,49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439953" calcext:value-type="float">
            <text:p>0,6439953</text:p>
          </table:table-cell>
          <table:table-cell office:value-type="string" calcext:value-type="string">
            <text:p><text:s/>error rate</text:p>
          </table:table-cell>
          <table:table-cell office:value-type="float" office:value="26.03" calcext:value-type="float">
            <text:p>26,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449953" calcext:value-type="float">
            <text:p>0,6449953</text:p>
          </table:table-cell>
          <table:table-cell office:value-type="string" calcext:value-type="string">
            <text:p><text:s/>error rate</text:p>
          </table:table-cell>
          <table:table-cell office:value-type="float" office:value="30.5" calcext:value-type="float">
            <text:p>3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4599526" calcext:value-type="float">
            <text:p>0,64599526</text:p>
          </table:table-cell>
          <table:table-cell office:value-type="string" calcext:value-type="string">
            <text:p><text:s/>error rate</text:p>
          </table:table-cell>
          <table:table-cell office:value-type="float" office:value="29.88" calcext:value-type="float">
            <text:p>29,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4699525" calcext:value-type="float">
            <text:p>0,64699525</text:p>
          </table:table-cell>
          <table:table-cell office:value-type="string" calcext:value-type="string">
            <text:p><text:s/>error rate</text:p>
          </table:table-cell>
          <table:table-cell office:value-type="float" office:value="26.050001" calcext:value-type="float">
            <text:p>26,05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4799523" calcext:value-type="float">
            <text:p>0,64799523</text:p>
          </table:table-cell>
          <table:table-cell office:value-type="string" calcext:value-type="string">
            <text:p><text:s/>error rate</text:p>
          </table:table-cell>
          <table:table-cell office:value-type="float" office:value="29.07" calcext:value-type="float">
            <text:p>29,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489952" calcext:value-type="float">
            <text:p>0,6489952</text:p>
          </table:table-cell>
          <table:table-cell office:value-type="string" calcext:value-type="string">
            <text:p><text:s/>error rate</text:p>
          </table:table-cell>
          <table:table-cell office:value-type="float" office:value="27.649998" calcext:value-type="float">
            <text:p>27,64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499952" calcext:value-type="float">
            <text:p>0,6499952</text:p>
          </table:table-cell>
          <table:table-cell office:value-type="string" calcext:value-type="string">
            <text:p><text:s/>error rate</text:p>
          </table:table-cell>
          <table:table-cell office:value-type="float" office:value="27.3" calcext:value-type="float">
            <text:p>27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509952" calcext:value-type="float">
            <text:p>0,6509952</text:p>
          </table:table-cell>
          <table:table-cell office:value-type="string" calcext:value-type="string">
            <text:p><text:s/>error rate</text:p>
          </table:table-cell>
          <table:table-cell office:value-type="float" office:value="27.7" calcext:value-type="float">
            <text:p>27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519952" calcext:value-type="float">
            <text:p>0,6519952</text:p>
          </table:table-cell>
          <table:table-cell office:value-type="string" calcext:value-type="string">
            <text:p><text:s/>error rate</text:p>
          </table:table-cell>
          <table:table-cell office:value-type="float" office:value="27.990002" calcext:value-type="float">
            <text:p>27,99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5299517" calcext:value-type="float">
            <text:p>0,65299517</text:p>
          </table:table-cell>
          <table:table-cell office:value-type="string" calcext:value-type="string">
            <text:p><text:s/>error rate</text:p>
          </table:table-cell>
          <table:table-cell office:value-type="float" office:value="26.359999" calcext:value-type="float">
            <text:p>26,35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5399516" calcext:value-type="float">
            <text:p>0,65399516</text:p>
          </table:table-cell>
          <table:table-cell office:value-type="string" calcext:value-type="string">
            <text:p><text:s/>error rate</text:p>
          </table:table-cell>
          <table:table-cell office:value-type="float" office:value="26.050001" calcext:value-type="float">
            <text:p>26,05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5499514" calcext:value-type="float">
            <text:p>0,65499514</text:p>
          </table:table-cell>
          <table:table-cell office:value-type="string" calcext:value-type="string">
            <text:p><text:s/>error rate</text:p>
          </table:table-cell>
          <table:table-cell office:value-type="float" office:value="29.51" calcext:value-type="float">
            <text:p>29,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5599513" calcext:value-type="float">
            <text:p>0,65599513</text:p>
          </table:table-cell>
          <table:table-cell office:value-type="string" calcext:value-type="string">
            <text:p><text:s/>error rate</text:p>
          </table:table-cell>
          <table:table-cell office:value-type="float" office:value="25.029999" calcext:value-type="float">
            <text:p>25,02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569951" calcext:value-type="float">
            <text:p>0,6569951</text:p>
          </table:table-cell>
          <table:table-cell office:value-type="string" calcext:value-type="string">
            <text:p><text:s/>error rate</text:p>
          </table:table-cell>
          <table:table-cell office:value-type="float" office:value="31.99" calcext:value-type="float">
            <text:p>31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579951" calcext:value-type="float">
            <text:p>0,6579951</text:p>
          </table:table-cell>
          <table:table-cell office:value-type="string" calcext:value-type="string">
            <text:p><text:s/>error rate</text:p>
          </table:table-cell>
          <table:table-cell office:value-type="float" office:value="30.779999" calcext:value-type="float">
            <text:p>30,77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589951" calcext:value-type="float">
            <text:p>0,6589951</text:p>
          </table:table-cell>
          <table:table-cell office:value-type="string" calcext:value-type="string">
            <text:p><text:s/>error rate</text:p>
          </table:table-cell>
          <table:table-cell office:value-type="float" office:value="27.71" calcext:value-type="float">
            <text:p>27,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599951" calcext:value-type="float">
            <text:p>0,6599951</text:p>
          </table:table-cell>
          <table:table-cell office:value-type="string" calcext:value-type="string">
            <text:p><text:s/>error rate</text:p>
          </table:table-cell>
          <table:table-cell office:value-type="float" office:value="27.12" calcext:value-type="float">
            <text:p>27,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6099507" calcext:value-type="float">
            <text:p>0,66099507</text:p>
          </table:table-cell>
          <table:table-cell office:value-type="string" calcext:value-type="string">
            <text:p><text:s/>error rate</text:p>
          </table:table-cell>
          <table:table-cell office:value-type="float" office:value="29.28" calcext:value-type="float">
            <text:p>29,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6199505" calcext:value-type="float">
            <text:p>0,66199505</text:p>
          </table:table-cell>
          <table:table-cell office:value-type="string" calcext:value-type="string">
            <text:p><text:s/>error rate</text:p>
          </table:table-cell>
          <table:table-cell office:value-type="float" office:value="26.58" calcext:value-type="float">
            <text:p>26,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6299504" calcext:value-type="float">
            <text:p>0,66299504</text:p>
          </table:table-cell>
          <table:table-cell office:value-type="string" calcext:value-type="string">
            <text:p><text:s/>error rate</text:p>
          </table:table-cell>
          <table:table-cell office:value-type="float" office:value="25.490002" calcext:value-type="float">
            <text:p>25,49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63995" calcext:value-type="float">
            <text:p>0,663995</text:p>
          </table:table-cell>
          <table:table-cell office:value-type="string" calcext:value-type="string">
            <text:p><text:s/>error rate</text:p>
          </table:table-cell>
          <table:table-cell office:value-type="float" office:value="27.4" calcext:value-type="float">
            <text:p>27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64995" calcext:value-type="float">
            <text:p>0,664995</text:p>
          </table:table-cell>
          <table:table-cell office:value-type="string" calcext:value-type="string">
            <text:p><text:s/>error rate</text:p>
          </table:table-cell>
          <table:table-cell office:value-type="float" office:value="27.68" calcext:value-type="float">
            <text:p>27,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65995" calcext:value-type="float">
            <text:p>0,665995</text:p>
          </table:table-cell>
          <table:table-cell office:value-type="string" calcext:value-type="string">
            <text:p><text:s/>error rate</text:p>
          </table:table-cell>
          <table:table-cell office:value-type="float" office:value="27.25" calcext:value-type="float">
            <text:p>27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66995" calcext:value-type="float">
            <text:p>0,666995</text:p>
          </table:table-cell>
          <table:table-cell office:value-type="string" calcext:value-type="string">
            <text:p><text:s/>error rate</text:p>
          </table:table-cell>
          <table:table-cell office:value-type="float" office:value="28.68" calcext:value-type="float">
            <text:p>28,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67995" calcext:value-type="float">
            <text:p>0,667995</text:p>
          </table:table-cell>
          <table:table-cell office:value-type="string" calcext:value-type="string">
            <text:p><text:s/>error rate</text:p>
          </table:table-cell>
          <table:table-cell office:value-type="float" office:value="26.53" calcext:value-type="float">
            <text:p>26,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6899496" calcext:value-type="float">
            <text:p>0,66899496</text:p>
          </table:table-cell>
          <table:table-cell office:value-type="string" calcext:value-type="string">
            <text:p><text:s/>error rate</text:p>
          </table:table-cell>
          <table:table-cell office:value-type="float" office:value="30.51" calcext:value-type="float">
            <text:p>30,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6999495" calcext:value-type="float">
            <text:p>0,66999495</text:p>
          </table:table-cell>
          <table:table-cell office:value-type="string" calcext:value-type="string">
            <text:p><text:s/>error rate</text:p>
          </table:table-cell>
          <table:table-cell office:value-type="float" office:value="27.48" calcext:value-type="float">
            <text:p>27,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7099494" calcext:value-type="float">
            <text:p>0,67099494</text:p>
          </table:table-cell>
          <table:table-cell office:value-type="string" calcext:value-type="string">
            <text:p><text:s/>error rate</text:p>
          </table:table-cell>
          <table:table-cell office:value-type="float" office:value="26.820002" calcext:value-type="float">
            <text:p>26,82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719949" calcext:value-type="float">
            <text:p>0,6719949</text:p>
          </table:table-cell>
          <table:table-cell office:value-type="string" calcext:value-type="string">
            <text:p><text:s/>error rate</text:p>
          </table:table-cell>
          <table:table-cell office:value-type="float" office:value="26.840002" calcext:value-type="float">
            <text:p>26,84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729949" calcext:value-type="float">
            <text:p>0,6729949</text:p>
          </table:table-cell>
          <table:table-cell office:value-type="string" calcext:value-type="string">
            <text:p><text:s/>error rate</text:p>
          </table:table-cell>
          <table:table-cell office:value-type="float" office:value="26.28" calcext:value-type="float">
            <text:p>26,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739949" calcext:value-type="float">
            <text:p>0,6739949</text:p>
          </table:table-cell>
          <table:table-cell office:value-type="string" calcext:value-type="string">
            <text:p><text:s/>error rate</text:p>
          </table:table-cell>
          <table:table-cell office:value-type="float" office:value="27.01" calcext:value-type="float">
            <text:p>27,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749949" calcext:value-type="float">
            <text:p>0,6749949</text:p>
          </table:table-cell>
          <table:table-cell office:value-type="string" calcext:value-type="string">
            <text:p><text:s/>error rate</text:p>
          </table:table-cell>
          <table:table-cell office:value-type="float" office:value="26.87" calcext:value-type="float">
            <text:p>26,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759949" calcext:value-type="float">
            <text:p>0,6759949</text:p>
          </table:table-cell>
          <table:table-cell office:value-type="string" calcext:value-type="string">
            <text:p><text:s/>error rate</text:p>
          </table:table-cell>
          <table:table-cell office:value-type="float" office:value="26.769999" calcext:value-type="float">
            <text:p>26,76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7699486" calcext:value-type="float">
            <text:p>0,67699486</text:p>
          </table:table-cell>
          <table:table-cell office:value-type="string" calcext:value-type="string">
            <text:p><text:s/>error rate</text:p>
          </table:table-cell>
          <table:table-cell office:value-type="float" office:value="26.65" calcext:value-type="float">
            <text:p>26,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7799485" calcext:value-type="float">
            <text:p>0,67799485</text:p>
          </table:table-cell>
          <table:table-cell office:value-type="string" calcext:value-type="string">
            <text:p><text:s/>error rate</text:p>
          </table:table-cell>
          <table:table-cell office:value-type="float" office:value="24.85" calcext:value-type="float">
            <text:p>24,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7899483" calcext:value-type="float">
            <text:p>0,67899483</text:p>
          </table:table-cell>
          <table:table-cell office:value-type="string" calcext:value-type="string">
            <text:p><text:s/>error rate</text:p>
          </table:table-cell>
          <table:table-cell office:value-type="float" office:value="29.83" calcext:value-type="float">
            <text:p>29,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799948" calcext:value-type="float">
            <text:p>0,6799948</text:p>
          </table:table-cell>
          <table:table-cell office:value-type="string" calcext:value-type="string">
            <text:p><text:s/>error rate</text:p>
          </table:table-cell>
          <table:table-cell office:value-type="float" office:value="28.89" calcext:value-type="float">
            <text:p>28,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809948" calcext:value-type="float">
            <text:p>0,6809948</text:p>
          </table:table-cell>
          <table:table-cell office:value-type="string" calcext:value-type="string">
            <text:p><text:s/>error rate</text:p>
          </table:table-cell>
          <table:table-cell office:value-type="float" office:value="26.88" calcext:value-type="float">
            <text:p>26,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819948" calcext:value-type="float">
            <text:p>0,6819948</text:p>
          </table:table-cell>
          <table:table-cell office:value-type="string" calcext:value-type="string">
            <text:p><text:s/>error rate</text:p>
          </table:table-cell>
          <table:table-cell office:value-type="float" office:value="25.099998" calcext:value-type="float">
            <text:p>25,09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829948" calcext:value-type="float">
            <text:p>0,6829948</text:p>
          </table:table-cell>
          <table:table-cell office:value-type="string" calcext:value-type="string">
            <text:p><text:s/>error rate</text:p>
          </table:table-cell>
          <table:table-cell office:value-type="float" office:value="26.15" calcext:value-type="float">
            <text:p>26,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8399477" calcext:value-type="float">
            <text:p>0,68399477</text:p>
          </table:table-cell>
          <table:table-cell office:value-type="string" calcext:value-type="string">
            <text:p><text:s/>error rate</text:p>
          </table:table-cell>
          <table:table-cell office:value-type="float" office:value="28.880001" calcext:value-type="float">
            <text:p>28,88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8499476" calcext:value-type="float">
            <text:p>0,68499476</text:p>
          </table:table-cell>
          <table:table-cell office:value-type="string" calcext:value-type="string">
            <text:p><text:s/>error rate</text:p>
          </table:table-cell>
          <table:table-cell office:value-type="float" office:value="29.6" calcext:value-type="float">
            <text:p>29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8599474" calcext:value-type="float">
            <text:p>0,68599474</text:p>
          </table:table-cell>
          <table:table-cell office:value-type="string" calcext:value-type="string">
            <text:p><text:s/>error rate</text:p>
          </table:table-cell>
          <table:table-cell office:value-type="float" office:value="28.16" calcext:value-type="float">
            <text:p>28,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8699473" calcext:value-type="float">
            <text:p>0,68699473</text:p>
          </table:table-cell>
          <table:table-cell office:value-type="string" calcext:value-type="string">
            <text:p><text:s/>error rate</text:p>
          </table:table-cell>
          <table:table-cell office:value-type="float" office:value="25.79" calcext:value-type="float">
            <text:p>25,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879947" calcext:value-type="float">
            <text:p>0,6879947</text:p>
          </table:table-cell>
          <table:table-cell office:value-type="string" calcext:value-type="string">
            <text:p><text:s/>error rate</text:p>
          </table:table-cell>
          <table:table-cell office:value-type="float" office:value="25.080002" calcext:value-type="float">
            <text:p>25,08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889947" calcext:value-type="float">
            <text:p>0,6889947</text:p>
          </table:table-cell>
          <table:table-cell office:value-type="string" calcext:value-type="string">
            <text:p><text:s/>error rate</text:p>
          </table:table-cell>
          <table:table-cell office:value-type="float" office:value="28.92" calcext:value-type="float">
            <text:p>28,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899947" calcext:value-type="float">
            <text:p>0,6899947</text:p>
          </table:table-cell>
          <table:table-cell office:value-type="string" calcext:value-type="string">
            <text:p><text:s/>error rate</text:p>
          </table:table-cell>
          <table:table-cell office:value-type="float" office:value="28.130001" calcext:value-type="float">
            <text:p>28,13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909947" calcext:value-type="float">
            <text:p>0,6909947</text:p>
          </table:table-cell>
          <table:table-cell office:value-type="string" calcext:value-type="string">
            <text:p><text:s/>error rate</text:p>
          </table:table-cell>
          <table:table-cell office:value-type="float" office:value="27.16" calcext:value-type="float">
            <text:p>27,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9199467" calcext:value-type="float">
            <text:p>0,69199467</text:p>
          </table:table-cell>
          <table:table-cell office:value-type="string" calcext:value-type="string">
            <text:p><text:s/>error rate</text:p>
          </table:table-cell>
          <table:table-cell office:value-type="float" office:value="25.97" calcext:value-type="float">
            <text:p>25,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9299465" calcext:value-type="float">
            <text:p>0,69299465</text:p>
          </table:table-cell>
          <table:table-cell office:value-type="string" calcext:value-type="string">
            <text:p><text:s/>error rate</text:p>
          </table:table-cell>
          <table:table-cell office:value-type="float" office:value="26.03" calcext:value-type="float">
            <text:p>26,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9399464" calcext:value-type="float">
            <text:p>0,69399464</text:p>
          </table:table-cell>
          <table:table-cell office:value-type="string" calcext:value-type="string">
            <text:p><text:s/>error rate</text:p>
          </table:table-cell>
          <table:table-cell office:value-type="float" office:value="26.13" calcext:value-type="float">
            <text:p>26,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949946" calcext:value-type="float">
            <text:p>0,6949946</text:p>
          </table:table-cell>
          <table:table-cell office:value-type="string" calcext:value-type="string">
            <text:p><text:s/>error rate</text:p>
          </table:table-cell>
          <table:table-cell office:value-type="float" office:value="28.61" calcext:value-type="float">
            <text:p>28,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959946" calcext:value-type="float">
            <text:p>0,6959946</text:p>
          </table:table-cell>
          <table:table-cell office:value-type="string" calcext:value-type="string">
            <text:p><text:s/>error rate</text:p>
          </table:table-cell>
          <table:table-cell office:value-type="float" office:value="28.82" calcext:value-type="float">
            <text:p>28,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969946" calcext:value-type="float">
            <text:p>0,6969946</text:p>
          </table:table-cell>
          <table:table-cell office:value-type="string" calcext:value-type="string">
            <text:p><text:s/>error rate</text:p>
          </table:table-cell>
          <table:table-cell office:value-type="float" office:value="28.029999" calcext:value-type="float">
            <text:p>28,02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979946" calcext:value-type="float">
            <text:p>0,6979946</text:p>
          </table:table-cell>
          <table:table-cell office:value-type="string" calcext:value-type="string">
            <text:p><text:s/>error rate</text:p>
          </table:table-cell>
          <table:table-cell office:value-type="float" office:value="29.02" calcext:value-type="float">
            <text:p>29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989946" calcext:value-type="float">
            <text:p>0,6989946</text:p>
          </table:table-cell>
          <table:table-cell office:value-type="string" calcext:value-type="string">
            <text:p><text:s/>error rate</text:p>
          </table:table-cell>
          <table:table-cell office:value-type="float" office:value="25.18" calcext:value-type="float">
            <text:p>25,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69999456" calcext:value-type="float">
            <text:p>0,69999456</text:p>
          </table:table-cell>
          <table:table-cell office:value-type="string" calcext:value-type="string">
            <text:p><text:s/>error rate</text:p>
          </table:table-cell>
          <table:table-cell office:value-type="float" office:value="28.580002" calcext:value-type="float">
            <text:p>28,58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0099455" calcext:value-type="float">
            <text:p>0,70099455</text:p>
          </table:table-cell>
          <table:table-cell office:value-type="string" calcext:value-type="string">
            <text:p><text:s/>error rate</text:p>
          </table:table-cell>
          <table:table-cell office:value-type="float" office:value="27.630001" calcext:value-type="float">
            <text:p>27,63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0199454" calcext:value-type="float">
            <text:p>0,70199454</text:p>
          </table:table-cell>
          <table:table-cell office:value-type="string" calcext:value-type="string">
            <text:p><text:s/>error rate</text:p>
          </table:table-cell>
          <table:table-cell office:value-type="float" office:value="25.279999" calcext:value-type="float">
            <text:p>25,27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029945" calcext:value-type="float">
            <text:p>0,7029945</text:p>
          </table:table-cell>
          <table:table-cell office:value-type="string" calcext:value-type="string">
            <text:p><text:s/>error rate</text:p>
          </table:table-cell>
          <table:table-cell office:value-type="float" office:value="30.039999" calcext:value-type="float">
            <text:p>30,03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039945" calcext:value-type="float">
            <text:p>0,7039945</text:p>
          </table:table-cell>
          <table:table-cell office:value-type="string" calcext:value-type="string">
            <text:p><text:s/>error rate</text:p>
          </table:table-cell>
          <table:table-cell office:value-type="float" office:value="25.81" calcext:value-type="float">
            <text:p>25,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049945" calcext:value-type="float">
            <text:p>0,7049945</text:p>
          </table:table-cell>
          <table:table-cell office:value-type="string" calcext:value-type="string">
            <text:p><text:s/>error rate</text:p>
          </table:table-cell>
          <table:table-cell office:value-type="float" office:value="28.61" calcext:value-type="float">
            <text:p>28,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059945" calcext:value-type="float">
            <text:p>0,7059945</text:p>
          </table:table-cell>
          <table:table-cell office:value-type="string" calcext:value-type="string">
            <text:p><text:s/>error rate</text:p>
          </table:table-cell>
          <table:table-cell office:value-type="float" office:value="31.2" calcext:value-type="float">
            <text:p>31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069945" calcext:value-type="float">
            <text:p>0,7069945</text:p>
          </table:table-cell>
          <table:table-cell office:value-type="string" calcext:value-type="string">
            <text:p><text:s/>error rate</text:p>
          </table:table-cell>
          <table:table-cell office:value-type="float" office:value="24.17" calcext:value-type="float">
            <text:p>24,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0799446" calcext:value-type="float">
            <text:p>0,70799446</text:p>
          </table:table-cell>
          <table:table-cell office:value-type="string" calcext:value-type="string">
            <text:p><text:s/>error rate</text:p>
          </table:table-cell>
          <table:table-cell office:value-type="float" office:value="29.69" calcext:value-type="float">
            <text:p>29,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0899445" calcext:value-type="float">
            <text:p>0,70899445</text:p>
          </table:table-cell>
          <table:table-cell office:value-type="string" calcext:value-type="string">
            <text:p><text:s/>error rate</text:p>
          </table:table-cell>
          <table:table-cell office:value-type="float" office:value="24.31" calcext:value-type="float">
            <text:p>24,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0999444" calcext:value-type="float">
            <text:p>0,70999444</text:p>
          </table:table-cell>
          <table:table-cell office:value-type="string" calcext:value-type="string">
            <text:p><text:s/>error rate</text:p>
          </table:table-cell>
          <table:table-cell office:value-type="float" office:value="27.070002" calcext:value-type="float">
            <text:p>27,07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109944" calcext:value-type="float">
            <text:p>0,7109944</text:p>
          </table:table-cell>
          <table:table-cell office:value-type="string" calcext:value-type="string">
            <text:p><text:s/>error rate</text:p>
          </table:table-cell>
          <table:table-cell office:value-type="float" office:value="27.89" calcext:value-type="float">
            <text:p>27,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119944" calcext:value-type="float">
            <text:p>0,7119944</text:p>
          </table:table-cell>
          <table:table-cell office:value-type="string" calcext:value-type="string">
            <text:p><text:s/>error rate</text:p>
          </table:table-cell>
          <table:table-cell office:value-type="float" office:value="27.31" calcext:value-type="float">
            <text:p>27,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129944" calcext:value-type="float">
            <text:p>0,7129944</text:p>
          </table:table-cell>
          <table:table-cell office:value-type="string" calcext:value-type="string">
            <text:p><text:s/>error rate</text:p>
          </table:table-cell>
          <table:table-cell office:value-type="float" office:value="26.65" calcext:value-type="float">
            <text:p>26,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139944" calcext:value-type="float">
            <text:p>0,7139944</text:p>
          </table:table-cell>
          <table:table-cell office:value-type="string" calcext:value-type="string">
            <text:p><text:s/>error rate</text:p>
          </table:table-cell>
          <table:table-cell office:value-type="float" office:value="33.719997" calcext:value-type="float">
            <text:p>33,719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149944" calcext:value-type="float">
            <text:p>0,7149944</text:p>
          </table:table-cell>
          <table:table-cell office:value-type="string" calcext:value-type="string">
            <text:p><text:s/>error rate</text:p>
          </table:table-cell>
          <table:table-cell office:value-type="float" office:value="30.779999" calcext:value-type="float">
            <text:p>30,77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1599436" calcext:value-type="float">
            <text:p>0,71599436</text:p>
          </table:table-cell>
          <table:table-cell office:value-type="string" calcext:value-type="string">
            <text:p><text:s/>error rate</text:p>
          </table:table-cell>
          <table:table-cell office:value-type="float" office:value="24.81" calcext:value-type="float">
            <text:p>24,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1699435" calcext:value-type="float">
            <text:p>0,71699435</text:p>
          </table:table-cell>
          <table:table-cell office:value-type="string" calcext:value-type="string">
            <text:p><text:s/>error rate</text:p>
          </table:table-cell>
          <table:table-cell office:value-type="float" office:value="27.02" calcext:value-type="float">
            <text:p>27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1799433" calcext:value-type="float">
            <text:p>0,71799433</text:p>
          </table:table-cell>
          <table:table-cell office:value-type="string" calcext:value-type="string">
            <text:p><text:s/>error rate</text:p>
          </table:table-cell>
          <table:table-cell office:value-type="float" office:value="27.439999" calcext:value-type="float">
            <text:p>27,43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189943" calcext:value-type="float">
            <text:p>0,7189943</text:p>
          </table:table-cell>
          <table:table-cell office:value-type="string" calcext:value-type="string">
            <text:p><text:s/>error rate</text:p>
          </table:table-cell>
          <table:table-cell office:value-type="float" office:value="28.66" calcext:value-type="float">
            <text:p>28,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199943" calcext:value-type="float">
            <text:p>0,7199943</text:p>
          </table:table-cell>
          <table:table-cell office:value-type="string" calcext:value-type="string">
            <text:p><text:s/>error rate</text:p>
          </table:table-cell>
          <table:table-cell office:value-type="float" office:value="29.53" calcext:value-type="float">
            <text:p>29,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209943" calcext:value-type="float">
            <text:p>0,7209943</text:p>
          </table:table-cell>
          <table:table-cell office:value-type="string" calcext:value-type="string">
            <text:p><text:s/>error rate</text:p>
          </table:table-cell>
          <table:table-cell office:value-type="float" office:value="25.83" calcext:value-type="float">
            <text:p>25,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219943" calcext:value-type="float">
            <text:p>0,7219943</text:p>
          </table:table-cell>
          <table:table-cell office:value-type="string" calcext:value-type="string">
            <text:p><text:s/>error rate</text:p>
          </table:table-cell>
          <table:table-cell office:value-type="float" office:value="27.95" calcext:value-type="float">
            <text:p>27,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2299427" calcext:value-type="float">
            <text:p>0,72299427</text:p>
          </table:table-cell>
          <table:table-cell office:value-type="string" calcext:value-type="string">
            <text:p><text:s/>error rate</text:p>
          </table:table-cell>
          <table:table-cell office:value-type="float" office:value="27.000002" calcext:value-type="float">
            <text:p>27,00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2399426" calcext:value-type="float">
            <text:p>0,72399426</text:p>
          </table:table-cell>
          <table:table-cell office:value-type="string" calcext:value-type="string">
            <text:p><text:s/>error rate</text:p>
          </table:table-cell>
          <table:table-cell office:value-type="float" office:value="27.369999" calcext:value-type="float">
            <text:p>27,36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2499424" calcext:value-type="float">
            <text:p>0,72499424</text:p>
          </table:table-cell>
          <table:table-cell office:value-type="string" calcext:value-type="string">
            <text:p><text:s/>error rate</text:p>
          </table:table-cell>
          <table:table-cell office:value-type="float" office:value="25.82" calcext:value-type="float">
            <text:p>25,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259942" calcext:value-type="float">
            <text:p>0,7259942</text:p>
          </table:table-cell>
          <table:table-cell office:value-type="string" calcext:value-type="string">
            <text:p><text:s/>error rate</text:p>
          </table:table-cell>
          <table:table-cell office:value-type="float" office:value="23.99" calcext:value-type="float">
            <text:p>23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269942" calcext:value-type="float">
            <text:p>0,7269942</text:p>
          </table:table-cell>
          <table:table-cell office:value-type="string" calcext:value-type="string">
            <text:p><text:s/>error rate</text:p>
          </table:table-cell>
          <table:table-cell office:value-type="float" office:value="30.050001" calcext:value-type="float">
            <text:p>30,05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279942" calcext:value-type="float">
            <text:p>0,7279942</text:p>
          </table:table-cell>
          <table:table-cell office:value-type="string" calcext:value-type="string">
            <text:p><text:s/>error rate</text:p>
          </table:table-cell>
          <table:table-cell office:value-type="float" office:value="27.7" calcext:value-type="float">
            <text:p>27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289942" calcext:value-type="float">
            <text:p>0,7289942</text:p>
          </table:table-cell>
          <table:table-cell office:value-type="string" calcext:value-type="string">
            <text:p><text:s/>error rate</text:p>
          </table:table-cell>
          <table:table-cell office:value-type="float" office:value="28.490002" calcext:value-type="float">
            <text:p>28,49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299942" calcext:value-type="float">
            <text:p>0,7299942</text:p>
          </table:table-cell>
          <table:table-cell office:value-type="string" calcext:value-type="string">
            <text:p><text:s/>error rate</text:p>
          </table:table-cell>
          <table:table-cell office:value-type="float" office:value="24.26" calcext:value-type="float">
            <text:p>24,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3099416" calcext:value-type="float">
            <text:p>0,73099416</text:p>
          </table:table-cell>
          <table:table-cell office:value-type="string" calcext:value-type="string">
            <text:p><text:s/>error rate</text:p>
          </table:table-cell>
          <table:table-cell office:value-type="float" office:value="25.98" calcext:value-type="float">
            <text:p>25,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3199415" calcext:value-type="float">
            <text:p>0,73199415</text:p>
          </table:table-cell>
          <table:table-cell office:value-type="string" calcext:value-type="string">
            <text:p><text:s/>error rate</text:p>
          </table:table-cell>
          <table:table-cell office:value-type="float" office:value="28.64" calcext:value-type="float">
            <text:p>28,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3299414" calcext:value-type="float">
            <text:p>0,73299414</text:p>
          </table:table-cell>
          <table:table-cell office:value-type="string" calcext:value-type="string">
            <text:p><text:s/>error rate</text:p>
          </table:table-cell>
          <table:table-cell office:value-type="float" office:value="30.939999" calcext:value-type="float">
            <text:p>30,93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339941" calcext:value-type="float">
            <text:p>0,7339941</text:p>
          </table:table-cell>
          <table:table-cell office:value-type="string" calcext:value-type="string">
            <text:p><text:s/>error rate</text:p>
          </table:table-cell>
          <table:table-cell office:value-type="float" office:value="26.06" calcext:value-type="float">
            <text:p>26,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349941" calcext:value-type="float">
            <text:p>0,7349941</text:p>
          </table:table-cell>
          <table:table-cell office:value-type="string" calcext:value-type="string">
            <text:p><text:s/>error rate</text:p>
          </table:table-cell>
          <table:table-cell office:value-type="float" office:value="27.140001" calcext:value-type="float">
            <text:p>27,14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359941" calcext:value-type="float">
            <text:p>0,7359941</text:p>
          </table:table-cell>
          <table:table-cell office:value-type="string" calcext:value-type="string">
            <text:p><text:s/>error rate</text:p>
          </table:table-cell>
          <table:table-cell office:value-type="float" office:value="27.61" calcext:value-type="float">
            <text:p>27,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369941" calcext:value-type="float">
            <text:p>0,7369941</text:p>
          </table:table-cell>
          <table:table-cell office:value-type="string" calcext:value-type="string">
            <text:p><text:s/>error rate</text:p>
          </table:table-cell>
          <table:table-cell office:value-type="float" office:value="27.45" calcext:value-type="float">
            <text:p>27,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379941" calcext:value-type="float">
            <text:p>0,7379941</text:p>
          </table:table-cell>
          <table:table-cell office:value-type="string" calcext:value-type="string">
            <text:p><text:s/>error rate</text:p>
          </table:table-cell>
          <table:table-cell office:value-type="float" office:value="26.230001" calcext:value-type="float">
            <text:p>26,23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3899406" calcext:value-type="float">
            <text:p>0,73899406</text:p>
          </table:table-cell>
          <table:table-cell office:value-type="string" calcext:value-type="string">
            <text:p><text:s/>error rate</text:p>
          </table:table-cell>
          <table:table-cell office:value-type="float" office:value="28.009998" calcext:value-type="float">
            <text:p>28,00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3999405" calcext:value-type="float">
            <text:p>0,73999405</text:p>
          </table:table-cell>
          <table:table-cell office:value-type="string" calcext:value-type="string">
            <text:p><text:s/>error rate</text:p>
          </table:table-cell>
          <table:table-cell office:value-type="float" office:value="26.699999" calcext:value-type="float">
            <text:p>26,69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4099404" calcext:value-type="float">
            <text:p>0,74099404</text:p>
          </table:table-cell>
          <table:table-cell office:value-type="string" calcext:value-type="string">
            <text:p><text:s/>error rate</text:p>
          </table:table-cell>
          <table:table-cell office:value-type="float" office:value="28.349998" calcext:value-type="float">
            <text:p>28,34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41994" calcext:value-type="float">
            <text:p>0,741994</text:p>
          </table:table-cell>
          <table:table-cell office:value-type="string" calcext:value-type="string">
            <text:p><text:s/>error rate</text:p>
          </table:table-cell>
          <table:table-cell office:value-type="float" office:value="27.26" calcext:value-type="float">
            <text:p>27,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42994" calcext:value-type="float">
            <text:p>0,742994</text:p>
          </table:table-cell>
          <table:table-cell office:value-type="string" calcext:value-type="string">
            <text:p><text:s/>error rate</text:p>
          </table:table-cell>
          <table:table-cell office:value-type="float" office:value="25.77" calcext:value-type="float">
            <text:p>25,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43994" calcext:value-type="float">
            <text:p>0,743994</text:p>
          </table:table-cell>
          <table:table-cell office:value-type="string" calcext:value-type="string">
            <text:p><text:s/>error rate</text:p>
          </table:table-cell>
          <table:table-cell office:value-type="float" office:value="26.49" calcext:value-type="float">
            <text:p>26,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44994" calcext:value-type="float">
            <text:p>0,744994</text:p>
          </table:table-cell>
          <table:table-cell office:value-type="string" calcext:value-type="string">
            <text:p><text:s/>error rate</text:p>
          </table:table-cell>
          <table:table-cell office:value-type="float" office:value="33.82" calcext:value-type="float">
            <text:p>33,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45994" calcext:value-type="float">
            <text:p>0,745994</text:p>
          </table:table-cell>
          <table:table-cell office:value-type="string" calcext:value-type="string">
            <text:p><text:s/>error rate</text:p>
          </table:table-cell>
          <table:table-cell office:value-type="float" office:value="28.3" calcext:value-type="float">
            <text:p>28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4699396" calcext:value-type="float">
            <text:p>0,74699396</text:p>
          </table:table-cell>
          <table:table-cell office:value-type="string" calcext:value-type="string">
            <text:p><text:s/>error rate</text:p>
          </table:table-cell>
          <table:table-cell office:value-type="float" office:value="25.170002" calcext:value-type="float">
            <text:p>25,17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4799395" calcext:value-type="float">
            <text:p>0,74799395</text:p>
          </table:table-cell>
          <table:table-cell office:value-type="string" calcext:value-type="string">
            <text:p><text:s/>error rate</text:p>
          </table:table-cell>
          <table:table-cell office:value-type="float" office:value="27.18" calcext:value-type="float">
            <text:p>27,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4899393" calcext:value-type="float">
            <text:p>0,74899393</text:p>
          </table:table-cell>
          <table:table-cell office:value-type="string" calcext:value-type="string">
            <text:p><text:s/>error rate</text:p>
          </table:table-cell>
          <table:table-cell office:value-type="float" office:value="31.07" calcext:value-type="float">
            <text:p>31,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499939" calcext:value-type="float">
            <text:p>0,7499939</text:p>
          </table:table-cell>
          <table:table-cell office:value-type="string" calcext:value-type="string">
            <text:p><text:s/>error rate</text:p>
          </table:table-cell>
          <table:table-cell office:value-type="float" office:value="27.759998" calcext:value-type="float">
            <text:p>27,75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509939" calcext:value-type="float">
            <text:p>0,7509939</text:p>
          </table:table-cell>
          <table:table-cell office:value-type="string" calcext:value-type="string">
            <text:p><text:s/>error rate</text:p>
          </table:table-cell>
          <table:table-cell office:value-type="float" office:value="27.669998" calcext:value-type="float">
            <text:p>27,66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519939" calcext:value-type="float">
            <text:p>0,7519939</text:p>
          </table:table-cell>
          <table:table-cell office:value-type="string" calcext:value-type="string">
            <text:p><text:s/>error rate</text:p>
          </table:table-cell>
          <table:table-cell office:value-type="float" office:value="27.439999" calcext:value-type="float">
            <text:p>27,43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529939" calcext:value-type="float">
            <text:p>0,7529939</text:p>
          </table:table-cell>
          <table:table-cell office:value-type="string" calcext:value-type="string">
            <text:p><text:s/>error rate</text:p>
          </table:table-cell>
          <table:table-cell office:value-type="float" office:value="27.03" calcext:value-type="float">
            <text:p>27,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5399387" calcext:value-type="float">
            <text:p>0,75399387</text:p>
          </table:table-cell>
          <table:table-cell office:value-type="string" calcext:value-type="string">
            <text:p><text:s/>error rate</text:p>
          </table:table-cell>
          <table:table-cell office:value-type="float" office:value="28.169998" calcext:value-type="float">
            <text:p>28,16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5499386" calcext:value-type="float">
            <text:p>0,75499386</text:p>
          </table:table-cell>
          <table:table-cell office:value-type="string" calcext:value-type="string">
            <text:p><text:s/>error rate</text:p>
          </table:table-cell>
          <table:table-cell office:value-type="float" office:value="26.499998" calcext:value-type="float">
            <text:p>26,49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5599384" calcext:value-type="float">
            <text:p>0,75599384</text:p>
          </table:table-cell>
          <table:table-cell office:value-type="string" calcext:value-type="string">
            <text:p><text:s/>error rate</text:p>
          </table:table-cell>
          <table:table-cell office:value-type="float" office:value="26.99" calcext:value-type="float">
            <text:p>26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5699383" calcext:value-type="float">
            <text:p>0,75699383</text:p>
          </table:table-cell>
          <table:table-cell office:value-type="string" calcext:value-type="string">
            <text:p><text:s/>error rate</text:p>
          </table:table-cell>
          <table:table-cell office:value-type="float" office:value="28.009998" calcext:value-type="float">
            <text:p>28,00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579938" calcext:value-type="float">
            <text:p>0,7579938</text:p>
          </table:table-cell>
          <table:table-cell office:value-type="string" calcext:value-type="string">
            <text:p><text:s/>error rate</text:p>
          </table:table-cell>
          <table:table-cell office:value-type="float" office:value="26.750002" calcext:value-type="float">
            <text:p>26,75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589938" calcext:value-type="float">
            <text:p>0,7589938</text:p>
          </table:table-cell>
          <table:table-cell office:value-type="string" calcext:value-type="string">
            <text:p><text:s/>error rate</text:p>
          </table:table-cell>
          <table:table-cell office:value-type="float" office:value="26.9" calcext:value-type="float">
            <text:p>26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599938" calcext:value-type="float">
            <text:p>0,7599938</text:p>
          </table:table-cell>
          <table:table-cell office:value-type="string" calcext:value-type="string">
            <text:p><text:s/>error rate</text:p>
          </table:table-cell>
          <table:table-cell office:value-type="float" office:value="28.119999" calcext:value-type="float">
            <text:p>28,11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609938" calcext:value-type="float">
            <text:p>0,7609938</text:p>
          </table:table-cell>
          <table:table-cell office:value-type="string" calcext:value-type="string">
            <text:p><text:s/>error rate</text:p>
          </table:table-cell>
          <table:table-cell office:value-type="float" office:value="26.78" calcext:value-type="float">
            <text:p>26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6199377" calcext:value-type="float">
            <text:p>0,76199377</text:p>
          </table:table-cell>
          <table:table-cell office:value-type="string" calcext:value-type="string">
            <text:p><text:s/>error rate</text:p>
          </table:table-cell>
          <table:table-cell office:value-type="float" office:value="26.460001" calcext:value-type="float">
            <text:p>26,46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6299375" calcext:value-type="float">
            <text:p>0,76299375</text:p>
          </table:table-cell>
          <table:table-cell office:value-type="string" calcext:value-type="string">
            <text:p><text:s/>error rate</text:p>
          </table:table-cell>
          <table:table-cell office:value-type="float" office:value="26.76" calcext:value-type="float">
            <text:p>26,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6399374" calcext:value-type="float">
            <text:p>0,76399374</text:p>
          </table:table-cell>
          <table:table-cell office:value-type="string" calcext:value-type="string">
            <text:p><text:s/>error rate</text:p>
          </table:table-cell>
          <table:table-cell office:value-type="float" office:value="31.45" calcext:value-type="float">
            <text:p>31,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649937" calcext:value-type="float">
            <text:p>0,7649937</text:p>
          </table:table-cell>
          <table:table-cell office:value-type="string" calcext:value-type="string">
            <text:p><text:s/>error rate</text:p>
          </table:table-cell>
          <table:table-cell office:value-type="float" office:value="27.59" calcext:value-type="float">
            <text:p>27,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659937" calcext:value-type="float">
            <text:p>0,7659937</text:p>
          </table:table-cell>
          <table:table-cell office:value-type="string" calcext:value-type="string">
            <text:p><text:s/>error rate</text:p>
          </table:table-cell>
          <table:table-cell office:value-type="float" office:value="27.039999" calcext:value-type="float">
            <text:p>27,03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669937" calcext:value-type="float">
            <text:p>0,7669937</text:p>
          </table:table-cell>
          <table:table-cell office:value-type="string" calcext:value-type="string">
            <text:p><text:s/>error rate</text:p>
          </table:table-cell>
          <table:table-cell office:value-type="float" office:value="30.22" calcext:value-type="float">
            <text:p>30,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679937" calcext:value-type="float">
            <text:p>0,7679937</text:p>
          </table:table-cell>
          <table:table-cell office:value-type="string" calcext:value-type="string">
            <text:p><text:s/>error rate</text:p>
          </table:table-cell>
          <table:table-cell office:value-type="float" office:value="26.589998" calcext:value-type="float">
            <text:p>26,58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689937" calcext:value-type="float">
            <text:p>0,7689937</text:p>
          </table:table-cell>
          <table:table-cell office:value-type="string" calcext:value-type="string">
            <text:p><text:s/>error rate</text:p>
          </table:table-cell>
          <table:table-cell office:value-type="float" office:value="23.880001" calcext:value-type="float">
            <text:p>23,88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6999366" calcext:value-type="float">
            <text:p>0,76999366</text:p>
          </table:table-cell>
          <table:table-cell office:value-type="string" calcext:value-type="string">
            <text:p><text:s/>error rate</text:p>
          </table:table-cell>
          <table:table-cell office:value-type="float" office:value="26.159998" calcext:value-type="float">
            <text:p>26,15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7099365" calcext:value-type="float">
            <text:p>0,77099365</text:p>
          </table:table-cell>
          <table:table-cell office:value-type="string" calcext:value-type="string">
            <text:p><text:s/>error rate</text:p>
          </table:table-cell>
          <table:table-cell office:value-type="float" office:value="28.330002" calcext:value-type="float">
            <text:p>28,33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7199364" calcext:value-type="float">
            <text:p>0,77199364</text:p>
          </table:table-cell>
          <table:table-cell office:value-type="string" calcext:value-type="string">
            <text:p><text:s/>error rate</text:p>
          </table:table-cell>
          <table:table-cell office:value-type="float" office:value="29.269999" calcext:value-type="float">
            <text:p>29,26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729936" calcext:value-type="float">
            <text:p>0,7729936</text:p>
          </table:table-cell>
          <table:table-cell office:value-type="string" calcext:value-type="string">
            <text:p><text:s/>error rate</text:p>
          </table:table-cell>
          <table:table-cell office:value-type="float" office:value="30.52" calcext:value-type="float">
            <text:p>30,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739936" calcext:value-type="float">
            <text:p>0,7739936</text:p>
          </table:table-cell>
          <table:table-cell office:value-type="string" calcext:value-type="string">
            <text:p><text:s/>error rate</text:p>
          </table:table-cell>
          <table:table-cell office:value-type="float" office:value="28.14" calcext:value-type="float">
            <text:p>28,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749936" calcext:value-type="float">
            <text:p>0,7749936</text:p>
          </table:table-cell>
          <table:table-cell office:value-type="string" calcext:value-type="string">
            <text:p><text:s/>error rate</text:p>
          </table:table-cell>
          <table:table-cell office:value-type="float" office:value="25.27" calcext:value-type="float">
            <text:p>25,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759936" calcext:value-type="float">
            <text:p>0,7759936</text:p>
          </table:table-cell>
          <table:table-cell office:value-type="string" calcext:value-type="string">
            <text:p><text:s/>error rate</text:p>
          </table:table-cell>
          <table:table-cell office:value-type="float" office:value="29.339998" calcext:value-type="float">
            <text:p>29,33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769936" calcext:value-type="float">
            <text:p>0,7769936</text:p>
          </table:table-cell>
          <table:table-cell office:value-type="string" calcext:value-type="string">
            <text:p><text:s/>error rate</text:p>
          </table:table-cell>
          <table:table-cell office:value-type="float" office:value="26.9" calcext:value-type="float">
            <text:p>26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7799356" calcext:value-type="float">
            <text:p>0,77799356</text:p>
          </table:table-cell>
          <table:table-cell office:value-type="string" calcext:value-type="string">
            <text:p><text:s/>error rate</text:p>
          </table:table-cell>
          <table:table-cell office:value-type="float" office:value="27.289999" calcext:value-type="float">
            <text:p>27,28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7899355" calcext:value-type="float">
            <text:p>0,77899355</text:p>
          </table:table-cell>
          <table:table-cell office:value-type="string" calcext:value-type="string">
            <text:p><text:s/>error rate</text:p>
          </table:table-cell>
          <table:table-cell office:value-type="float" office:value="27.779999" calcext:value-type="float">
            <text:p>27,77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7999353" calcext:value-type="float">
            <text:p>0,77999353</text:p>
          </table:table-cell>
          <table:table-cell office:value-type="string" calcext:value-type="string">
            <text:p><text:s/>error rate</text:p>
          </table:table-cell>
          <table:table-cell office:value-type="float" office:value="29.429998" calcext:value-type="float">
            <text:p>29,42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809935" calcext:value-type="float">
            <text:p>0,7809935</text:p>
          </table:table-cell>
          <table:table-cell office:value-type="string" calcext:value-type="string">
            <text:p><text:s/>error rate</text:p>
          </table:table-cell>
          <table:table-cell office:value-type="float" office:value="25.87" calcext:value-type="float">
            <text:p>25,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819935" calcext:value-type="float">
            <text:p>0,7819935</text:p>
          </table:table-cell>
          <table:table-cell office:value-type="string" calcext:value-type="string">
            <text:p><text:s/>error rate</text:p>
          </table:table-cell>
          <table:table-cell office:value-type="float" office:value="27.289999" calcext:value-type="float">
            <text:p>27,28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829935" calcext:value-type="float">
            <text:p>0,7829935</text:p>
          </table:table-cell>
          <table:table-cell office:value-type="string" calcext:value-type="string">
            <text:p><text:s/>error rate</text:p>
          </table:table-cell>
          <table:table-cell office:value-type="float" office:value="27.26" calcext:value-type="float">
            <text:p>27,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839935" calcext:value-type="float">
            <text:p>0,7839935</text:p>
          </table:table-cell>
          <table:table-cell office:value-type="string" calcext:value-type="string">
            <text:p><text:s/>error rate</text:p>
          </table:table-cell>
          <table:table-cell office:value-type="float" office:value="27.95" calcext:value-type="float">
            <text:p>27,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8499347" calcext:value-type="float">
            <text:p>0,78499347</text:p>
          </table:table-cell>
          <table:table-cell office:value-type="string" calcext:value-type="string">
            <text:p><text:s/>error rate</text:p>
          </table:table-cell>
          <table:table-cell office:value-type="float" office:value="29.58" calcext:value-type="float">
            <text:p>29,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8599346" calcext:value-type="float">
            <text:p>0,78599346</text:p>
          </table:table-cell>
          <table:table-cell office:value-type="string" calcext:value-type="string">
            <text:p><text:s/>error rate</text:p>
          </table:table-cell>
          <table:table-cell office:value-type="float" office:value="29.249998" calcext:value-type="float">
            <text:p>29,24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8699344" calcext:value-type="float">
            <text:p>0,78699344</text:p>
          </table:table-cell>
          <table:table-cell office:value-type="string" calcext:value-type="string">
            <text:p><text:s/>error rate</text:p>
          </table:table-cell>
          <table:table-cell office:value-type="float" office:value="27.779999" calcext:value-type="float">
            <text:p>27,77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8799343" calcext:value-type="float">
            <text:p>0,78799343</text:p>
          </table:table-cell>
          <table:table-cell office:value-type="string" calcext:value-type="string">
            <text:p><text:s/>error rate</text:p>
          </table:table-cell>
          <table:table-cell office:value-type="float" office:value="24.95" calcext:value-type="float">
            <text:p>24,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889934" calcext:value-type="float">
            <text:p>0,7889934</text:p>
          </table:table-cell>
          <table:table-cell office:value-type="string" calcext:value-type="string">
            <text:p><text:s/>error rate</text:p>
          </table:table-cell>
          <table:table-cell office:value-type="float" office:value="25.009998" calcext:value-type="float">
            <text:p>25,00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899934" calcext:value-type="float">
            <text:p>0,7899934</text:p>
          </table:table-cell>
          <table:table-cell office:value-type="string" calcext:value-type="string">
            <text:p><text:s/>error rate</text:p>
          </table:table-cell>
          <table:table-cell office:value-type="float" office:value="28.029999" calcext:value-type="float">
            <text:p>28,02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909934" calcext:value-type="float">
            <text:p>0,7909934</text:p>
          </table:table-cell>
          <table:table-cell office:value-type="string" calcext:value-type="string">
            <text:p><text:s/>error rate</text:p>
          </table:table-cell>
          <table:table-cell office:value-type="float" office:value="27.810001" calcext:value-type="float">
            <text:p>27,81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919934" calcext:value-type="float">
            <text:p>0,7919934</text:p>
          </table:table-cell>
          <table:table-cell office:value-type="string" calcext:value-type="string">
            <text:p><text:s/>error rate</text:p>
          </table:table-cell>
          <table:table-cell office:value-type="float" office:value="29.390001" calcext:value-type="float">
            <text:p>29,39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9299337" calcext:value-type="float">
            <text:p>0,79299337</text:p>
          </table:table-cell>
          <table:table-cell office:value-type="string" calcext:value-type="string">
            <text:p><text:s/>error rate</text:p>
          </table:table-cell>
          <table:table-cell office:value-type="float" office:value="26.42" calcext:value-type="float">
            <text:p>26,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9399335" calcext:value-type="float">
            <text:p>0,79399335</text:p>
          </table:table-cell>
          <table:table-cell office:value-type="string" calcext:value-type="string">
            <text:p><text:s/>error rate</text:p>
          </table:table-cell>
          <table:table-cell office:value-type="float" office:value="27.7" calcext:value-type="float">
            <text:p>27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9499334" calcext:value-type="float">
            <text:p>0,79499334</text:p>
          </table:table-cell>
          <table:table-cell office:value-type="string" calcext:value-type="string">
            <text:p><text:s/>error rate</text:p>
          </table:table-cell>
          <table:table-cell office:value-type="float" office:value="26.230001" calcext:value-type="float">
            <text:p>26,23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959933" calcext:value-type="float">
            <text:p>0,7959933</text:p>
          </table:table-cell>
          <table:table-cell office:value-type="string" calcext:value-type="string">
            <text:p><text:s/>error rate</text:p>
          </table:table-cell>
          <table:table-cell office:value-type="float" office:value="30.84" calcext:value-type="float">
            <text:p>30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969933" calcext:value-type="float">
            <text:p>0,7969933</text:p>
          </table:table-cell>
          <table:table-cell office:value-type="string" calcext:value-type="string">
            <text:p><text:s/>error rate</text:p>
          </table:table-cell>
          <table:table-cell office:value-type="float" office:value="29.289999" calcext:value-type="float">
            <text:p>29,28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979933" calcext:value-type="float">
            <text:p>0,7979933</text:p>
          </table:table-cell>
          <table:table-cell office:value-type="string" calcext:value-type="string">
            <text:p><text:s/>error rate</text:p>
          </table:table-cell>
          <table:table-cell office:value-type="float" office:value="25.85" calcext:value-type="float">
            <text:p>25,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989933" calcext:value-type="float">
            <text:p>0,7989933</text:p>
          </table:table-cell>
          <table:table-cell office:value-type="string" calcext:value-type="string">
            <text:p><text:s/>error rate</text:p>
          </table:table-cell>
          <table:table-cell office:value-type="float" office:value="26.1" calcext:value-type="float">
            <text:p>26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7999933" calcext:value-type="float">
            <text:p>0,7999933</text:p>
          </table:table-cell>
          <table:table-cell office:value-type="string" calcext:value-type="string">
            <text:p><text:s/>error rate</text:p>
          </table:table-cell>
          <table:table-cell office:value-type="float" office:value="27.49" calcext:value-type="float">
            <text:p>27,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0099326" calcext:value-type="float">
            <text:p>0,80099326</text:p>
          </table:table-cell>
          <table:table-cell office:value-type="string" calcext:value-type="string">
            <text:p><text:s/>error rate</text:p>
          </table:table-cell>
          <table:table-cell office:value-type="float" office:value="29.17" calcext:value-type="float">
            <text:p>29,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0199325" calcext:value-type="float">
            <text:p>0,80199325</text:p>
          </table:table-cell>
          <table:table-cell office:value-type="string" calcext:value-type="string">
            <text:p><text:s/>error rate</text:p>
          </table:table-cell>
          <table:table-cell office:value-type="float" office:value="27.71" calcext:value-type="float">
            <text:p>27,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0299324" calcext:value-type="float">
            <text:p>0,80299324</text:p>
          </table:table-cell>
          <table:table-cell office:value-type="string" calcext:value-type="string">
            <text:p><text:s/>error rate</text:p>
          </table:table-cell>
          <table:table-cell office:value-type="float" office:value="28.91" calcext:value-type="float">
            <text:p>28,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039932" calcext:value-type="float">
            <text:p>0,8039932</text:p>
          </table:table-cell>
          <table:table-cell office:value-type="string" calcext:value-type="string">
            <text:p><text:s/>error rate</text:p>
          </table:table-cell>
          <table:table-cell office:value-type="float" office:value="27.070002" calcext:value-type="float">
            <text:p>27,07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049932" calcext:value-type="float">
            <text:p>0,8049932</text:p>
          </table:table-cell>
          <table:table-cell office:value-type="string" calcext:value-type="string">
            <text:p><text:s/>error rate</text:p>
          </table:table-cell>
          <table:table-cell office:value-type="float" office:value="27.93" calcext:value-type="float">
            <text:p>27,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059932" calcext:value-type="float">
            <text:p>0,8059932</text:p>
          </table:table-cell>
          <table:table-cell office:value-type="string" calcext:value-type="string">
            <text:p><text:s/>error rate</text:p>
          </table:table-cell>
          <table:table-cell office:value-type="float" office:value="26.640001" calcext:value-type="float">
            <text:p>26,64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069932" calcext:value-type="float">
            <text:p>0,8069932</text:p>
          </table:table-cell>
          <table:table-cell office:value-type="string" calcext:value-type="string">
            <text:p><text:s/>error rate</text:p>
          </table:table-cell>
          <table:table-cell office:value-type="float" office:value="28.79" calcext:value-type="float">
            <text:p>28,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079932" calcext:value-type="float">
            <text:p>0,8079932</text:p>
          </table:table-cell>
          <table:table-cell office:value-type="string" calcext:value-type="string">
            <text:p><text:s/>error rate</text:p>
          </table:table-cell>
          <table:table-cell office:value-type="float" office:value="26.94" calcext:value-type="float">
            <text:p>26,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0899316" calcext:value-type="float">
            <text:p>0,80899316</text:p>
          </table:table-cell>
          <table:table-cell office:value-type="string" calcext:value-type="string">
            <text:p><text:s/>error rate</text:p>
          </table:table-cell>
          <table:table-cell office:value-type="float" office:value="25.76" calcext:value-type="float">
            <text:p>25,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0999315" calcext:value-type="float">
            <text:p>0,80999315</text:p>
          </table:table-cell>
          <table:table-cell office:value-type="string" calcext:value-type="string">
            <text:p><text:s/>error rate</text:p>
          </table:table-cell>
          <table:table-cell office:value-type="float" office:value="28.59" calcext:value-type="float">
            <text:p>28,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1099313" calcext:value-type="float">
            <text:p>0,81099313</text:p>
          </table:table-cell>
          <table:table-cell office:value-type="string" calcext:value-type="string">
            <text:p><text:s/>error rate</text:p>
          </table:table-cell>
          <table:table-cell office:value-type="float" office:value="28.2" calcext:value-type="float">
            <text:p>28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119931" calcext:value-type="float">
            <text:p>0,8119931</text:p>
          </table:table-cell>
          <table:table-cell office:value-type="string" calcext:value-type="string">
            <text:p><text:s/>error rate</text:p>
          </table:table-cell>
          <table:table-cell office:value-type="float" office:value="26.74" calcext:value-type="float">
            <text:p>26,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129931" calcext:value-type="float">
            <text:p>0,8129931</text:p>
          </table:table-cell>
          <table:table-cell office:value-type="string" calcext:value-type="string">
            <text:p><text:s/>error rate</text:p>
          </table:table-cell>
          <table:table-cell office:value-type="float" office:value="27.77" calcext:value-type="float">
            <text:p>27,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139931" calcext:value-type="float">
            <text:p>0,8139931</text:p>
          </table:table-cell>
          <table:table-cell office:value-type="string" calcext:value-type="string">
            <text:p><text:s/>error rate</text:p>
          </table:table-cell>
          <table:table-cell office:value-type="float" office:value="26.699999" calcext:value-type="float">
            <text:p>26,69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149931" calcext:value-type="float">
            <text:p>0,8149931</text:p>
          </table:table-cell>
          <table:table-cell office:value-type="string" calcext:value-type="string">
            <text:p><text:s/>error rate</text:p>
          </table:table-cell>
          <table:table-cell office:value-type="float" office:value="28.740002" calcext:value-type="float">
            <text:p>28,74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159931" calcext:value-type="float">
            <text:p>0,8159931</text:p>
          </table:table-cell>
          <table:table-cell office:value-type="string" calcext:value-type="string">
            <text:p><text:s/>error rate</text:p>
          </table:table-cell>
          <table:table-cell office:value-type="float" office:value="27.59" calcext:value-type="float">
            <text:p>27,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1699306" calcext:value-type="float">
            <text:p>0,81699306</text:p>
          </table:table-cell>
          <table:table-cell office:value-type="string" calcext:value-type="string">
            <text:p><text:s/>error rate</text:p>
          </table:table-cell>
          <table:table-cell office:value-type="float" office:value="27.12" calcext:value-type="float">
            <text:p>27,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1799304" calcext:value-type="float">
            <text:p>0,81799304</text:p>
          </table:table-cell>
          <table:table-cell office:value-type="string" calcext:value-type="string">
            <text:p><text:s/>error rate</text:p>
          </table:table-cell>
          <table:table-cell office:value-type="float" office:value="25.92" calcext:value-type="float">
            <text:p>25,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1899303" calcext:value-type="float">
            <text:p>0,81899303</text:p>
          </table:table-cell>
          <table:table-cell office:value-type="string" calcext:value-type="string">
            <text:p><text:s/>error rate</text:p>
          </table:table-cell>
          <table:table-cell office:value-type="float" office:value="26.24" calcext:value-type="float">
            <text:p>26,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19993" calcext:value-type="float">
            <text:p>0,819993</text:p>
          </table:table-cell>
          <table:table-cell office:value-type="string" calcext:value-type="string">
            <text:p><text:s/>error rate</text:p>
          </table:table-cell>
          <table:table-cell office:value-type="float" office:value="28.75" calcext:value-type="float">
            <text:p>28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20993" calcext:value-type="float">
            <text:p>0,820993</text:p>
          </table:table-cell>
          <table:table-cell office:value-type="string" calcext:value-type="string">
            <text:p><text:s/>error rate</text:p>
          </table:table-cell>
          <table:table-cell office:value-type="float" office:value="27.31" calcext:value-type="float">
            <text:p>27,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21993" calcext:value-type="float">
            <text:p>0,821993</text:p>
          </table:table-cell>
          <table:table-cell office:value-type="string" calcext:value-type="string">
            <text:p><text:s/>error rate</text:p>
          </table:table-cell>
          <table:table-cell office:value-type="float" office:value="26.159998" calcext:value-type="float">
            <text:p>26,15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22993" calcext:value-type="float">
            <text:p>0,822993</text:p>
          </table:table-cell>
          <table:table-cell office:value-type="string" calcext:value-type="string">
            <text:p><text:s/>error rate</text:p>
          </table:table-cell>
          <table:table-cell office:value-type="float" office:value="26.35" calcext:value-type="float">
            <text:p>26,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2399297" calcext:value-type="float">
            <text:p>0,82399297</text:p>
          </table:table-cell>
          <table:table-cell office:value-type="string" calcext:value-type="string">
            <text:p><text:s/>error rate</text:p>
          </table:table-cell>
          <table:table-cell office:value-type="float" office:value="28.32" calcext:value-type="float">
            <text:p>28,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2499295" calcext:value-type="float">
            <text:p>0,82499295</text:p>
          </table:table-cell>
          <table:table-cell office:value-type="string" calcext:value-type="string">
            <text:p><text:s/>error rate</text:p>
          </table:table-cell>
          <table:table-cell office:value-type="float" office:value="25.74" calcext:value-type="float">
            <text:p>25,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2599294" calcext:value-type="float">
            <text:p>0,82599294</text:p>
          </table:table-cell>
          <table:table-cell office:value-type="string" calcext:value-type="string">
            <text:p><text:s/>error rate</text:p>
          </table:table-cell>
          <table:table-cell office:value-type="float" office:value="31.05" calcext:value-type="float">
            <text:p>31,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269929" calcext:value-type="float">
            <text:p>0,8269929</text:p>
          </table:table-cell>
          <table:table-cell office:value-type="string" calcext:value-type="string">
            <text:p><text:s/>error rate</text:p>
          </table:table-cell>
          <table:table-cell office:value-type="float" office:value="26.820002" calcext:value-type="float">
            <text:p>26,82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279929" calcext:value-type="float">
            <text:p>0,8279929</text:p>
          </table:table-cell>
          <table:table-cell office:value-type="string" calcext:value-type="string">
            <text:p><text:s/>error rate</text:p>
          </table:table-cell>
          <table:table-cell office:value-type="float" office:value="27.42" calcext:value-type="float">
            <text:p>27,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289929" calcext:value-type="float">
            <text:p>0,8289929</text:p>
          </table:table-cell>
          <table:table-cell office:value-type="string" calcext:value-type="string">
            <text:p><text:s/>error rate</text:p>
          </table:table-cell>
          <table:table-cell office:value-type="float" office:value="28.36" calcext:value-type="float">
            <text:p>28,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299929" calcext:value-type="float">
            <text:p>0,8299929</text:p>
          </table:table-cell>
          <table:table-cell office:value-type="string" calcext:value-type="string">
            <text:p><text:s/>error rate</text:p>
          </table:table-cell>
          <table:table-cell office:value-type="float" office:value="26.03" calcext:value-type="float">
            <text:p>26,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309929" calcext:value-type="float">
            <text:p>0,8309929</text:p>
          </table:table-cell>
          <table:table-cell office:value-type="string" calcext:value-type="string">
            <text:p><text:s/>error rate</text:p>
          </table:table-cell>
          <table:table-cell office:value-type="float" office:value="26.859999" calcext:value-type="float">
            <text:p>26,85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3199286" calcext:value-type="float">
            <text:p>0,83199286</text:p>
          </table:table-cell>
          <table:table-cell office:value-type="string" calcext:value-type="string">
            <text:p><text:s/>error rate</text:p>
          </table:table-cell>
          <table:table-cell office:value-type="float" office:value="26.42" calcext:value-type="float">
            <text:p>26,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3299285" calcext:value-type="float">
            <text:p>0,83299285</text:p>
          </table:table-cell>
          <table:table-cell office:value-type="string" calcext:value-type="string">
            <text:p><text:s/>error rate</text:p>
          </table:table-cell>
          <table:table-cell office:value-type="float" office:value="25.93" calcext:value-type="float">
            <text:p>25,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3399284" calcext:value-type="float">
            <text:p>0,83399284</text:p>
          </table:table-cell>
          <table:table-cell office:value-type="string" calcext:value-type="string">
            <text:p><text:s/>error rate</text:p>
          </table:table-cell>
          <table:table-cell office:value-type="float" office:value="28.83" calcext:value-type="float">
            <text:p>28,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349928" calcext:value-type="float">
            <text:p>0,8349928</text:p>
          </table:table-cell>
          <table:table-cell office:value-type="string" calcext:value-type="string">
            <text:p><text:s/>error rate</text:p>
          </table:table-cell>
          <table:table-cell office:value-type="float" office:value="30.39" calcext:value-type="float">
            <text:p>30,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359928" calcext:value-type="float">
            <text:p>0,8359928</text:p>
          </table:table-cell>
          <table:table-cell office:value-type="string" calcext:value-type="string">
            <text:p><text:s/>error rate</text:p>
          </table:table-cell>
          <table:table-cell office:value-type="float" office:value="29.840002" calcext:value-type="float">
            <text:p>29,84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369928" calcext:value-type="float">
            <text:p>0,8369928</text:p>
          </table:table-cell>
          <table:table-cell office:value-type="string" calcext:value-type="string">
            <text:p><text:s/>error rate</text:p>
          </table:table-cell>
          <table:table-cell office:value-type="float" office:value="30.160002" calcext:value-type="float">
            <text:p>30,16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379928" calcext:value-type="float">
            <text:p>0,8379928</text:p>
          </table:table-cell>
          <table:table-cell office:value-type="string" calcext:value-type="string">
            <text:p><text:s/>error rate</text:p>
          </table:table-cell>
          <table:table-cell office:value-type="float" office:value="28.630001" calcext:value-type="float">
            <text:p>28,63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389928" calcext:value-type="float">
            <text:p>0,8389928</text:p>
          </table:table-cell>
          <table:table-cell office:value-type="string" calcext:value-type="string">
            <text:p><text:s/>error rate</text:p>
          </table:table-cell>
          <table:table-cell office:value-type="float" office:value="27.970001" calcext:value-type="float">
            <text:p>27,97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3999276" calcext:value-type="float">
            <text:p>0,83999276</text:p>
          </table:table-cell>
          <table:table-cell office:value-type="string" calcext:value-type="string">
            <text:p><text:s/>error rate</text:p>
          </table:table-cell>
          <table:table-cell office:value-type="float" office:value="26.249998" calcext:value-type="float">
            <text:p>26,24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4099275" calcext:value-type="float">
            <text:p>0,84099275</text:p>
          </table:table-cell>
          <table:table-cell office:value-type="string" calcext:value-type="string">
            <text:p><text:s/>error rate</text:p>
          </table:table-cell>
          <table:table-cell office:value-type="float" office:value="27.47" calcext:value-type="float">
            <text:p>27,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4199274" calcext:value-type="float">
            <text:p>0,84199274</text:p>
          </table:table-cell>
          <table:table-cell office:value-type="string" calcext:value-type="string">
            <text:p><text:s/>error rate</text:p>
          </table:table-cell>
          <table:table-cell office:value-type="float" office:value="30.24" calcext:value-type="float">
            <text:p>30,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429927" calcext:value-type="float">
            <text:p>0,8429927</text:p>
          </table:table-cell>
          <table:table-cell office:value-type="string" calcext:value-type="string">
            <text:p><text:s/>error rate</text:p>
          </table:table-cell>
          <table:table-cell office:value-type="float" office:value="29.750002" calcext:value-type="float">
            <text:p>29,75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439927" calcext:value-type="float">
            <text:p>0,8439927</text:p>
          </table:table-cell>
          <table:table-cell office:value-type="string" calcext:value-type="string">
            <text:p><text:s/>error rate</text:p>
          </table:table-cell>
          <table:table-cell office:value-type="float" office:value="29.289999" calcext:value-type="float">
            <text:p>29,28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449927" calcext:value-type="float">
            <text:p>0,8449927</text:p>
          </table:table-cell>
          <table:table-cell office:value-type="string" calcext:value-type="string">
            <text:p><text:s/>error rate</text:p>
          </table:table-cell>
          <table:table-cell office:value-type="float" office:value="27.77" calcext:value-type="float">
            <text:p>27,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459927" calcext:value-type="float">
            <text:p>0,8459927</text:p>
          </table:table-cell>
          <table:table-cell office:value-type="string" calcext:value-type="string">
            <text:p><text:s/>error rate</text:p>
          </table:table-cell>
          <table:table-cell office:value-type="float" office:value="24.529999" calcext:value-type="float">
            <text:p>24,52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469927" calcext:value-type="float">
            <text:p>0,8469927</text:p>
          </table:table-cell>
          <table:table-cell office:value-type="string" calcext:value-type="string">
            <text:p><text:s/>error rate</text:p>
          </table:table-cell>
          <table:table-cell office:value-type="float" office:value="27.46" calcext:value-type="float">
            <text:p>27,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4799266" calcext:value-type="float">
            <text:p>0,84799266</text:p>
          </table:table-cell>
          <table:table-cell office:value-type="string" calcext:value-type="string">
            <text:p><text:s/>error rate</text:p>
          </table:table-cell>
          <table:table-cell office:value-type="float" office:value="27.79" calcext:value-type="float">
            <text:p>27,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4899265" calcext:value-type="float">
            <text:p>0,84899265</text:p>
          </table:table-cell>
          <table:table-cell office:value-type="string" calcext:value-type="string">
            <text:p><text:s/>error rate</text:p>
          </table:table-cell>
          <table:table-cell office:value-type="float" office:value="26.789999" calcext:value-type="float">
            <text:p>26,78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4999263" calcext:value-type="float">
            <text:p>0,84999263</text:p>
          </table:table-cell>
          <table:table-cell office:value-type="string" calcext:value-type="string">
            <text:p><text:s/>error rate</text:p>
          </table:table-cell>
          <table:table-cell office:value-type="float" office:value="24.369999" calcext:value-type="float">
            <text:p>24,36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509926" calcext:value-type="float">
            <text:p>0,8509926</text:p>
          </table:table-cell>
          <table:table-cell office:value-type="string" calcext:value-type="string">
            <text:p><text:s/>error rate</text:p>
          </table:table-cell>
          <table:table-cell office:value-type="float" office:value="26.840002" calcext:value-type="float">
            <text:p>26,84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519926" calcext:value-type="float">
            <text:p>0,8519926</text:p>
          </table:table-cell>
          <table:table-cell office:value-type="string" calcext:value-type="string">
            <text:p><text:s/>error rate</text:p>
          </table:table-cell>
          <table:table-cell office:value-type="float" office:value="27.84" calcext:value-type="float">
            <text:p>27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529926" calcext:value-type="float">
            <text:p>0,8529926</text:p>
          </table:table-cell>
          <table:table-cell office:value-type="string" calcext:value-type="string">
            <text:p><text:s/>error rate</text:p>
          </table:table-cell>
          <table:table-cell office:value-type="float" office:value="24.01" calcext:value-type="float">
            <text:p>24,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539926" calcext:value-type="float">
            <text:p>0,8539926</text:p>
          </table:table-cell>
          <table:table-cell office:value-type="string" calcext:value-type="string">
            <text:p><text:s/>error rate</text:p>
          </table:table-cell>
          <table:table-cell office:value-type="float" office:value="26.449999" calcext:value-type="float">
            <text:p>26,44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5499257" calcext:value-type="float">
            <text:p>0,85499257</text:p>
          </table:table-cell>
          <table:table-cell office:value-type="string" calcext:value-type="string">
            <text:p><text:s/>error rate</text:p>
          </table:table-cell>
          <table:table-cell office:value-type="float" office:value="27.42" calcext:value-type="float">
            <text:p>27,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5599256" calcext:value-type="float">
            <text:p>0,85599256</text:p>
          </table:table-cell>
          <table:table-cell office:value-type="string" calcext:value-type="string">
            <text:p><text:s/>error rate</text:p>
          </table:table-cell>
          <table:table-cell office:value-type="float" office:value="26.81" calcext:value-type="float">
            <text:p>26,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5699254" calcext:value-type="float">
            <text:p>0,85699254</text:p>
          </table:table-cell>
          <table:table-cell office:value-type="string" calcext:value-type="string">
            <text:p><text:s/>error rate</text:p>
          </table:table-cell>
          <table:table-cell office:value-type="float" office:value="25.369999" calcext:value-type="float">
            <text:p>25,36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5799253" calcext:value-type="float">
            <text:p>0,85799253</text:p>
          </table:table-cell>
          <table:table-cell office:value-type="string" calcext:value-type="string">
            <text:p><text:s/>error rate</text:p>
          </table:table-cell>
          <table:table-cell office:value-type="float" office:value="29.31" calcext:value-type="float">
            <text:p>29,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589925" calcext:value-type="float">
            <text:p>0,8589925</text:p>
          </table:table-cell>
          <table:table-cell office:value-type="string" calcext:value-type="string">
            <text:p><text:s/>error rate</text:p>
          </table:table-cell>
          <table:table-cell office:value-type="float" office:value="26.910002" calcext:value-type="float">
            <text:p>26,91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599925" calcext:value-type="float">
            <text:p>0,8599925</text:p>
          </table:table-cell>
          <table:table-cell office:value-type="string" calcext:value-type="string">
            <text:p><text:s/>error rate</text:p>
          </table:table-cell>
          <table:table-cell office:value-type="float" office:value="24.92" calcext:value-type="float">
            <text:p>24,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609925" calcext:value-type="float">
            <text:p>0,8609925</text:p>
          </table:table-cell>
          <table:table-cell office:value-type="string" calcext:value-type="string">
            <text:p><text:s/>error rate</text:p>
          </table:table-cell>
          <table:table-cell office:value-type="float" office:value="28.91" calcext:value-type="float">
            <text:p>28,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619925" calcext:value-type="float">
            <text:p>0,8619925</text:p>
          </table:table-cell>
          <table:table-cell office:value-type="string" calcext:value-type="string">
            <text:p><text:s/>error rate</text:p>
          </table:table-cell>
          <table:table-cell office:value-type="float" office:value="28.5" calcext:value-type="float">
            <text:p>28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6299247" calcext:value-type="float">
            <text:p>0,86299247</text:p>
          </table:table-cell>
          <table:table-cell office:value-type="string" calcext:value-type="string">
            <text:p><text:s/>error rate</text:p>
          </table:table-cell>
          <table:table-cell office:value-type="float" office:value="31.05" calcext:value-type="float">
            <text:p>31,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6399245" calcext:value-type="float">
            <text:p>0,86399245</text:p>
          </table:table-cell>
          <table:table-cell office:value-type="string" calcext:value-type="string">
            <text:p><text:s/>error rate</text:p>
          </table:table-cell>
          <table:table-cell office:value-type="float" office:value="27.26" calcext:value-type="float">
            <text:p>27,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6499244" calcext:value-type="float">
            <text:p>0,86499244</text:p>
          </table:table-cell>
          <table:table-cell office:value-type="string" calcext:value-type="string">
            <text:p><text:s/>error rate</text:p>
          </table:table-cell>
          <table:table-cell office:value-type="float" office:value="27.82" calcext:value-type="float">
            <text:p>27,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659924" calcext:value-type="float">
            <text:p>0,8659924</text:p>
          </table:table-cell>
          <table:table-cell office:value-type="string" calcext:value-type="string">
            <text:p><text:s/>error rate</text:p>
          </table:table-cell>
          <table:table-cell office:value-type="float" office:value="26.159998" calcext:value-type="float">
            <text:p>26,15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669924" calcext:value-type="float">
            <text:p>0,8669924</text:p>
          </table:table-cell>
          <table:table-cell office:value-type="string" calcext:value-type="string">
            <text:p><text:s/>error rate</text:p>
          </table:table-cell>
          <table:table-cell office:value-type="float" office:value="26.589998" calcext:value-type="float">
            <text:p>26,58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679924" calcext:value-type="float">
            <text:p>0,8679924</text:p>
          </table:table-cell>
          <table:table-cell office:value-type="string" calcext:value-type="string">
            <text:p><text:s/>error rate</text:p>
          </table:table-cell>
          <table:table-cell office:value-type="float" office:value="26.050001" calcext:value-type="float">
            <text:p>26,05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689924" calcext:value-type="float">
            <text:p>0,8689924</text:p>
          </table:table-cell>
          <table:table-cell office:value-type="string" calcext:value-type="string">
            <text:p><text:s/>error rate</text:p>
          </table:table-cell>
          <table:table-cell office:value-type="float" office:value="28.34" calcext:value-type="float">
            <text:p>28,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699924" calcext:value-type="float">
            <text:p>0,8699924</text:p>
          </table:table-cell>
          <table:table-cell office:value-type="string" calcext:value-type="string">
            <text:p><text:s/>error rate</text:p>
          </table:table-cell>
          <table:table-cell office:value-type="float" office:value="31.75" calcext:value-type="float">
            <text:p>3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7099236" calcext:value-type="float">
            <text:p>0,87099236</text:p>
          </table:table-cell>
          <table:table-cell office:value-type="string" calcext:value-type="string">
            <text:p><text:s/>error rate</text:p>
          </table:table-cell>
          <table:table-cell office:value-type="float" office:value="27.17" calcext:value-type="float">
            <text:p>27,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7199235" calcext:value-type="float">
            <text:p>0,87199235</text:p>
          </table:table-cell>
          <table:table-cell office:value-type="string" calcext:value-type="string">
            <text:p><text:s/>error rate</text:p>
          </table:table-cell>
          <table:table-cell office:value-type="float" office:value="24.86" calcext:value-type="float">
            <text:p>24,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7299234" calcext:value-type="float">
            <text:p>0,87299234</text:p>
          </table:table-cell>
          <table:table-cell office:value-type="string" calcext:value-type="string">
            <text:p><text:s/>error rate</text:p>
          </table:table-cell>
          <table:table-cell office:value-type="float" office:value="28.45" calcext:value-type="float">
            <text:p>28,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739923" calcext:value-type="float">
            <text:p>0,8739923</text:p>
          </table:table-cell>
          <table:table-cell office:value-type="string" calcext:value-type="string">
            <text:p><text:s/>error rate</text:p>
          </table:table-cell>
          <table:table-cell office:value-type="float" office:value="27.57" calcext:value-type="float">
            <text:p>27,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749923" calcext:value-type="float">
            <text:p>0,8749923</text:p>
          </table:table-cell>
          <table:table-cell office:value-type="string" calcext:value-type="string">
            <text:p><text:s/>error rate</text:p>
          </table:table-cell>
          <table:table-cell office:value-type="float" office:value="26.72" calcext:value-type="float">
            <text:p>26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759923" calcext:value-type="float">
            <text:p>0,8759923</text:p>
          </table:table-cell>
          <table:table-cell office:value-type="string" calcext:value-type="string">
            <text:p><text:s/>error rate</text:p>
          </table:table-cell>
          <table:table-cell office:value-type="float" office:value="25.310001" calcext:value-type="float">
            <text:p>25,31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769923" calcext:value-type="float">
            <text:p>0,8769923</text:p>
          </table:table-cell>
          <table:table-cell office:value-type="string" calcext:value-type="string">
            <text:p><text:s/>error rate</text:p>
          </table:table-cell>
          <table:table-cell office:value-type="float" office:value="25.27" calcext:value-type="float">
            <text:p>25,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779923" calcext:value-type="float">
            <text:p>0,8779923</text:p>
          </table:table-cell>
          <table:table-cell office:value-type="string" calcext:value-type="string">
            <text:p><text:s/>error rate</text:p>
          </table:table-cell>
          <table:table-cell office:value-type="float" office:value="26.74" calcext:value-type="float">
            <text:p>26,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7899226" calcext:value-type="float">
            <text:p>0,87899226</text:p>
          </table:table-cell>
          <table:table-cell office:value-type="string" calcext:value-type="string">
            <text:p><text:s/>error rate</text:p>
          </table:table-cell>
          <table:table-cell office:value-type="float" office:value="26.050001" calcext:value-type="float">
            <text:p>26,05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7999225" calcext:value-type="float">
            <text:p>0,87999225</text:p>
          </table:table-cell>
          <table:table-cell office:value-type="string" calcext:value-type="string">
            <text:p><text:s/>error rate</text:p>
          </table:table-cell>
          <table:table-cell office:value-type="float" office:value="27.34" calcext:value-type="float">
            <text:p>27,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8099223" calcext:value-type="float">
            <text:p>0,88099223</text:p>
          </table:table-cell>
          <table:table-cell office:value-type="string" calcext:value-type="string">
            <text:p><text:s/>error rate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819922" calcext:value-type="float">
            <text:p>0,8819922</text:p>
          </table:table-cell>
          <table:table-cell office:value-type="string" calcext:value-type="string">
            <text:p><text:s/>error rate</text:p>
          </table:table-cell>
          <table:table-cell office:value-type="float" office:value="28.93" calcext:value-type="float">
            <text:p>28,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829922" calcext:value-type="float">
            <text:p>0,8829922</text:p>
          </table:table-cell>
          <table:table-cell office:value-type="string" calcext:value-type="string">
            <text:p><text:s/>error rate</text:p>
          </table:table-cell>
          <table:table-cell office:value-type="float" office:value="27.15" calcext:value-type="float">
            <text:p>27,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839922" calcext:value-type="float">
            <text:p>0,8839922</text:p>
          </table:table-cell>
          <table:table-cell office:value-type="string" calcext:value-type="string">
            <text:p><text:s/>error rate</text:p>
          </table:table-cell>
          <table:table-cell office:value-type="float" office:value="28.55" calcext:value-type="float">
            <text:p>28,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849922" calcext:value-type="float">
            <text:p>0,8849922</text:p>
          </table:table-cell>
          <table:table-cell office:value-type="string" calcext:value-type="string">
            <text:p><text:s/>error rate</text:p>
          </table:table-cell>
          <table:table-cell office:value-type="float" office:value="25.94" calcext:value-type="float">
            <text:p>25,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8599217" calcext:value-type="float">
            <text:p>0,88599217</text:p>
          </table:table-cell>
          <table:table-cell office:value-type="string" calcext:value-type="string">
            <text:p><text:s/>error rate</text:p>
          </table:table-cell>
          <table:table-cell office:value-type="float" office:value="29.03" calcext:value-type="float">
            <text:p>29,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8699216" calcext:value-type="float">
            <text:p>0,88699216</text:p>
          </table:table-cell>
          <table:table-cell office:value-type="string" calcext:value-type="string">
            <text:p><text:s/>error rate</text:p>
          </table:table-cell>
          <table:table-cell office:value-type="float" office:value="26.769999" calcext:value-type="float">
            <text:p>26,76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8799214" calcext:value-type="float">
            <text:p>0,88799214</text:p>
          </table:table-cell>
          <table:table-cell office:value-type="string" calcext:value-type="string">
            <text:p><text:s/>error rate</text:p>
          </table:table-cell>
          <table:table-cell office:value-type="float" office:value="26.31" calcext:value-type="float">
            <text:p>26,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8899213" calcext:value-type="float">
            <text:p>0,88899213</text:p>
          </table:table-cell>
          <table:table-cell office:value-type="string" calcext:value-type="string">
            <text:p><text:s/>error rate</text:p>
          </table:table-cell>
          <table:table-cell office:value-type="float" office:value="24.99" calcext:value-type="float">
            <text:p>24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899921" calcext:value-type="float">
            <text:p>0,8899921</text:p>
          </table:table-cell>
          <table:table-cell office:value-type="string" calcext:value-type="string">
            <text:p><text:s/>error rate</text:p>
          </table:table-cell>
          <table:table-cell office:value-type="float" office:value="26.62" calcext:value-type="float">
            <text:p>26,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909921" calcext:value-type="float">
            <text:p>0,8909921</text:p>
          </table:table-cell>
          <table:table-cell office:value-type="string" calcext:value-type="string">
            <text:p><text:s/>error rate</text:p>
          </table:table-cell>
          <table:table-cell office:value-type="float" office:value="25.77" calcext:value-type="float">
            <text:p>25,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919921" calcext:value-type="float">
            <text:p>0,8919921</text:p>
          </table:table-cell>
          <table:table-cell office:value-type="string" calcext:value-type="string">
            <text:p><text:s/>error rate</text:p>
          </table:table-cell>
          <table:table-cell office:value-type="float" office:value="28.600002" calcext:value-type="float">
            <text:p>28,60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929921" calcext:value-type="float">
            <text:p>0,8929921</text:p>
          </table:table-cell>
          <table:table-cell office:value-type="string" calcext:value-type="string">
            <text:p><text:s/>error rate</text:p>
          </table:table-cell>
          <table:table-cell office:value-type="float" office:value="27.039999" calcext:value-type="float">
            <text:p>27,03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9399207" calcext:value-type="float">
            <text:p>0,89399207</text:p>
          </table:table-cell>
          <table:table-cell office:value-type="string" calcext:value-type="string">
            <text:p><text:s/>error rate</text:p>
          </table:table-cell>
          <table:table-cell office:value-type="float" office:value="28.2" calcext:value-type="float">
            <text:p>28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9499205" calcext:value-type="float">
            <text:p>0,89499205</text:p>
          </table:table-cell>
          <table:table-cell office:value-type="string" calcext:value-type="string">
            <text:p><text:s/>error rate</text:p>
          </table:table-cell>
          <table:table-cell office:value-type="float" office:value="27.33" calcext:value-type="float">
            <text:p>27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9599204" calcext:value-type="float">
            <text:p>0,89599204</text:p>
          </table:table-cell>
          <table:table-cell office:value-type="string" calcext:value-type="string">
            <text:p><text:s/>error rate</text:p>
          </table:table-cell>
          <table:table-cell office:value-type="float" office:value="28.52" calcext:value-type="float">
            <text:p>28,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96992" calcext:value-type="float">
            <text:p>0,896992</text:p>
          </table:table-cell>
          <table:table-cell office:value-type="string" calcext:value-type="string">
            <text:p><text:s/>error rate</text:p>
          </table:table-cell>
          <table:table-cell office:value-type="float" office:value="27.86" calcext:value-type="float">
            <text:p>27,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97992" calcext:value-type="float">
            <text:p>0,897992</text:p>
          </table:table-cell>
          <table:table-cell office:value-type="string" calcext:value-type="string">
            <text:p><text:s/>error rate</text:p>
          </table:table-cell>
          <table:table-cell office:value-type="float" office:value="27.289999" calcext:value-type="float">
            <text:p>27,28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98992" calcext:value-type="float">
            <text:p>0,898992</text:p>
          </table:table-cell>
          <table:table-cell office:value-type="string" calcext:value-type="string">
            <text:p><text:s/>error rate</text:p>
          </table:table-cell>
          <table:table-cell office:value-type="float" office:value="24.47" calcext:value-type="float">
            <text:p>24,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899992" calcext:value-type="float">
            <text:p>0,899992</text:p>
          </table:table-cell>
          <table:table-cell office:value-type="string" calcext:value-type="string">
            <text:p><text:s/>error rate</text:p>
          </table:table-cell>
          <table:table-cell office:value-type="float" office:value="25.45" calcext:value-type="float">
            <text:p>25,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00992" calcext:value-type="float">
            <text:p>0,900992</text:p>
          </table:table-cell>
          <table:table-cell office:value-type="string" calcext:value-type="string">
            <text:p><text:s/>error rate</text:p>
          </table:table-cell>
          <table:table-cell office:value-type="float" office:value="25.619999" calcext:value-type="float">
            <text:p>25,61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0199196" calcext:value-type="float">
            <text:p>0,90199196</text:p>
          </table:table-cell>
          <table:table-cell office:value-type="string" calcext:value-type="string">
            <text:p><text:s/>error rate</text:p>
          </table:table-cell>
          <table:table-cell office:value-type="float" office:value="28.2" calcext:value-type="float">
            <text:p>28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0299195" calcext:value-type="float">
            <text:p>0,90299195</text:p>
          </table:table-cell>
          <table:table-cell office:value-type="string" calcext:value-type="string">
            <text:p><text:s/>error rate</text:p>
          </table:table-cell>
          <table:table-cell office:value-type="float" office:value="30.06" calcext:value-type="float">
            <text:p>30,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0399194" calcext:value-type="float">
            <text:p>0,90399194</text:p>
          </table:table-cell>
          <table:table-cell office:value-type="string" calcext:value-type="string">
            <text:p><text:s/>error rate</text:p>
          </table:table-cell>
          <table:table-cell office:value-type="float" office:value="28.259998" calcext:value-type="float">
            <text:p>28,25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049919" calcext:value-type="float">
            <text:p>0,9049919</text:p>
          </table:table-cell>
          <table:table-cell office:value-type="string" calcext:value-type="string">
            <text:p><text:s/>error rate</text:p>
          </table:table-cell>
          <table:table-cell office:value-type="float" office:value="28.29" calcext:value-type="float">
            <text:p>28,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059919" calcext:value-type="float">
            <text:p>0,9059919</text:p>
          </table:table-cell>
          <table:table-cell office:value-type="string" calcext:value-type="string">
            <text:p><text:s/>error rate</text:p>
          </table:table-cell>
          <table:table-cell office:value-type="float" office:value="26.74" calcext:value-type="float">
            <text:p>26,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069919" calcext:value-type="float">
            <text:p>0,9069919</text:p>
          </table:table-cell>
          <table:table-cell office:value-type="string" calcext:value-type="string">
            <text:p><text:s/>error rate</text:p>
          </table:table-cell>
          <table:table-cell office:value-type="float" office:value="26.78" calcext:value-type="float">
            <text:p>26,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079919" calcext:value-type="float">
            <text:p>0,9079919</text:p>
          </table:table-cell>
          <table:table-cell office:value-type="string" calcext:value-type="string">
            <text:p><text:s/>error rate</text:p>
          </table:table-cell>
          <table:table-cell office:value-type="float" office:value="29.319998" calcext:value-type="float">
            <text:p>29,31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089919" calcext:value-type="float">
            <text:p>0,9089919</text:p>
          </table:table-cell>
          <table:table-cell office:value-type="string" calcext:value-type="string">
            <text:p><text:s/>error rate</text:p>
          </table:table-cell>
          <table:table-cell office:value-type="float" office:value="29.730001" calcext:value-type="float">
            <text:p>29,73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0999186" calcext:value-type="float">
            <text:p>0,90999186</text:p>
          </table:table-cell>
          <table:table-cell office:value-type="string" calcext:value-type="string">
            <text:p><text:s/>error rate</text:p>
          </table:table-cell>
          <table:table-cell office:value-type="float" office:value="26.460001" calcext:value-type="float">
            <text:p>26,46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1099185" calcext:value-type="float">
            <text:p>0,91099185</text:p>
          </table:table-cell>
          <table:table-cell office:value-type="string" calcext:value-type="string">
            <text:p><text:s/>error rate</text:p>
          </table:table-cell>
          <table:table-cell office:value-type="float" office:value="27.84" calcext:value-type="float">
            <text:p>27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1199183" calcext:value-type="float">
            <text:p>0,91199183</text:p>
          </table:table-cell>
          <table:table-cell office:value-type="string" calcext:value-type="string">
            <text:p><text:s/>error rate</text:p>
          </table:table-cell>
          <table:table-cell office:value-type="float" office:value="27.779999" calcext:value-type="float">
            <text:p>27,77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129918" calcext:value-type="float">
            <text:p>0,9129918</text:p>
          </table:table-cell>
          <table:table-cell office:value-type="string" calcext:value-type="string">
            <text:p><text:s/>error rate</text:p>
          </table:table-cell>
          <table:table-cell office:value-type="float" office:value="27.18" calcext:value-type="float">
            <text:p>27,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139918" calcext:value-type="float">
            <text:p>0,9139918</text:p>
          </table:table-cell>
          <table:table-cell office:value-type="string" calcext:value-type="string">
            <text:p><text:s/>error rate</text:p>
          </table:table-cell>
          <table:table-cell office:value-type="float" office:value="27.039999" calcext:value-type="float">
            <text:p>27,03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149918" calcext:value-type="float">
            <text:p>0,9149918</text:p>
          </table:table-cell>
          <table:table-cell office:value-type="string" calcext:value-type="string">
            <text:p><text:s/>error rate</text:p>
          </table:table-cell>
          <table:table-cell office:value-type="float" office:value="27.739998" calcext:value-type="float">
            <text:p>27,73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159918" calcext:value-type="float">
            <text:p>0,9159918</text:p>
          </table:table-cell>
          <table:table-cell office:value-type="string" calcext:value-type="string">
            <text:p><text:s/>error rate</text:p>
          </table:table-cell>
          <table:table-cell office:value-type="float" office:value="26.570002" calcext:value-type="float">
            <text:p>26,57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169918" calcext:value-type="float">
            <text:p>0,9169918</text:p>
          </table:table-cell>
          <table:table-cell office:value-type="string" calcext:value-type="string">
            <text:p><text:s/>error rate</text:p>
          </table:table-cell>
          <table:table-cell office:value-type="float" office:value="27.22" calcext:value-type="float">
            <text:p>27,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1799176" calcext:value-type="float">
            <text:p>0,91799176</text:p>
          </table:table-cell>
          <table:table-cell office:value-type="string" calcext:value-type="string">
            <text:p><text:s/>error rate</text:p>
          </table:table-cell>
          <table:table-cell office:value-type="float" office:value="26.089998" calcext:value-type="float">
            <text:p>26,08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1899174" calcext:value-type="float">
            <text:p>0,91899174</text:p>
          </table:table-cell>
          <table:table-cell office:value-type="string" calcext:value-type="string">
            <text:p><text:s/>error rate</text:p>
          </table:table-cell>
          <table:table-cell office:value-type="float" office:value="26.65" calcext:value-type="float">
            <text:p>26,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1999173" calcext:value-type="float">
            <text:p>0,91999173</text:p>
          </table:table-cell>
          <table:table-cell office:value-type="string" calcext:value-type="string">
            <text:p><text:s/>error rate</text:p>
          </table:table-cell>
          <table:table-cell office:value-type="float" office:value="27.01" calcext:value-type="float">
            <text:p>27,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209917" calcext:value-type="float">
            <text:p>0,9209917</text:p>
          </table:table-cell>
          <table:table-cell office:value-type="string" calcext:value-type="string">
            <text:p><text:s/>error rate</text:p>
          </table:table-cell>
          <table:table-cell office:value-type="float" office:value="30.989998" calcext:value-type="float">
            <text:p>30,98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219917" calcext:value-type="float">
            <text:p>0,9219917</text:p>
          </table:table-cell>
          <table:table-cell office:value-type="string" calcext:value-type="string">
            <text:p><text:s/>error rate</text:p>
          </table:table-cell>
          <table:table-cell office:value-type="float" office:value="29.660002" calcext:value-type="float">
            <text:p>29,66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229917" calcext:value-type="float">
            <text:p>0,9229917</text:p>
          </table:table-cell>
          <table:table-cell office:value-type="string" calcext:value-type="string">
            <text:p><text:s/>error rate</text:p>
          </table:table-cell>
          <table:table-cell office:value-type="float" office:value="27.33" calcext:value-type="float">
            <text:p>27,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239917" calcext:value-type="float">
            <text:p>0,9239917</text:p>
          </table:table-cell>
          <table:table-cell office:value-type="string" calcext:value-type="string">
            <text:p><text:s/>error rate</text:p>
          </table:table-cell>
          <table:table-cell office:value-type="float" office:value="26.13" calcext:value-type="float">
            <text:p>26,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2499167" calcext:value-type="float">
            <text:p>0,92499167</text:p>
          </table:table-cell>
          <table:table-cell office:value-type="string" calcext:value-type="string">
            <text:p><text:s/>error rate</text:p>
          </table:table-cell>
          <table:table-cell office:value-type="float" office:value="28.95" calcext:value-type="float">
            <text:p>28,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2599165" calcext:value-type="float">
            <text:p>0,92599165</text:p>
          </table:table-cell>
          <table:table-cell office:value-type="string" calcext:value-type="string">
            <text:p><text:s/>error rate</text:p>
          </table:table-cell>
          <table:table-cell office:value-type="float" office:value="27.649998" calcext:value-type="float">
            <text:p>27,64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2699164" calcext:value-type="float">
            <text:p>0,92699164</text:p>
          </table:table-cell>
          <table:table-cell office:value-type="string" calcext:value-type="string">
            <text:p><text:s/>error rate</text:p>
          </table:table-cell>
          <table:table-cell office:value-type="float" office:value="30.79" calcext:value-type="float">
            <text:p>30,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279916" calcext:value-type="float">
            <text:p>0,9279916</text:p>
          </table:table-cell>
          <table:table-cell office:value-type="string" calcext:value-type="string">
            <text:p><text:s/>error rate</text:p>
          </table:table-cell>
          <table:table-cell office:value-type="float" office:value="31.29" calcext:value-type="float">
            <text:p>31,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289916" calcext:value-type="float">
            <text:p>0,9289916</text:p>
          </table:table-cell>
          <table:table-cell office:value-type="string" calcext:value-type="string">
            <text:p><text:s/>error rate</text:p>
          </table:table-cell>
          <table:table-cell office:value-type="float" office:value="27.11" calcext:value-type="float">
            <text:p>27,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299916" calcext:value-type="float">
            <text:p>0,9299916</text:p>
          </table:table-cell>
          <table:table-cell office:value-type="string" calcext:value-type="string">
            <text:p><text:s/>error rate</text:p>
          </table:table-cell>
          <table:table-cell office:value-type="float" office:value="26.47" calcext:value-type="float">
            <text:p>26,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309916" calcext:value-type="float">
            <text:p>0,9309916</text:p>
          </table:table-cell>
          <table:table-cell office:value-type="string" calcext:value-type="string">
            <text:p><text:s/>error rate</text:p>
          </table:table-cell>
          <table:table-cell office:value-type="float" office:value="26.83" calcext:value-type="float">
            <text:p>26,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319916" calcext:value-type="float">
            <text:p>0,9319916</text:p>
          </table:table-cell>
          <table:table-cell office:value-type="string" calcext:value-type="string">
            <text:p><text:s/>error rate</text:p>
          </table:table-cell>
          <table:table-cell office:value-type="float" office:value="29.699999" calcext:value-type="float">
            <text:p>29,69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3299156" calcext:value-type="float">
            <text:p>0,93299156</text:p>
          </table:table-cell>
          <table:table-cell office:value-type="string" calcext:value-type="string">
            <text:p><text:s/>error rate</text:p>
          </table:table-cell>
          <table:table-cell office:value-type="float" office:value="26.12" calcext:value-type="float">
            <text:p>26,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3399155" calcext:value-type="float">
            <text:p>0,93399155</text:p>
          </table:table-cell>
          <table:table-cell office:value-type="string" calcext:value-type="string">
            <text:p><text:s/>error rate</text:p>
          </table:table-cell>
          <table:table-cell office:value-type="float" office:value="29.99" calcext:value-type="float">
            <text:p>29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3499154" calcext:value-type="float">
            <text:p>0,93499154</text:p>
          </table:table-cell>
          <table:table-cell office:value-type="string" calcext:value-type="string">
            <text:p><text:s/>error rate</text:p>
          </table:table-cell>
          <table:table-cell office:value-type="float" office:value="27.56" calcext:value-type="float">
            <text:p>27,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359915" calcext:value-type="float">
            <text:p>0,9359915</text:p>
          </table:table-cell>
          <table:table-cell office:value-type="string" calcext:value-type="string">
            <text:p><text:s/>error rate</text:p>
          </table:table-cell>
          <table:table-cell office:value-type="float" office:value="26.85" calcext:value-type="float">
            <text:p>26,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369915" calcext:value-type="float">
            <text:p>0,9369915</text:p>
          </table:table-cell>
          <table:table-cell office:value-type="string" calcext:value-type="string">
            <text:p><text:s/>error rate</text:p>
          </table:table-cell>
          <table:table-cell office:value-type="float" office:value="28.369999" calcext:value-type="float">
            <text:p>28,36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379915" calcext:value-type="float">
            <text:p>0,9379915</text:p>
          </table:table-cell>
          <table:table-cell office:value-type="string" calcext:value-type="string">
            <text:p><text:s/>error rate</text:p>
          </table:table-cell>
          <table:table-cell office:value-type="float" office:value="28.52" calcext:value-type="float">
            <text:p>28,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389915" calcext:value-type="float">
            <text:p>0,9389915</text:p>
          </table:table-cell>
          <table:table-cell office:value-type="string" calcext:value-type="string">
            <text:p><text:s/>error rate</text:p>
          </table:table-cell>
          <table:table-cell office:value-type="float" office:value="27.55" calcext:value-type="float">
            <text:p>27,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399915" calcext:value-type="float">
            <text:p>0,9399915</text:p>
          </table:table-cell>
          <table:table-cell office:value-type="string" calcext:value-type="string">
            <text:p><text:s/>error rate</text:p>
          </table:table-cell>
          <table:table-cell office:value-type="float" office:value="26.83" calcext:value-type="float">
            <text:p>26,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4099146" calcext:value-type="float">
            <text:p>0,94099146</text:p>
          </table:table-cell>
          <table:table-cell office:value-type="string" calcext:value-type="string">
            <text:p><text:s/>error rate</text:p>
          </table:table-cell>
          <table:table-cell office:value-type="float" office:value="29.72" calcext:value-type="float">
            <text:p>29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4199145" calcext:value-type="float">
            <text:p>0,94199145</text:p>
          </table:table-cell>
          <table:table-cell office:value-type="string" calcext:value-type="string">
            <text:p><text:s/>error rate</text:p>
          </table:table-cell>
          <table:table-cell office:value-type="float" office:value="24.98" calcext:value-type="float">
            <text:p>24,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4299144" calcext:value-type="float">
            <text:p>0,94299144</text:p>
          </table:table-cell>
          <table:table-cell office:value-type="string" calcext:value-type="string">
            <text:p><text:s/>error rate</text:p>
          </table:table-cell>
          <table:table-cell office:value-type="float" office:value="25.440002" calcext:value-type="float">
            <text:p>25,44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439914" calcext:value-type="float">
            <text:p>0,9439914</text:p>
          </table:table-cell>
          <table:table-cell office:value-type="string" calcext:value-type="string">
            <text:p><text:s/>error rate</text:p>
          </table:table-cell>
          <table:table-cell office:value-type="float" office:value="27.98" calcext:value-type="float">
            <text:p>27,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449914" calcext:value-type="float">
            <text:p>0,9449914</text:p>
          </table:table-cell>
          <table:table-cell office:value-type="string" calcext:value-type="string">
            <text:p><text:s/>error rate</text:p>
          </table:table-cell>
          <table:table-cell office:value-type="float" office:value="26.1" calcext:value-type="float">
            <text:p>26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459914" calcext:value-type="float">
            <text:p>0,9459914</text:p>
          </table:table-cell>
          <table:table-cell office:value-type="string" calcext:value-type="string">
            <text:p><text:s/>error rate</text:p>
          </table:table-cell>
          <table:table-cell office:value-type="float" office:value="26.320002" calcext:value-type="float">
            <text:p>26,32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469914" calcext:value-type="float">
            <text:p>0,9469914</text:p>
          </table:table-cell>
          <table:table-cell office:value-type="string" calcext:value-type="string">
            <text:p><text:s/>error rate</text:p>
          </table:table-cell>
          <table:table-cell office:value-type="float" office:value="28.670002" calcext:value-type="float">
            <text:p>28,67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479914" calcext:value-type="float">
            <text:p>0,9479914</text:p>
          </table:table-cell>
          <table:table-cell office:value-type="string" calcext:value-type="string">
            <text:p><text:s/>error rate</text:p>
          </table:table-cell>
          <table:table-cell office:value-type="float" office:value="26.65" calcext:value-type="float">
            <text:p>26,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4899136" calcext:value-type="float">
            <text:p>0,94899136</text:p>
          </table:table-cell>
          <table:table-cell office:value-type="string" calcext:value-type="string">
            <text:p><text:s/>error rate</text:p>
          </table:table-cell>
          <table:table-cell office:value-type="float" office:value="26.710001" calcext:value-type="float">
            <text:p>26,71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4999135" calcext:value-type="float">
            <text:p>0,94999135</text:p>
          </table:table-cell>
          <table:table-cell office:value-type="string" calcext:value-type="string">
            <text:p><text:s/>error rate</text:p>
          </table:table-cell>
          <table:table-cell office:value-type="float" office:value="27.15" calcext:value-type="float">
            <text:p>27,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5099133" calcext:value-type="float">
            <text:p>0,95099133</text:p>
          </table:table-cell>
          <table:table-cell office:value-type="string" calcext:value-type="string">
            <text:p><text:s/>error rate</text:p>
          </table:table-cell>
          <table:table-cell office:value-type="float" office:value="26.28" calcext:value-type="float">
            <text:p>26,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519913" calcext:value-type="float">
            <text:p>0,9519913</text:p>
          </table:table-cell>
          <table:table-cell office:value-type="string" calcext:value-type="string">
            <text:p><text:s/>error rate</text:p>
          </table:table-cell>
          <table:table-cell office:value-type="float" office:value="27.01" calcext:value-type="float">
            <text:p>27,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529913" calcext:value-type="float">
            <text:p>0,9529913</text:p>
          </table:table-cell>
          <table:table-cell office:value-type="string" calcext:value-type="string">
            <text:p><text:s/>error rate</text:p>
          </table:table-cell>
          <table:table-cell office:value-type="float" office:value="25.05" calcext:value-type="float">
            <text:p>25,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539913" calcext:value-type="float">
            <text:p>0,9539913</text:p>
          </table:table-cell>
          <table:table-cell office:value-type="string" calcext:value-type="string">
            <text:p><text:s/>error rate</text:p>
          </table:table-cell>
          <table:table-cell office:value-type="float" office:value="26.65" calcext:value-type="float">
            <text:p>26,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549913" calcext:value-type="float">
            <text:p>0,9549913</text:p>
          </table:table-cell>
          <table:table-cell office:value-type="string" calcext:value-type="string">
            <text:p><text:s/>error rate</text:p>
          </table:table-cell>
          <table:table-cell office:value-type="float" office:value="29.08" calcext:value-type="float">
            <text:p>29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5599127" calcext:value-type="float">
            <text:p>0,95599127</text:p>
          </table:table-cell>
          <table:table-cell office:value-type="string" calcext:value-type="string">
            <text:p><text:s/>error rate</text:p>
          </table:table-cell>
          <table:table-cell office:value-type="float" office:value="29.109999" calcext:value-type="float">
            <text:p>29,10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5699126" calcext:value-type="float">
            <text:p>0,95699126</text:p>
          </table:table-cell>
          <table:table-cell office:value-type="string" calcext:value-type="string">
            <text:p><text:s/>error rate</text:p>
          </table:table-cell>
          <table:table-cell office:value-type="float" office:value="26.72" calcext:value-type="float">
            <text:p>26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5799124" calcext:value-type="float">
            <text:p>0,95799124</text:p>
          </table:table-cell>
          <table:table-cell office:value-type="string" calcext:value-type="string">
            <text:p><text:s/>error rate</text:p>
          </table:table-cell>
          <table:table-cell office:value-type="float" office:value="26.769999" calcext:value-type="float">
            <text:p>26,76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589912" calcext:value-type="float">
            <text:p>0,9589912</text:p>
          </table:table-cell>
          <table:table-cell office:value-type="string" calcext:value-type="string">
            <text:p><text:s/>error rate</text:p>
          </table:table-cell>
          <table:table-cell office:value-type="float" office:value="29.63" calcext:value-type="float">
            <text:p>29,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599912" calcext:value-type="float">
            <text:p>0,9599912</text:p>
          </table:table-cell>
          <table:table-cell office:value-type="string" calcext:value-type="string">
            <text:p><text:s/>error rate</text:p>
          </table:table-cell>
          <table:table-cell office:value-type="float" office:value="27.66" calcext:value-type="float">
            <text:p>27,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609912" calcext:value-type="float">
            <text:p>0,9609912</text:p>
          </table:table-cell>
          <table:table-cell office:value-type="string" calcext:value-type="string">
            <text:p><text:s/>error rate</text:p>
          </table:table-cell>
          <table:table-cell office:value-type="float" office:value="29.94" calcext:value-type="float">
            <text:p>29,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619912" calcext:value-type="float">
            <text:p>0,9619912</text:p>
          </table:table-cell>
          <table:table-cell office:value-type="string" calcext:value-type="string">
            <text:p><text:s/>error rate</text:p>
          </table:table-cell>
          <table:table-cell office:value-type="float" office:value="26.840002" calcext:value-type="float">
            <text:p>26,84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629912" calcext:value-type="float">
            <text:p>0,9629912</text:p>
          </table:table-cell>
          <table:table-cell office:value-type="string" calcext:value-type="string">
            <text:p><text:s/>error rate</text:p>
          </table:table-cell>
          <table:table-cell office:value-type="float" office:value="27.75" calcext:value-type="float">
            <text:p>27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6399117" calcext:value-type="float">
            <text:p>0,96399117</text:p>
          </table:table-cell>
          <table:table-cell office:value-type="string" calcext:value-type="string">
            <text:p><text:s/>error rate</text:p>
          </table:table-cell>
          <table:table-cell office:value-type="float" office:value="26.07" calcext:value-type="float">
            <text:p>26,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6499115" calcext:value-type="float">
            <text:p>0,96499115</text:p>
          </table:table-cell>
          <table:table-cell office:value-type="string" calcext:value-type="string">
            <text:p><text:s/>error rate</text:p>
          </table:table-cell>
          <table:table-cell office:value-type="float" office:value="28.27" calcext:value-type="float">
            <text:p>28,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6599114" calcext:value-type="float">
            <text:p>0,96599114</text:p>
          </table:table-cell>
          <table:table-cell office:value-type="string" calcext:value-type="string">
            <text:p><text:s/>error rate</text:p>
          </table:table-cell>
          <table:table-cell office:value-type="float" office:value="30.64" calcext:value-type="float">
            <text:p>30,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669911" calcext:value-type="float">
            <text:p>0,9669911</text:p>
          </table:table-cell>
          <table:table-cell office:value-type="string" calcext:value-type="string">
            <text:p><text:s/>error rate</text:p>
          </table:table-cell>
          <table:table-cell office:value-type="float" office:value="25.91" calcext:value-type="float">
            <text:p>25,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679911" calcext:value-type="float">
            <text:p>0,9679911</text:p>
          </table:table-cell>
          <table:table-cell office:value-type="string" calcext:value-type="string">
            <text:p><text:s/>error rate</text:p>
          </table:table-cell>
          <table:table-cell office:value-type="float" office:value="29.640001" calcext:value-type="float">
            <text:p>29,64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689911" calcext:value-type="float">
            <text:p>0,9689911</text:p>
          </table:table-cell>
          <table:table-cell office:value-type="string" calcext:value-type="string">
            <text:p><text:s/>error rate</text:p>
          </table:table-cell>
          <table:table-cell office:value-type="float" office:value="23.54" calcext:value-type="float">
            <text:p>23,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699911" calcext:value-type="float">
            <text:p>0,9699911</text:p>
          </table:table-cell>
          <table:table-cell office:value-type="string" calcext:value-type="string">
            <text:p><text:s/>error rate</text:p>
          </table:table-cell>
          <table:table-cell office:value-type="float" office:value="27.45" calcext:value-type="float">
            <text:p>27,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709911" calcext:value-type="float">
            <text:p>0,9709911</text:p>
          </table:table-cell>
          <table:table-cell office:value-type="string" calcext:value-type="string">
            <text:p><text:s/>error rate</text:p>
          </table:table-cell>
          <table:table-cell office:value-type="float" office:value="28.93" calcext:value-type="float">
            <text:p>28,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7199106" calcext:value-type="float">
            <text:p>0,97199106</text:p>
          </table:table-cell>
          <table:table-cell office:value-type="string" calcext:value-type="string">
            <text:p><text:s/>error rate</text:p>
          </table:table-cell>
          <table:table-cell office:value-type="float" office:value="27.880001" calcext:value-type="float">
            <text:p>27,88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7299105" calcext:value-type="float">
            <text:p>0,97299105</text:p>
          </table:table-cell>
          <table:table-cell office:value-type="string" calcext:value-type="string">
            <text:p><text:s/>error rate</text:p>
          </table:table-cell>
          <table:table-cell office:value-type="float" office:value="26.699999" calcext:value-type="float">
            <text:p>26,69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7399104" calcext:value-type="float">
            <text:p>0,97399104</text:p>
          </table:table-cell>
          <table:table-cell office:value-type="string" calcext:value-type="string">
            <text:p><text:s/>error rate</text:p>
          </table:table-cell>
          <table:table-cell office:value-type="float" office:value="29.300001" calcext:value-type="float">
            <text:p>29,30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74991" calcext:value-type="float">
            <text:p>0,974991</text:p>
          </table:table-cell>
          <table:table-cell office:value-type="string" calcext:value-type="string">
            <text:p><text:s/>error rate</text:p>
          </table:table-cell>
          <table:table-cell office:value-type="float" office:value="26.320002" calcext:value-type="float">
            <text:p>26,32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75991" calcext:value-type="float">
            <text:p>0,975991</text:p>
          </table:table-cell>
          <table:table-cell office:value-type="string" calcext:value-type="string">
            <text:p><text:s/>error rate</text:p>
          </table:table-cell>
          <table:table-cell office:value-type="float" office:value="26.820002" calcext:value-type="float">
            <text:p>26,82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76991" calcext:value-type="float">
            <text:p>0,976991</text:p>
          </table:table-cell>
          <table:table-cell office:value-type="string" calcext:value-type="string">
            <text:p><text:s/>error rate</text:p>
          </table:table-cell>
          <table:table-cell office:value-type="float" office:value="29.07" calcext:value-type="float">
            <text:p>29,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77991" calcext:value-type="float">
            <text:p>0,977991</text:p>
          </table:table-cell>
          <table:table-cell office:value-type="string" calcext:value-type="string">
            <text:p><text:s/>error rate</text:p>
          </table:table-cell>
          <table:table-cell office:value-type="float" office:value="28.41" calcext:value-type="float">
            <text:p>28,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78991" calcext:value-type="float">
            <text:p>0,978991</text:p>
          </table:table-cell>
          <table:table-cell office:value-type="string" calcext:value-type="string">
            <text:p><text:s/>error rate</text:p>
          </table:table-cell>
          <table:table-cell office:value-type="float" office:value="30.18" calcext:value-type="float">
            <text:p>30,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7999096" calcext:value-type="float">
            <text:p>0,97999096</text:p>
          </table:table-cell>
          <table:table-cell office:value-type="string" calcext:value-type="string">
            <text:p><text:s/>error rate</text:p>
          </table:table-cell>
          <table:table-cell office:value-type="float" office:value="28.34" calcext:value-type="float">
            <text:p>28,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8099095" calcext:value-type="float">
            <text:p>0,98099095</text:p>
          </table:table-cell>
          <table:table-cell office:value-type="string" calcext:value-type="string">
            <text:p><text:s/>error rate</text:p>
          </table:table-cell>
          <table:table-cell office:value-type="float" office:value="24.99" calcext:value-type="float">
            <text:p>24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8199093" calcext:value-type="float">
            <text:p>0,98199093</text:p>
          </table:table-cell>
          <table:table-cell office:value-type="string" calcext:value-type="string">
            <text:p><text:s/>error rate</text:p>
          </table:table-cell>
          <table:table-cell office:value-type="float" office:value="28.43" calcext:value-type="float">
            <text:p>28,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829909" calcext:value-type="float">
            <text:p>0,9829909</text:p>
          </table:table-cell>
          <table:table-cell office:value-type="string" calcext:value-type="string">
            <text:p><text:s/>error rate</text:p>
          </table:table-cell>
          <table:table-cell office:value-type="float" office:value="26.9" calcext:value-type="float">
            <text:p>26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839909" calcext:value-type="float">
            <text:p>0,9839909</text:p>
          </table:table-cell>
          <table:table-cell office:value-type="string" calcext:value-type="string">
            <text:p><text:s/>error rate</text:p>
          </table:table-cell>
          <table:table-cell office:value-type="float" office:value="29.35" calcext:value-type="float">
            <text:p>29,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849909" calcext:value-type="float">
            <text:p>0,9849909</text:p>
          </table:table-cell>
          <table:table-cell office:value-type="string" calcext:value-type="string">
            <text:p><text:s/>error rate</text:p>
          </table:table-cell>
          <table:table-cell office:value-type="float" office:value="27.880001" calcext:value-type="float">
            <text:p>27,88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859909" calcext:value-type="float">
            <text:p>0,9859909</text:p>
          </table:table-cell>
          <table:table-cell office:value-type="string" calcext:value-type="string">
            <text:p><text:s/>error rate</text:p>
          </table:table-cell>
          <table:table-cell office:value-type="float" office:value="29.679998" calcext:value-type="float">
            <text:p>29,67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8699087" calcext:value-type="float">
            <text:p>0,98699087</text:p>
          </table:table-cell>
          <table:table-cell office:value-type="string" calcext:value-type="string">
            <text:p><text:s/>error rate</text:p>
          </table:table-cell>
          <table:table-cell office:value-type="float" office:value="29.31" calcext:value-type="float">
            <text:p>29,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8799086" calcext:value-type="float">
            <text:p>0,98799086</text:p>
          </table:table-cell>
          <table:table-cell office:value-type="string" calcext:value-type="string">
            <text:p><text:s/>error rate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8899084" calcext:value-type="float">
            <text:p>0,98899084</text:p>
          </table:table-cell>
          <table:table-cell office:value-type="string" calcext:value-type="string">
            <text:p><text:s/>error rate</text:p>
          </table:table-cell>
          <table:table-cell office:value-type="float" office:value="26.159998" calcext:value-type="float">
            <text:p>26,15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8999083" calcext:value-type="float">
            <text:p>0,98999083</text:p>
          </table:table-cell>
          <table:table-cell office:value-type="string" calcext:value-type="string">
            <text:p><text:s/>error rate</text:p>
          </table:table-cell>
          <table:table-cell office:value-type="float" office:value="30.230001" calcext:value-type="float">
            <text:p>30,23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909908" calcext:value-type="float">
            <text:p>0,9909908</text:p>
          </table:table-cell>
          <table:table-cell office:value-type="string" calcext:value-type="string">
            <text:p><text:s/>error rate</text:p>
          </table:table-cell>
          <table:table-cell office:value-type="float" office:value="30.19" calcext:value-type="float">
            <text:p>30,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919908" calcext:value-type="float">
            <text:p>0,9919908</text:p>
          </table:table-cell>
          <table:table-cell office:value-type="string" calcext:value-type="string">
            <text:p><text:s/>error rate</text:p>
          </table:table-cell>
          <table:table-cell office:value-type="float" office:value="26.44" calcext:value-type="float">
            <text:p>26,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929908" calcext:value-type="float">
            <text:p>0,9929908</text:p>
          </table:table-cell>
          <table:table-cell office:value-type="string" calcext:value-type="string">
            <text:p><text:s/>error rate</text:p>
          </table:table-cell>
          <table:table-cell office:value-type="float" office:value="27.55" calcext:value-type="float">
            <text:p>27,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939908" calcext:value-type="float">
            <text:p>0,9939908</text:p>
          </table:table-cell>
          <table:table-cell office:value-type="string" calcext:value-type="string">
            <text:p><text:s/>error rate</text:p>
          </table:table-cell>
          <table:table-cell office:value-type="float" office:value="27.15" calcext:value-type="float">
            <text:p>27,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9499077" calcext:value-type="float">
            <text:p>0,99499077</text:p>
          </table:table-cell>
          <table:table-cell office:value-type="string" calcext:value-type="string">
            <text:p><text:s/>error rate</text:p>
          </table:table-cell>
          <table:table-cell office:value-type="float" office:value="27.579998" calcext:value-type="float">
            <text:p>27,57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9599075" calcext:value-type="float">
            <text:p>0,99599075</text:p>
          </table:table-cell>
          <table:table-cell office:value-type="string" calcext:value-type="string">
            <text:p><text:s/>error rate</text:p>
          </table:table-cell>
          <table:table-cell office:value-type="float" office:value="27.12" calcext:value-type="float">
            <text:p>27,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9699074" calcext:value-type="float">
            <text:p>0,99699074</text:p>
          </table:table-cell>
          <table:table-cell office:value-type="string" calcext:value-type="string">
            <text:p><text:s/>error rate</text:p>
          </table:table-cell>
          <table:table-cell office:value-type="float" office:value="28.82" calcext:value-type="float">
            <text:p>28,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979907" calcext:value-type="float">
            <text:p>0,9979907</text:p>
          </table:table-cell>
          <table:table-cell office:value-type="string" calcext:value-type="string">
            <text:p><text:s/>error rate</text:p>
          </table:table-cell>
          <table:table-cell office:value-type="float" office:value="26.890001" calcext:value-type="float">
            <text:p>26,89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989907" calcext:value-type="float">
            <text:p>0,9989907</text:p>
          </table:table-cell>
          <table:table-cell office:value-type="string" calcext:value-type="string">
            <text:p><text:s/>error rate</text:p>
          </table:table-cell>
          <table:table-cell office:value-type="float" office:value="28.11" calcext:value-type="float">
            <text:p>28,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9999907" calcext:value-type="float">
            <text:p>0,9999907</text:p>
          </table:table-cell>
          <table:table-cell office:value-type="string" calcext:value-type="string">
            <text:p><text:s/>error rate</text:p>
          </table:table-cell>
          <table:table-cell office:value-type="float" office:value="25.97" calcext:value-type="float">
            <text:p>25,9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40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4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40P0"/>
    </number:currency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pt" number:country="PT">$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pt" number:country="PT">$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pt" number:country="PT">$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t" number:country="PT">$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pt" number:country="PT">$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pt" number:country="PT">$</number:currency-symbol>
      <style:map style:condition="value()&gt;=0" style:apply-style-name="N105P0"/>
    </number:currency-style>
    <number:date-style style:name="N106">
      <number:quarter number:style="long"/>
      <number:text> de </number:text>
      <number:year number:style="long"/>
    </number:date-style>
    <number:date-style style:name="N107">
      <number:quarter/>
      <number:text> de </number:text>
      <number:year/>
    </number:date-style>
    <number:date-style style:name="N108">
      <number:quarter/>
      <number:text> de </number:text>
      <number:year number:style="long"/>
    </number:date-style>
    <number:date-style style:name="N109">
      <number:day number:style="long"/>
      <number:text>-</number:text>
      <number:month number:textual="true"/>
      <number:text>-</number:text>
      <number:year/>
    </number:date-style>
    <number:date-style style:name="N110">
      <number:day number:style="long"/>
      <number:text>-</number:text>
      <number:month number:textual="true"/>
      <number:text>-</number:text>
      <number:year number:style="long"/>
    </number:date-style>
    <number:date-style style:name="N111">
      <number:month number:style="long" number:textual="true"/>
      <number:text>-</number:text>
      <number:year number:style="long"/>
    </number:date-style>
    <number:date-style style:name="N112">
      <number:month number:textual="true"/>
      <number:text>-</number:text>
      <number:year number:style="long"/>
    </number:date-style>
    <number:date-style style:name="N113">
      <number:month number:style="long" number:textual="true"/>
      <number:text>-</number:text>
      <number:year/>
    </number:date-style>
    <number:date-style style:name="N114">
      <number:month number:textual="true"/>
      <number:text>-</number:text>
      <number:year/>
    </number:date-style>
    <number:date-style style:name="N115">
      <number:day/>
      <number:text>-</number:text>
      <number:month number:style="long" number:textual="true"/>
      <number:text>-</number:text>
      <number:year number:style="long"/>
    </number:date-style>
    <number:date-style style:name="N116">
      <number:day/>
      <number:text>-</number:text>
      <number:month number:style="long" number:textual="true"/>
      <number:text>-</number:text>
      <number:year/>
    </number:date-style>
    <number:date-style style:name="N117">
      <number:month number:style="long" number:textual="true"/>
      <number:text> de </number:text>
      <number:year number:style="long"/>
    </number:date-style>
    <number:date-style style:name="N118">
      <number:month number:textual="true"/>
      <number:text> de </number:text>
      <number:year number:style="long"/>
    </number:date-style>
    <number:date-style style:name="N11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2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25P0"/>
    </number:currency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currency-style style:name="N12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8P0"/>
    </number:currency-style>
    <number:currency-style style:name="N129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4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9:13:06.234160325</meta:creation-date>
    <dc:date>2018-11-24T19:28:58.986830578</dc:date>
    <meta:editing-duration>PT5M42S</meta:editing-duration>
    <meta:editing-cycles>1</meta:editing-cycles>
    <meta:document-statistic meta:table-count="1" meta:cell-count="4003" meta:object-count="0"/>
    <meta:generator>LibreOffice/5.1.6.2$Linux_X86_64 LibreOffice_project/10m0$Build-2</meta:generator>
  </office:meta>
</office:document-meta>
</file>